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5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120.64pt"/>
    </style:style>
    <style:style style:name="co7" style:family="table-column">
      <style:table-column-properties fo:break-before="auto" style:column-width="155.91pt"/>
    </style:style>
    <style:style style:name="co8" style:family="table-column">
      <style:table-column-properties fo:break-before="auto" style:column-width="110.35pt"/>
    </style:style>
    <style:style style:name="co9" style:family="table-column">
      <style:table-column-properties fo:break-before="auto" style:column-width="197.6pt"/>
    </style:style>
    <style:style style:name="co10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46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57.71pt" fo:break-before="auto" style:use-optimal-row-height="true"/>
    </style:style>
    <style:style style:name="ro8" style:family="table-row">
      <style:table-row-properties style:row-height="68.94pt" fo:break-before="auto" style:use-optimal-row-height="true"/>
    </style:style>
    <style:style style:name="ro9" style:family="table-row">
      <style:table-row-properties style:row-height="80.19pt" fo:break-before="auto" style:use-optimal-row-height="true"/>
    </style:style>
    <style:style style:name="ro10" style:family="table-row">
      <style:table-row-properties style:row-height="102.7pt" fo:break-before="auto" style:use-optimal-row-height="true"/>
    </style:style>
    <style:style style:name="ro11" style:family="table-row">
      <style:table-row-properties style:row-height="57.46pt" fo:break-before="auto" style:use-optimal-row-height="true"/>
    </style:style>
    <style:style style:name="ro12" style:family="table-row">
      <style:table-row-properties style:row-height="46.26pt" fo:break-before="auto" style:use-optimal-row-height="true"/>
    </style:style>
    <style:style style:name="ro13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fo:background-color="#003366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Virus Protein</text:p>
          </table:table-cell>
          <table:table-cell table:style-name="ce1" office:value-type="string" calcext:value-type="string">
            <text:p>Host / Environment</text:p>
          </table:table-cell>
          <table:table-cell table:style-name="ce1" office:value-type="string" calcext:value-type="string">
            <text:p>Host/Environment protein</text:p>
          </table:table-cell>
          <table:table-cell table:style-name="ce1" office:value-type="string" calcext:value-type="string">
            <text:p>Gene Symbol (if present)</text:p>
          </table:table-cell>
          <table:table-cell table:style-name="ce1" office:value-type="string" calcext:value-type="string">
            <text:p>NCBI (if present)</text:p>
          </table:table-cell>
          <table:table-cell table:style-name="ce1" office:value-type="string" calcext:value-type="string">
            <text:p>Method (if present)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ubmed ID (if present)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752</text:p>
          </table:table-cell>
          <table:table-cell table:style-name="ce4" office:value-type="float" office:value="5566633" calcext:value-type="float">
            <text:p>5566633</text:p>
          </table:table-cell>
          <table:table-cell table:style-name="ce4" office:value-type="string" calcext:value-type="string">
            <text:p>http://www.ncbi.nlm.nih.gov/gene/?term=AAEL00075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951</text:p>
          </table:table-cell>
          <table:table-cell table:style-name="ce4" office:value-type="float" office:value="5567491" calcext:value-type="float">
            <text:p>5567491</text:p>
          </table:table-cell>
          <table:table-cell table:style-name="ce4" office:value-type="string" calcext:value-type="string">
            <text:p>http://www.ncbi.nlm.nih.gov/gene/?term=AAEL00095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892</text:p>
          </table:table-cell>
          <table:table-cell table:style-name="ce4" office:value-type="float" office:value="5572813" calcext:value-type="float">
            <text:p>5572813</text:p>
          </table:table-cell>
          <table:table-cell table:style-name="ce4" office:value-type="string" calcext:value-type="string">
            <text:p>http://www.ncbi.nlm.nih.gov/gene/?term=AAEL00189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828</text:p>
          </table:table-cell>
          <table:table-cell table:style-name="ce4" office:value-type="float" office:value="5576241" calcext:value-type="float">
            <text:p>5576241</text:p>
          </table:table-cell>
          <table:table-cell table:style-name="ce4" office:value-type="string" calcext:value-type="string">
            <text:p>http://www.ncbi.nlm.nih.gov/gene/?term=AAEL00282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415</text:p>
          </table:table-cell>
          <table:table-cell table:style-name="ce4" office:value-type="float" office:value="5578090" calcext:value-type="float">
            <text:p>5578090</text:p>
          </table:table-cell>
          <table:table-cell table:style-name="ce4" office:value-type="string" calcext:value-type="string">
            <text:p>http://www.ncbi.nlm.nih.gov/gene/?term=AAEL00341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739</text:p>
          </table:table-cell>
          <table:table-cell table:style-name="ce4" office:value-type="float" office:value="5578845" calcext:value-type="float">
            <text:p>5578845</text:p>
          </table:table-cell>
          <table:table-cell table:style-name="ce4" office:value-type="string" calcext:value-type="string">
            <text:p>http://www.ncbi.nlm.nih.gov/gene/?term=AAEL00373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484</text:p>
          </table:table-cell>
          <table:table-cell table:style-name="ce4" office:value-type="float" office:value="5564924" calcext:value-type="float">
            <text:p>5564924</text:p>
          </table:table-cell>
          <table:table-cell table:style-name="ce4" office:value-type="string" calcext:value-type="string">
            <text:p>http://www.ncbi.nlm.nih.gov/gene/?term=AAEL00448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656</text:p>
          </table:table-cell>
          <table:table-cell table:style-name="ce4" office:value-type="float" office:value="5566809" calcext:value-type="float">
            <text:p>5566809</text:p>
          </table:table-cell>
          <table:table-cell table:style-name="ce4" office:value-type="string" calcext:value-type="string">
            <text:p>http://www.ncbi.nlm.nih.gov/gene/?term=AAEL00565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052</text:p>
          </table:table-cell>
          <table:table-cell table:style-name="ce4" office:value-type="float" office:value="5569954" calcext:value-type="float">
            <text:p>5569954</text:p>
          </table:table-cell>
          <table:table-cell table:style-name="ce4" office:value-type="string" calcext:value-type="string">
            <text:p>http://www.ncbi.nlm.nih.gov/gene/?term=AAEL00805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101</text:p>
          </table:table-cell>
          <table:table-cell table:style-name="ce4" office:value-type="float" office:value="5571466" calcext:value-type="float">
            <text:p>5571466</text:p>
          </table:table-cell>
          <table:table-cell table:style-name="ce4" office:value-type="string" calcext:value-type="string">
            <text:p>http://www.ncbi.nlm.nih.gov/gene/?term=AAEL00910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948</text:p>
          </table:table-cell>
          <table:table-cell table:style-name="ce4" office:value-type="float" office:value="5572673" calcext:value-type="float">
            <text:p>5572673</text:p>
          </table:table-cell>
          <table:table-cell table:style-name="ce4" office:value-type="string" calcext:value-type="string">
            <text:p>http://www.ncbi.nlm.nih.gov/gene/?term=AAEL00994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266</text:p>
          </table:table-cell>
          <table:table-cell table:style-name="ce4" office:value-type="float" office:value="5573080" calcext:value-type="float">
            <text:p>5573080</text:p>
          </table:table-cell>
          <table:table-cell table:style-name="ce4" office:value-type="string" calcext:value-type="string">
            <text:p>http://www.ncbi.nlm.nih.gov/gene/?term=AAEL01026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129</text:p>
          </table:table-cell>
          <table:table-cell table:style-name="ce4" office:value-type="float" office:value="5574403" calcext:value-type="float">
            <text:p>5574403</text:p>
          </table:table-cell>
          <table:table-cell table:style-name="ce4" office:value-type="string" calcext:value-type="string">
            <text:p>http://www.ncbi.nlm.nih.gov/gene/?term=AAEL01112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3086</text:p>
          </table:table-cell>
          <table:table-cell table:style-name="ce4" office:value-type="float" office:value="5577196" calcext:value-type="float">
            <text:p>5577196</text:p>
          </table:table-cell>
          <table:table-cell table:style-name="ce4" office:value-type="string" calcext:value-type="string">
            <text:p>http://www.ncbi.nlm.nih.gov/gene/?term=AAEL01308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012</text:p>
          </table:table-cell>
          <table:table-cell table:style-name="ce4" office:value-type="float" office:value="5579140" calcext:value-type="float">
            <text:p>5579140</text:p>
          </table:table-cell>
          <table:table-cell table:style-name="ce4" office:value-type="string" calcext:value-type="string">
            <text:p>http://www.ncbi.nlm.nih.gov/gene/?term=AAEL01401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104</text:p>
          </table:table-cell>
          <table:table-cell table:style-name="ce4" office:value-type="float" office:value="5563759" calcext:value-type="float">
            <text:p>5563759</text:p>
          </table:table-cell>
          <table:table-cell table:style-name="ce4" office:value-type="string" calcext:value-type="string">
            <text:p>http://www.ncbi.nlm.nih.gov/gene/?term=AAEL01410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950</text:p>
          </table:table-cell>
          <table:table-cell table:style-name="ce4" office:value-type="float" office:value="5567469" calcext:value-type="float">
            <text:p>5567469</text:p>
          </table:table-cell>
          <table:table-cell table:style-name="ce4" office:value-type="string" calcext:value-type="string">
            <text:p>http://www.ncbi.nlm.nih.gov/gene/?term=AAEL00095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415</text:p>
          </table:table-cell>
          <table:table-cell table:style-name="ce4" office:value-type="float" office:value="5578090" calcext:value-type="float">
            <text:p>5578090</text:p>
          </table:table-cell>
          <table:table-cell table:style-name="ce4" office:value-type="string" calcext:value-type="string">
            <text:p>http://www.ncbi.nlm.nih.gov/gene/?term=AAEL00341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929</text:p>
          </table:table-cell>
          <table:table-cell table:style-name="ce4" office:value-type="float" office:value="5563790" calcext:value-type="float">
            <text:p>5563790</text:p>
          </table:table-cell>
          <table:table-cell table:style-name="ce4" office:value-type="string" calcext:value-type="string">
            <text:p>http://www.ncbi.nlm.nih.gov/gene/?term=AAEL00392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524</text:p>
          </table:table-cell>
          <table:table-cell table:style-name="ce4" office:value-type="float" office:value="5579820" calcext:value-type="float">
            <text:p>5579820</text:p>
          </table:table-cell>
          <table:table-cell table:style-name="ce4" office:value-type="string" calcext:value-type="string">
            <text:p>http://www.ncbi.nlm.nih.gov/gene/?term=AAEL00552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850</text:p>
          </table:table-cell>
          <table:table-cell table:style-name="ce4" office:value-type="float" office:value="5569719" calcext:value-type="float">
            <text:p>5569719</text:p>
          </table:table-cell>
          <table:table-cell table:style-name="ce4" office:value-type="string" calcext:value-type="string">
            <text:p>http://www.ncbi.nlm.nih.gov/gene/?term=AAEL00785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980</text:p>
          </table:table-cell>
          <table:table-cell table:style-name="ce4" office:value-type="float" office:value="5569873" calcext:value-type="float">
            <text:p>5569873</text:p>
          </table:table-cell>
          <table:table-cell table:style-name="ce4" office:value-type="string" calcext:value-type="string">
            <text:p>http://www.ncbi.nlm.nih.gov/gene/?term=AAEL00798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700</text:p>
          </table:table-cell>
          <table:table-cell table:style-name="ce4" office:value-type="float" office:value="5570968" calcext:value-type="float">
            <text:p>5570968</text:p>
          </table:table-cell>
          <table:table-cell table:style-name="ce4" office:value-type="string" calcext:value-type="string">
            <text:p>http://www.ncbi.nlm.nih.gov/gene/?term=AAEL00870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985</text:p>
          </table:table-cell>
          <table:table-cell table:style-name="ce4" office:value-type="float" office:value="5575642" calcext:value-type="float">
            <text:p>5575642</text:p>
          </table:table-cell>
          <table:table-cell table:style-name="ce4" office:value-type="string" calcext:value-type="string">
            <text:p>http://www.ncbi.nlm.nih.gov/gene/?term=AAEL01198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012</text:p>
          </table:table-cell>
          <table:table-cell table:style-name="ce4" office:value-type="float" office:value="5579140" calcext:value-type="float">
            <text:p>5579140</text:p>
          </table:table-cell>
          <table:table-cell table:style-name="ce4" office:value-type="string" calcext:value-type="string">
            <text:p>http://www.ncbi.nlm.nih.gov/gene/?term=AAEL01401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104</text:p>
          </table:table-cell>
          <table:table-cell table:style-name="ce4" office:value-type="float" office:value="5563759" calcext:value-type="float">
            <text:p>5563759</text:p>
          </table:table-cell>
          <table:table-cell table:style-name="ce4" office:value-type="string" calcext:value-type="string">
            <text:p>http://www.ncbi.nlm.nih.gov/gene/?term=AAEL01410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950</text:p>
          </table:table-cell>
          <table:table-cell table:style-name="ce4" office:value-type="float" office:value="5567469" calcext:value-type="float">
            <text:p>5567469</text:p>
          </table:table-cell>
          <table:table-cell table:style-name="ce4" office:value-type="string" calcext:value-type="string">
            <text:p>http://www.ncbi.nlm.nih.gov/gene/?term=AAEL00095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572</text:p>
          </table:table-cell>
          <table:table-cell table:style-name="ce4" office:value-type="float" office:value="5580173" calcext:value-type="float">
            <text:p>5580173</text:p>
          </table:table-cell>
          <table:table-cell table:style-name="ce4" office:value-type="string" calcext:value-type="string">
            <text:p>http://www.ncbi.nlm.nih.gov/gene/?term=AAEL00257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929</text:p>
          </table:table-cell>
          <table:table-cell table:style-name="ce4" office:value-type="float" office:value="5563790" calcext:value-type="float">
            <text:p>5563790</text:p>
          </table:table-cell>
          <table:table-cell table:style-name="ce4" office:value-type="string" calcext:value-type="string">
            <text:p>http://www.ncbi.nlm.nih.gov/gene/?term=AAEL00392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6572</text:p>
          </table:table-cell>
          <table:table-cell table:style-name="ce4" office:value-type="float" office:value="5568132" calcext:value-type="float">
            <text:p>5568132</text:p>
          </table:table-cell>
          <table:table-cell table:style-name="ce4" office:value-type="string" calcext:value-type="string">
            <text:p>http://www.ncbi.nlm.nih.gov/gene/?term=AAEL00657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676</text:p>
          </table:table-cell>
          <table:table-cell table:style-name="ce4" office:value-type="float" office:value="5578793" calcext:value-type="float">
            <text:p>5578793</text:p>
          </table:table-cell>
          <table:table-cell table:style-name="ce4" office:value-type="string" calcext:value-type="string">
            <text:p>http://www.ncbi.nlm.nih.gov/gene/?term=AAEL00367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855</text:p>
          </table:table-cell>
          <table:table-cell table:style-name="ce4" office:value-type="float" office:value="5565544" calcext:value-type="float">
            <text:p>5565544</text:p>
          </table:table-cell>
          <table:table-cell table:style-name="ce4" office:value-type="string" calcext:value-type="string">
            <text:p>http://www.ncbi.nlm.nih.gov/gene/?term=AAEL00485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656</text:p>
          </table:table-cell>
          <table:table-cell table:style-name="ce4" office:value-type="float" office:value="5566809" calcext:value-type="float">
            <text:p>5566809</text:p>
          </table:table-cell>
          <table:table-cell table:style-name="ce4" office:value-type="string" calcext:value-type="string">
            <text:p>http://www.ncbi.nlm.nih.gov/gene/?term=AAEL00565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790</text:p>
          </table:table-cell>
          <table:table-cell table:style-name="ce4" office:value-type="float" office:value="5567037" calcext:value-type="float">
            <text:p>5567037</text:p>
          </table:table-cell>
          <table:table-cell table:style-name="ce4" office:value-type="string" calcext:value-type="string">
            <text:p>http://www.ncbi.nlm.nih.gov/gene/?term=AAEL00579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360</text:p>
          </table:table-cell>
          <table:table-cell table:style-name="ce4" office:value-type="float" office:value="5573265" calcext:value-type="float">
            <text:p>5573265</text:p>
          </table:table-cell>
          <table:table-cell table:style-name="ce4" office:value-type="string" calcext:value-type="string">
            <text:p>http://www.ncbi.nlm.nih.gov/gene/?term=AAEL01036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960</text:p>
          </table:table-cell>
          <table:table-cell table:style-name="ce4" office:value-type="float" office:value="5575632" calcext:value-type="float">
            <text:p>5575632</text:p>
          </table:table-cell>
          <table:table-cell table:style-name="ce4" office:value-type="string" calcext:value-type="string">
            <text:p>http://www.ncbi.nlm.nih.gov/gene/?term=AAEL01196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4B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064</text:p>
          </table:table-cell>
          <table:table-cell table:style-name="ce4" office:value-type="float" office:value="5576993" calcext:value-type="float">
            <text:p>5576993</text:p>
          </table:table-cell>
          <table:table-cell table:style-name="ce4" office:value-type="string" calcext:value-type="string">
            <text:p>http://www.ncbi.nlm.nih.gov/gene/?term=AAEL00306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863</text:p>
          </table:table-cell>
          <table:table-cell table:style-name="ce4" office:value-type="float" office:value="5572634" calcext:value-type="float">
            <text:p>5572634</text:p>
          </table:table-cell>
          <table:table-cell table:style-name="ce4" office:value-type="string" calcext:value-type="string">
            <text:p>http://www.ncbi.nlm.nih.gov/gene/?term=AAEL00186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530</text:p>
          </table:table-cell>
          <table:table-cell table:style-name="ce4" office:value-type="float" office:value="5578368" calcext:value-type="float">
            <text:p>5578368</text:p>
          </table:table-cell>
          <table:table-cell table:style-name="ce4" office:value-type="string" calcext:value-type="string">
            <text:p>http://www.ncbi.nlm.nih.gov/gene/?term=AAEL00353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374</text:p>
          </table:table-cell>
          <table:table-cell table:style-name="ce4" office:value-type="float" office:value="5566411" calcext:value-type="float">
            <text:p>5566411</text:p>
          </table:table-cell>
          <table:table-cell table:style-name="ce4" office:value-type="string" calcext:value-type="string">
            <text:p>http://www.ncbi.nlm.nih.gov/gene/?term=AAEL00537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818</text:p>
          </table:table-cell>
          <table:table-cell table:style-name="ce4" office:value-type="float" office:value="5569681" calcext:value-type="float">
            <text:p>5569681</text:p>
          </table:table-cell>
          <table:table-cell table:style-name="ce4" office:value-type="string" calcext:value-type="string">
            <text:p>http://www.ncbi.nlm.nih.gov/gene/556968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599</text:p>
          </table:table-cell>
          <table:table-cell table:style-name="ce4" office:value-type="float" office:value="5570825" calcext:value-type="float">
            <text:p>5570825</text:p>
          </table:table-cell>
          <table:table-cell table:style-name="ce4" office:value-type="string" calcext:value-type="string">
            <text:p>http://www.ncbi.nlm.nih.gov/gene/?term=AAEL00859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151</text:p>
          </table:table-cell>
          <table:table-cell table:style-name="ce4" office:value-type="float" office:value="5571564" calcext:value-type="float">
            <text:p>5571564</text:p>
          </table:table-cell>
          <table:table-cell table:style-name="ce4" office:value-type="string" calcext:value-type="string">
            <text:p>http://www.ncbi.nlm.nih.gov/gene/?term=AAEL00915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974</text:p>
          </table:table-cell>
          <table:table-cell table:style-name="ce4" office:value-type="float" office:value="5574157" calcext:value-type="float">
            <text:p>5574157</text:p>
          </table:table-cell>
          <table:table-cell table:style-name="ce4" office:value-type="string" calcext:value-type="string">
            <text:p>http://www.ncbi.nlm.nih.gov/gene/?term=AAEL01097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393</text:p>
          </table:table-cell>
          <table:table-cell table:style-name="ce4" office:value-type="float" office:value="5576330" calcext:value-type="float">
            <text:p>5576330</text:p>
          </table:table-cell>
          <table:table-cell table:style-name="ce4" office:value-type="string" calcext:value-type="string">
            <text:p>http://www.ncbi.nlm.nih.gov/gene/?term=AAEL00039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872</text:p>
          </table:table-cell>
          <table:table-cell table:style-name="ce4" office:value-type="float" office:value="5572644" calcext:value-type="float">
            <text:p>5572644</text:p>
          </table:table-cell>
          <table:table-cell table:style-name="ce4" office:value-type="string" calcext:value-type="string">
            <text:p>http://www.ncbi.nlm.nih.gov/gene/?term=AAEL00187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827</text:p>
          </table:table-cell>
          <table:table-cell table:style-name="ce4" office:value-type="float" office:value="5576214" calcext:value-type="float">
            <text:p>5576214</text:p>
          </table:table-cell>
          <table:table-cell table:style-name="ce4" office:value-type="string" calcext:value-type="string">
            <text:p>http://www.ncbi.nlm.nih.gov/gene/?term=AAEL00282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393</text:p>
          </table:table-cell>
          <table:table-cell table:style-name="ce4" office:value-type="float" office:value="5577999" calcext:value-type="float">
            <text:p>5577999</text:p>
          </table:table-cell>
          <table:table-cell table:style-name="ce4" office:value-type="string" calcext:value-type="string">
            <text:p>http://www.ncbi.nlm.nih.gov/gene/?term=AAEL00339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582</text:p>
          </table:table-cell>
          <table:table-cell table:style-name="ce4" office:value-type="float" office:value="5578625" calcext:value-type="float">
            <text:p>5578625</text:p>
          </table:table-cell>
          <table:table-cell table:style-name="ce4" office:value-type="string" calcext:value-type="string">
            <text:p>http://www.ncbi.nlm.nih.gov/gene/?term=AAEL00358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493</text:p>
          </table:table-cell>
          <table:table-cell table:style-name="ce4" office:value-type="float" office:value="5564920" calcext:value-type="float">
            <text:p>5564920</text:p>
          </table:table-cell>
          <table:table-cell table:style-name="ce4" office:value-type="string" calcext:value-type="string">
            <text:p>http://www.ncbi.nlm.nih.gov/gene/?term=AAEL00449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869</text:p>
          </table:table-cell>
          <table:table-cell table:style-name="ce4" office:value-type="float" office:value="5565616" calcext:value-type="float">
            <text:p>5565616</text:p>
          </table:table-cell>
          <table:table-cell table:style-name="ce4" office:value-type="string" calcext:value-type="string">
            <text:p>http://www.ncbi.nlm.nih.gov/gene/?term=AAEL00486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732</text:p>
          </table:table-cell>
          <table:table-cell table:style-name="ce4" office:value-type="float" office:value="5566975" calcext:value-type="float">
            <text:p>5566975</text:p>
          </table:table-cell>
          <table:table-cell table:style-name="ce4" office:value-type="string" calcext:value-type="string">
            <text:p>http://www.ncbi.nlm.nih.gov/gene/?term=AAEL00573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683</text:p>
          </table:table-cell>
          <table:table-cell table:style-name="ce4" office:value-type="float" office:value="5569510" calcext:value-type="float">
            <text:p>5569510</text:p>
          </table:table-cell>
          <table:table-cell table:style-name="ce4" office:value-type="string" calcext:value-type="string">
            <text:p>http://www.ncbi.nlm.nih.gov/gene/?term=AAEL00768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948</text:p>
          </table:table-cell>
          <table:table-cell table:style-name="ce4" office:value-type="float" office:value="5569857" calcext:value-type="float">
            <text:p>5569857</text:p>
          </table:table-cell>
          <table:table-cell table:style-name="ce4" office:value-type="string" calcext:value-type="string">
            <text:p>http://www.ncbi.nlm.nih.gov/gene/?term=AAEL00794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169</text:p>
          </table:table-cell>
          <table:table-cell table:style-name="ce4" office:value-type="float" office:value="5570208" calcext:value-type="float">
            <text:p>5570208</text:p>
          </table:table-cell>
          <table:table-cell table:style-name="ce4" office:value-type="string" calcext:value-type="string">
            <text:p>http://www.ncbi.nlm.nih.gov/gene/?term=AAEL00816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481</text:p>
          </table:table-cell>
          <table:table-cell table:style-name="ce4" office:value-type="float" office:value="5570675" calcext:value-type="float">
            <text:p>5570675</text:p>
          </table:table-cell>
          <table:table-cell table:style-name="ce4" office:value-type="string" calcext:value-type="string">
            <text:p>http://www.ncbi.nlm.nih.gov/gene/?term=AAEL00848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713</text:p>
          </table:table-cell>
          <table:table-cell table:style-name="ce4" office:value-type="float" office:value="5576684" calcext:value-type="float">
            <text:p>5576684</text:p>
          </table:table-cell>
          <table:table-cell table:style-name="ce4" office:value-type="string" calcext:value-type="string">
            <text:p>http://www.ncbi.nlm.nih.gov/gene/?term=AAEL01271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947</text:p>
          </table:table-cell>
          <table:table-cell table:style-name="ce4" office:value-type="float" office:value="5577033" calcext:value-type="float">
            <text:p>5577033</text:p>
          </table:table-cell>
          <table:table-cell table:style-name="ce4" office:value-type="string" calcext:value-type="string">
            <text:p>http://www.ncbi.nlm.nih.gov/gene/?term=AAEL01294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5740</text:p>
          </table:table-cell>
          <table:table-cell table:style-name="ce4" table:number-columns-repeated="2"/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NS1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5803</text:p>
          </table:table-cell>
          <table:table-cell table:style-name="ce4" office:value-type="float" office:value="5577825" calcext:value-type="float">
            <text:p>5577825</text:p>
          </table:table-cell>
          <table:table-cell table:style-name="ce4" office:value-type="string" calcext:value-type="string">
            <text:p>http://www.ncbi.nlm.nih.gov/gene/557782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511</text:p>
          </table:table-cell>
          <table:table-cell table:style-name="ce4" office:value-type="float" office:value="5578456" calcext:value-type="float">
            <text:p>5578456</text:p>
          </table:table-cell>
          <table:table-cell table:style-name="ce4" office:value-type="string" calcext:value-type="string">
            <text:p>http://www.ncbi.nlm.nih.gov/gene/?term=AAEL00051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987</text:p>
          </table:table-cell>
          <table:table-cell table:style-name="ce4" office:value-type="float" office:value="5567848" calcext:value-type="float">
            <text:p>5567848</text:p>
          </table:table-cell>
          <table:table-cell table:style-name="ce4" office:value-type="string" calcext:value-type="string">
            <text:p>www.ncbi.nlm.nih.gov/gene/?term=AAEL00098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493</text:p>
          </table:table-cell>
          <table:table-cell table:style-name="ce4" office:value-type="float" office:value="5564920" calcext:value-type="float">
            <text:p>5564920</text:p>
          </table:table-cell>
          <table:table-cell table:style-name="ce4" office:value-type="string" calcext:value-type="string">
            <text:p>http://www.ncbi.nlm.nih.gov/gene/?term=AAEL00449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097</text:p>
          </table:table-cell>
          <table:table-cell table:style-name="ce4" office:value-type="float" office:value="5565979" calcext:value-type="float">
            <text:p>5565979</text:p>
          </table:table-cell>
          <table:table-cell table:style-name="ce4" office:value-type="string" calcext:value-type="string">
            <text:p>http://www.ncbi.nlm.nih.gov/gene/?term=AAEL00509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374</text:p>
          </table:table-cell>
          <table:table-cell table:style-name="ce4" office:value-type="float" office:value="5566411" calcext:value-type="float">
            <text:p>5566411</text:p>
          </table:table-cell>
          <table:table-cell table:style-name="ce4" office:value-type="string" calcext:value-type="string">
            <text:p>http://www.ncbi.nlm.nih.gov/gene/?term=AAEL00537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508</text:p>
          </table:table-cell>
          <table:table-cell table:style-name="ce4" office:value-type="float" office:value="5566654" calcext:value-type="float">
            <text:p>5566654</text:p>
          </table:table-cell>
          <table:table-cell table:style-name="ce4" office:value-type="string" calcext:value-type="string">
            <text:p>http://www.ncbi.nlm.nih.gov/gene/?term=AAEL00550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981</text:p>
          </table:table-cell>
          <table:table-cell table:style-name="ce4" office:value-type="float" office:value="5579869" calcext:value-type="float">
            <text:p>5579869</text:p>
          </table:table-cell>
          <table:table-cell table:style-name="ce4" office:value-type="string" calcext:value-type="string">
            <text:p>http://www.ncbi.nlm.nih.gov/gene/?term=AAEL00598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6447</text:p>
          </table:table-cell>
          <table:table-cell table:style-name="ce4" office:value-type="float" office:value="5568000" calcext:value-type="float">
            <text:p>5568000</text:p>
          </table:table-cell>
          <table:table-cell table:style-name="ce4" office:value-type="string" calcext:value-type="string">
            <text:p>http://www.ncbi.nlm.nih.gov/gene/?term=AAEL00644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649</text:p>
          </table:table-cell>
          <table:table-cell table:style-name="ce4" office:value-type="float" office:value="5569478" calcext:value-type="float">
            <text:p>5569478</text:p>
          </table:table-cell>
          <table:table-cell table:style-name="ce4" office:value-type="string" calcext:value-type="string">
            <text:p>http://www.ncbi.nlm.nih.gov/gene/?term=AAEL00764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696</text:p>
          </table:table-cell>
          <table:table-cell table:style-name="ce4" office:value-type="float" office:value="5569526" calcext:value-type="float">
            <text:p>5569526</text:p>
          </table:table-cell>
          <table:table-cell table:style-name="ce4" office:value-type="string" calcext:value-type="string">
            <text:p>http://www.ncbi.nlm.nih.gov/gene/?term=AAEL00769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818</text:p>
          </table:table-cell>
          <table:table-cell table:style-name="ce4" office:value-type="float" office:value="5569681" calcext:value-type="float">
            <text:p>5569681</text:p>
          </table:table-cell>
          <table:table-cell table:style-name="ce4" office:value-type="string" calcext:value-type="string">
            <text:p>http://www.ncbi.nlm.nih.gov/gene/556968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974</text:p>
          </table:table-cell>
          <table:table-cell table:style-name="ce4" office:value-type="float" office:value="5569876" calcext:value-type="float">
            <text:p>5569876</text:p>
          </table:table-cell>
          <table:table-cell table:style-name="ce4" office:value-type="string" calcext:value-type="string">
            <text:p>http://www.ncbi.nlm.nih.gov/gene/?term=AAEL00797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599</text:p>
          </table:table-cell>
          <table:table-cell table:style-name="ce4" office:value-type="float" office:value="5570825" calcext:value-type="float">
            <text:p>5570825</text:p>
          </table:table-cell>
          <table:table-cell table:style-name="ce4" office:value-type="string" calcext:value-type="string">
            <text:p>http://www.ncbi.nlm.nih.gov/gene/?term=AAEL00859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588</text:p>
          </table:table-cell>
          <table:table-cell table:style-name="ce4" office:value-type="float" office:value="5572177" calcext:value-type="float">
            <text:p>5572177</text:p>
          </table:table-cell>
          <table:table-cell table:style-name="ce4" office:value-type="string" calcext:value-type="string">
            <text:p>http://www.ncbi.nlm.nih.gov/gene/?term=AAEL00958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888</text:p>
          </table:table-cell>
          <table:table-cell table:style-name="ce4" office:value-type="float" office:value="5572566" calcext:value-type="float">
            <text:p>5572566</text:p>
          </table:table-cell>
          <table:table-cell table:style-name="ce4" office:value-type="string" calcext:value-type="string">
            <text:p>http://www.ncbi.nlm.nih.gov/gene/?term=AAEL00988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282</text:p>
          </table:table-cell>
          <table:table-cell table:style-name="ce4" office:value-type="float" office:value="5574643" calcext:value-type="float">
            <text:p>5574643</text:p>
          </table:table-cell>
          <table:table-cell table:style-name="ce4" office:value-type="string" calcext:value-type="string">
            <text:p>http://www.ncbi.nlm.nih.gov/gene/?term=AAEL01128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781</text:p>
          </table:table-cell>
          <table:table-cell table:style-name="ce4" office:value-type="float" office:value="5576793" calcext:value-type="float">
            <text:p>5576793</text:p>
          </table:table-cell>
          <table:table-cell table:style-name="ce4" office:value-type="string" calcext:value-type="string">
            <text:p>http://www.ncbi.nlm.nih.gov/gene/?term=AAEL01278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5740</text:p>
          </table:table-cell>
          <table:table-cell table:style-name="ce4" table:number-columns-repeated="2"/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Protein-protein interactions between A. aegypti midgut and dengue virus 2: two-hybrid screens using the midgut cDNA library</text:p>
          </table:table-cell>
          <table:table-cell table:style-name="ce4" office:value-type="string" calcext:value-type="string">
            <text:p>PMID:26719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3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508</text:p>
          </table:table-cell>
          <table:table-cell table:style-name="ce4" office:value-type="float" office:value="5574980" calcext:value-type="float">
            <text:p>5574980</text:p>
          </table:table-cell>
          <table:table-cell table:style-name="ce4" office:value-type="string" calcext:value-type="string">
            <text:p>http://www.ncbi.nlm.nih.gov/gene/?term=AAEL00250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3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100</text:p>
          </table:table-cell>
          <table:table-cell table:style-name="ce4" office:value-type="float" office:value="5564132" calcext:value-type="float">
            <text:p>5564132</text:p>
          </table:table-cell>
          <table:table-cell table:style-name="ce4" office:value-type="string" calcext:value-type="string">
            <text:p>http://www.ncbi.nlm.nih.gov/gene/?term=AAEL00410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3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869</text:p>
          </table:table-cell>
          <table:table-cell table:style-name="ce4" office:value-type="float" office:value="5565616" calcext:value-type="float">
            <text:p>5565616</text:p>
          </table:table-cell>
          <table:table-cell table:style-name="ce4" office:value-type="string" calcext:value-type="string">
            <text:p>http://www.ncbi.nlm.nih.gov/gene/?term=AAEL00486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136</text:p>
          </table:table-cell>
          <table:table-cell table:style-name="ce4" office:value-type="float" office:value="5567794" calcext:value-type="float">
            <text:p>5567794</text:p>
          </table:table-cell>
          <table:table-cell table:style-name="ce4" office:value-type="string" calcext:value-type="string">
            <text:p>http://www.ncbi.nlm.nih.gov/gene/?term=AAEL000136</text:p>
          </table:table-cell>
          <table:table-cell table:style-name="ce4"/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 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553</text:p>
          </table:table-cell>
          <table:table-cell table:style-name="ce4" office:value-type="float" office:value="5571273" calcext:value-type="float">
            <text:p>5571273</text:p>
          </table:table-cell>
          <table:table-cell table:style-name="ce4" office:value-type="string" calcext:value-type="string">
            <text:p>http://www.ncbi.nlm.nih.gov/gene/?term=AAEL00155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gue Interactions.xlsx</text:p>
          </table:table-cell>
          <table:table-cell table:style-name="ce5" table:formula="of:=COUNTIF([.B1:.B84];&quot;1,2,3,4&quot;)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Mosquito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565</text:p>
          </table:table-cell>
          <table:table-cell table:style-name="ce4" office:value-type="float" office:value="5580168" calcext:value-type="float">
            <text:p>5580168</text:p>
          </table:table-cell>
          <table:table-cell table:style-name="ce4" office:value-type="string" calcext:value-type="string">
            <text:p>http://www.ncbi.nlm.nih.gov/gene/?term=AAEL00256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165</text:p>
          </table:table-cell>
          <table:table-cell table:style-name="ce4" office:value-type="float" office:value="5566087" calcext:value-type="float">
            <text:p>5566087</text:p>
          </table:table-cell>
          <table:table-cell table:style-name="ce4" office:value-type="string" calcext:value-type="string">
            <text:p>http://www.ncbi.nlm.nih.gov/gene/?term=AAEL00516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850</text:p>
          </table:table-cell>
          <table:table-cell table:style-name="ce4" office:value-type="float" office:value="5569719" calcext:value-type="float">
            <text:p>5569719</text:p>
          </table:table-cell>
          <table:table-cell table:style-name="ce4" office:value-type="string" calcext:value-type="string">
            <text:p>http://www.ncbi.nlm.nih.gov/gene/?term=AAEL00785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700</text:p>
          </table:table-cell>
          <table:table-cell table:style-name="ce4" office:value-type="float" office:value="5570968" calcext:value-type="float">
            <text:p>5570968</text:p>
          </table:table-cell>
          <table:table-cell table:style-name="ce4" office:value-type="string" calcext:value-type="string">
            <text:p>http://www.ncbi.nlm.nih.gov/gene/?term=AAEL00870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686</text:p>
          </table:table-cell>
          <table:table-cell table:style-name="ce4" office:value-type="float" office:value="5576653" calcext:value-type="float">
            <text:p>5576653</text:p>
          </table:table-cell>
          <table:table-cell table:style-name="ce4" office:value-type="string" calcext:value-type="string">
            <text:p>http://www.ncbi.nlm.nih.gov/gene/?term=AAEL01268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316</text:p>
          </table:table-cell>
          <table:table-cell table:style-name="ce4" office:value-type="float" office:value="5564548" calcext:value-type="float">
            <text:p>5564548</text:p>
          </table:table-cell>
          <table:table-cell table:style-name="ce4" office:value-type="string" calcext:value-type="string">
            <text:p>http://www.ncbi.nlm.nih.gov/gene/?term=AAEL00431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6572</text:p>
          </table:table-cell>
          <table:table-cell table:style-name="ce4" office:value-type="float" office:value="5568132" calcext:value-type="float">
            <text:p>5568132</text:p>
          </table:table-cell>
          <table:table-cell table:style-name="ce4" office:value-type="string" calcext:value-type="string">
            <text:p>http://www.ncbi.nlm.nih.gov/gene/?term=AAEL00657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357</text:p>
          </table:table-cell>
          <table:table-cell table:style-name="ce4" office:value-type="float" office:value="5571874" calcext:value-type="float">
            <text:p>5571874</text:p>
          </table:table-cell>
          <table:table-cell table:style-name="ce4" office:value-type="string" calcext:value-type="string">
            <text:p>http://www.ncbi.nlm.nih.gov/gene/?term=AAEL00935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266</text:p>
          </table:table-cell>
          <table:table-cell table:style-name="ce4" office:value-type="float" office:value="5573080" calcext:value-type="float">
            <text:p>5573080</text:p>
          </table:table-cell>
          <table:table-cell table:style-name="ce4" office:value-type="string" calcext:value-type="string">
            <text:p>http://www.ncbi.nlm.nih.gov/gene/?term=AAEL01026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527</text:p>
          </table:table-cell>
          <table:table-cell table:style-name="ce4" office:value-type="float" office:value="5576438" calcext:value-type="float">
            <text:p>5576438</text:p>
          </table:table-cell>
          <table:table-cell table:style-name="ce4" office:value-type="string" calcext:value-type="string">
            <text:p>http://www.ncbi.nlm.nih.gov/gene/?term=AAEL01252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827</text:p>
          </table:table-cell>
          <table:table-cell table:style-name="ce4" office:value-type="float" office:value="5576841" calcext:value-type="float">
            <text:p>5576841</text:p>
          </table:table-cell>
          <table:table-cell table:style-name="ce4" office:value-type="string" calcext:value-type="string">
            <text:p>http://www.ncbi.nlm.nih.gov/gene/?term=AAEL01282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3583</text:p>
          </table:table-cell>
          <table:table-cell table:style-name="ce4" office:value-type="float" office:value="5578243" calcext:value-type="float">
            <text:p>5578243</text:p>
          </table:table-cell>
          <table:table-cell table:style-name="ce4" office:value-type="string" calcext:value-type="string">
            <text:p>http://www.ncbi.nlm.nih.gov/gene/?term=AAEL01358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950</text:p>
          </table:table-cell>
          <table:table-cell table:style-name="ce4" office:value-type="float" office:value="5567469" calcext:value-type="float">
            <text:p>5567469</text:p>
          </table:table-cell>
          <table:table-cell table:style-name="ce4" office:value-type="string" calcext:value-type="string">
            <text:p>http://www.ncbi.nlm.nih.gov/gene/?term=AAEL00095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572</text:p>
          </table:table-cell>
          <table:table-cell table:style-name="ce4" office:value-type="float" office:value="5580173" calcext:value-type="float">
            <text:p>5580173</text:p>
          </table:table-cell>
          <table:table-cell table:style-name="ce4" office:value-type="string" calcext:value-type="string">
            <text:p>http://www.ncbi.nlm.nih.gov/gene/?term=AAEL00257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436</text:p>
          </table:table-cell>
          <table:table-cell table:style-name="ce4" office:value-type="float" office:value="5577326" calcext:value-type="float">
            <text:p>5577326</text:p>
          </table:table-cell>
          <table:table-cell table:style-name="ce4" office:value-type="string" calcext:value-type="string">
            <text:p>http://www.ncbi.nlm.nih.gov/gene/?term=AAEL00043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951</text:p>
          </table:table-cell>
          <table:table-cell table:style-name="ce4" office:value-type="float" office:value="5567491" calcext:value-type="float">
            <text:p>5567491</text:p>
          </table:table-cell>
          <table:table-cell table:style-name="ce4" office:value-type="string" calcext:value-type="string">
            <text:p>http://www.ncbi.nlm.nih.gov/gene/?term=AAEL00095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037</text:p>
          </table:table-cell>
          <table:table-cell table:style-name="ce4" office:value-type="float" office:value="5565854" calcext:value-type="float">
            <text:p>5565854</text:p>
          </table:table-cell>
          <table:table-cell table:style-name="ce4" office:value-type="string" calcext:value-type="string">
            <text:p>http://www.ncbi.nlm.nih.gov/gene/?term=AAEL00503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524</text:p>
          </table:table-cell>
          <table:table-cell table:style-name="ce4" office:value-type="float" office:value="5579820" calcext:value-type="float">
            <text:p>5579820</text:p>
          </table:table-cell>
          <table:table-cell table:style-name="ce4" office:value-type="string" calcext:value-type="string">
            <text:p>http://www.ncbi.nlm.nih.gov/gene/?term=AAEL00552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700</text:p>
          </table:table-cell>
          <table:table-cell table:style-name="ce4" office:value-type="float" office:value="5570968" calcext:value-type="float">
            <text:p>5570968</text:p>
          </table:table-cell>
          <table:table-cell table:style-name="ce4" office:value-type="string" calcext:value-type="string">
            <text:p>http://www.ncbi.nlm.nih.gov/gene/?term=AAEL00870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005</text:p>
          </table:table-cell>
          <table:table-cell table:style-name="ce4" office:value-type="float" office:value="5572728" calcext:value-type="float">
            <text:p>5572728</text:p>
          </table:table-cell>
          <table:table-cell table:style-name="ce4" office:value-type="string" calcext:value-type="string">
            <text:p>http://www.ncbi.nlm.nih.gov/gene/?term=AAEL01000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012</text:p>
          </table:table-cell>
          <table:table-cell table:style-name="ce4" office:value-type="float" office:value="5572735" calcext:value-type="float">
            <text:p>5572735</text:p>
          </table:table-cell>
          <table:table-cell table:style-name="ce4" office:value-type="string" calcext:value-type="string">
            <text:p>http://www.ncbi.nlm.nih.gov/gene/?term=AAEL01001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988</text:p>
          </table:table-cell>
          <table:table-cell table:style-name="ce4" office:value-type="float" office:value="5575675" calcext:value-type="float">
            <text:p>5575675</text:p>
          </table:table-cell>
          <table:table-cell table:style-name="ce4" office:value-type="string" calcext:value-type="string">
            <text:p>http://www.ncbi.nlm.nih.gov/gene/?term=AAEL01198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406</text:p>
          </table:table-cell>
          <table:table-cell table:style-name="ce4" office:value-type="float" office:value="5569150" calcext:value-type="float">
            <text:p>5569150</text:p>
          </table:table-cell>
          <table:table-cell table:style-name="ce4" office:value-type="string" calcext:value-type="string">
            <text:p>http://www.ncbi.nlm.nih.gov/gene/?term=AAEL00740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292</text:p>
          </table:table-cell>
          <table:table-cell table:style-name="ce4" office:value-type="float" office:value="5573738" calcext:value-type="float">
            <text:p>5573738</text:p>
          </table:table-cell>
          <table:table-cell table:style-name="ce4" office:value-type="string" calcext:value-type="string">
            <text:p>http://www.ncbi.nlm.nih.gov/gene/?term=AAEL00029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676</text:p>
          </table:table-cell>
          <table:table-cell table:style-name="ce4" office:value-type="float" office:value="5578793" calcext:value-type="float">
            <text:p>5578793</text:p>
          </table:table-cell>
          <table:table-cell table:style-name="ce4" office:value-type="string" calcext:value-type="string">
            <text:p>http://www.ncbi.nlm.nih.gov/gene/?term=AAEL00367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316</text:p>
          </table:table-cell>
          <table:table-cell table:style-name="ce4" office:value-type="float" office:value="5564548" calcext:value-type="float">
            <text:p>5564548</text:p>
          </table:table-cell>
          <table:table-cell table:style-name="ce4" office:value-type="string" calcext:value-type="string">
            <text:p>http://www.ncbi.nlm.nih.gov/gene/?term=AAEL00431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165</text:p>
          </table:table-cell>
          <table:table-cell table:style-name="ce4" office:value-type="float" office:value="5566087" calcext:value-type="float">
            <text:p>5566087</text:p>
          </table:table-cell>
          <table:table-cell table:style-name="ce4" office:value-type="string" calcext:value-type="string">
            <text:p>http://www.ncbi.nlm.nih.gov/gene/?term=AAEL00516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821</text:p>
          </table:table-cell>
          <table:table-cell table:style-name="ce4" office:value-type="float" office:value="5573974" calcext:value-type="float">
            <text:p>5573974</text:p>
          </table:table-cell>
          <table:table-cell table:style-name="ce4" office:value-type="string" calcext:value-type="string">
            <text:p>http://www.ncbi.nlm.nih.gov/gene/?term=AAEL01082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3933</text:p>
          </table:table-cell>
          <table:table-cell table:style-name="ce4" office:value-type="float" office:value="5578954" calcext:value-type="float">
            <text:p>5578954</text:p>
          </table:table-cell>
          <table:table-cell table:style-name="ce4" office:value-type="string" calcext:value-type="string">
            <text:p>http://www.ncbi.nlm.nih.gov/gene/?term=AAEL01393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4A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686</text:p>
          </table:table-cell>
          <table:table-cell table:style-name="ce4" office:value-type="float" office:value="5576653" calcext:value-type="float">
            <text:p>5576653</text:p>
          </table:table-cell>
          <table:table-cell table:style-name="ce4" office:value-type="string" calcext:value-type="string">
            <text:p>http://www.ncbi.nlm.nih.gov/gene/?term=AAEL01268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828</text:p>
          </table:table-cell>
          <table:table-cell table:style-name="ce4" office:value-type="float" office:value="5576241" calcext:value-type="float">
            <text:p>5576241</text:p>
          </table:table-cell>
          <table:table-cell table:style-name="ce4" office:value-type="string" calcext:value-type="string">
            <text:p>http://www.ncbi.nlm.nih.gov/gene/?term=AAEL00282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104</text:p>
          </table:table-cell>
          <table:table-cell table:style-name="ce4" office:value-type="float" office:value="5577066" calcext:value-type="float">
            <text:p>5577066</text:p>
          </table:table-cell>
          <table:table-cell table:style-name="ce4" office:value-type="string" calcext:value-type="string">
            <text:p>http://www.ncbi.nlm.nih.gov/gene/?term=AAEL00310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415</text:p>
          </table:table-cell>
          <table:table-cell table:style-name="ce4" office:value-type="float" office:value="5578090" calcext:value-type="float">
            <text:p>5578090</text:p>
          </table:table-cell>
          <table:table-cell table:style-name="ce4" office:value-type="string" calcext:value-type="string">
            <text:p>http://www.ncbi.nlm.nih.gov/gene/?term=AAEL00341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929</text:p>
          </table:table-cell>
          <table:table-cell table:style-name="ce4" office:value-type="float" office:value="5563790" calcext:value-type="float">
            <text:p>5563790</text:p>
          </table:table-cell>
          <table:table-cell table:style-name="ce4" office:value-type="string" calcext:value-type="string">
            <text:p>http://www.ncbi.nlm.nih.gov/gene/?term=AAEL00392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500</text:p>
          </table:table-cell>
          <table:table-cell table:style-name="ce4" office:value-type="float" office:value="5564921" calcext:value-type="float">
            <text:p>5564921</text:p>
          </table:table-cell>
          <table:table-cell table:style-name="ce4" office:value-type="string" calcext:value-type="string">
            <text:p>http://www.ncbi.nlm.nih.gov/gene/?term=AAEL00450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783</text:p>
          </table:table-cell>
          <table:table-cell table:style-name="ce4" office:value-type="float" office:value="5565400" calcext:value-type="float">
            <text:p>5565400</text:p>
          </table:table-cell>
          <table:table-cell table:style-name="ce4" office:value-type="string" calcext:value-type="string">
            <text:p>http://www.ncbi.nlm.nih.gov/gene/?term=AAEL00478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165</text:p>
          </table:table-cell>
          <table:table-cell table:style-name="ce4" office:value-type="float" office:value="5566087" calcext:value-type="float">
            <text:p>5566087</text:p>
          </table:table-cell>
          <table:table-cell table:style-name="ce4" office:value-type="string" calcext:value-type="string">
            <text:p>http://www.ncbi.nlm.nih.gov/gene/?term=AAEL00516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656</text:p>
          </table:table-cell>
          <table:table-cell table:style-name="ce4" office:value-type="float" office:value="5566809" calcext:value-type="float">
            <text:p>5566809</text:p>
          </table:table-cell>
          <table:table-cell table:style-name="ce4" office:value-type="string" calcext:value-type="string">
            <text:p>http://www.ncbi.nlm.nih.gov/gene/?term=AAEL00565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733</text:p>
          </table:table-cell>
          <table:table-cell table:style-name="ce4" office:value-type="float" office:value="5566990" calcext:value-type="float">
            <text:p>5566990</text:p>
          </table:table-cell>
          <table:table-cell table:style-name="ce4" office:value-type="string" calcext:value-type="string">
            <text:p>http://www.ncbi.nlm.nih.gov/gene/?term=AAEL00573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6577</text:p>
          </table:table-cell>
          <table:table-cell table:style-name="ce4" office:value-type="float" office:value="5568150" calcext:value-type="float">
            <text:p>5568150</text:p>
          </table:table-cell>
          <table:table-cell table:style-name="ce4" office:value-type="string" calcext:value-type="string">
            <text:p>http://www.ncbi.nlm.nih.gov/gene/?term=AAEL00657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980</text:p>
          </table:table-cell>
          <table:table-cell table:style-name="ce4" office:value-type="float" office:value="5569873" calcext:value-type="float">
            <text:p>5569873</text:p>
          </table:table-cell>
          <table:table-cell table:style-name="ce4" office:value-type="string" calcext:value-type="string">
            <text:p>http://www.ncbi.nlm.nih.gov/gene/?term=AAEL00798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182</text:p>
          </table:table-cell>
          <table:table-cell table:style-name="ce4" office:value-type="float" office:value="5571603" calcext:value-type="float">
            <text:p>5571603</text:p>
          </table:table-cell>
          <table:table-cell table:style-name="ce4" office:value-type="string" calcext:value-type="string">
            <text:p>http://www.ncbi.nlm.nih.gov/gene/?term=AAEL00918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357</text:p>
          </table:table-cell>
          <table:table-cell table:style-name="ce4" office:value-type="float" office:value="5571874" calcext:value-type="float">
            <text:p>5571874</text:p>
          </table:table-cell>
          <table:table-cell table:style-name="ce4" office:value-type="string" calcext:value-type="string">
            <text:p>http://www.ncbi.nlm.nih.gov/gene/?term=AAEL00935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360</text:p>
          </table:table-cell>
          <table:table-cell table:style-name="ce4" office:value-type="float" office:value="5573265" calcext:value-type="float">
            <text:p>5573265</text:p>
          </table:table-cell>
          <table:table-cell table:style-name="ce4" office:value-type="string" calcext:value-type="string">
            <text:p>http://www.ncbi.nlm.nih.gov/gene/?term=AAEL01036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507</text:p>
          </table:table-cell>
          <table:table-cell table:style-name="ce4" office:value-type="float" office:value="5573461" calcext:value-type="float">
            <text:p>5573461</text:p>
          </table:table-cell>
          <table:table-cell table:style-name="ce4" office:value-type="string" calcext:value-type="string">
            <text:p>http://www.ncbi.nlm.nih.gov/gene/?term=AAEL01050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784</text:p>
          </table:table-cell>
          <table:table-cell table:style-name="ce4" office:value-type="float" office:value="5573866" calcext:value-type="float">
            <text:p>5573866</text:p>
          </table:table-cell>
          <table:table-cell table:style-name="ce4" office:value-type="string" calcext:value-type="string">
            <text:p>http://www.ncbi.nlm.nih.gov/gene/?term=AAEL01078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821</text:p>
          </table:table-cell>
          <table:table-cell table:style-name="ce4" office:value-type="float" office:value="5573974" calcext:value-type="float">
            <text:p>5573974</text:p>
          </table:table-cell>
          <table:table-cell table:style-name="ce4" office:value-type="string" calcext:value-type="string">
            <text:p>http://www.ncbi.nlm.nih.gov/gene/?term=AAEL01082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827</text:p>
          </table:table-cell>
          <table:table-cell table:style-name="ce4" office:value-type="float" office:value="5576841" calcext:value-type="float">
            <text:p>5576841</text:p>
          </table:table-cell>
          <table:table-cell table:style-name="ce4" office:value-type="string" calcext:value-type="string">
            <text:p>http://www.ncbi.nlm.nih.gov/gene/?term=AAEL01282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3086</text:p>
          </table:table-cell>
          <table:table-cell table:style-name="ce4" office:value-type="float" office:value="5577196" calcext:value-type="float">
            <text:p>5577196</text:p>
          </table:table-cell>
          <table:table-cell table:style-name="ce4" office:value-type="string" calcext:value-type="string">
            <text:p>http://www.ncbi.nlm.nih.gov/gene/?term=AAEL01308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855</text:p>
          </table:table-cell>
          <table:table-cell table:style-name="ce4" office:value-type="float" office:value="5565544" calcext:value-type="float">
            <text:p>5565544</text:p>
          </table:table-cell>
          <table:table-cell table:style-name="ce4" office:value-type="string" calcext:value-type="string">
            <text:p>http://www.ncbi.nlm.nih.gov/gene/?term=AAEL00485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980</text:p>
          </table:table-cell>
          <table:table-cell table:style-name="ce4" office:value-type="float" office:value="5569873" calcext:value-type="float">
            <text:p>5569873</text:p>
          </table:table-cell>
          <table:table-cell table:style-name="ce4" office:value-type="string" calcext:value-type="string">
            <text:p>http://www.ncbi.nlm.nih.gov/gene/?term=AAEL00798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005</text:p>
          </table:table-cell>
          <table:table-cell table:style-name="ce4" office:value-type="float" office:value="5563587" calcext:value-type="float">
            <text:p>5563587</text:p>
          </table:table-cell>
          <table:table-cell table:style-name="ce4" office:value-type="string" calcext:value-type="string">
            <text:p>http://www.ncbi.nlm.nih.gov/gene/?term=AAEL00000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984</text:p>
          </table:table-cell>
          <table:table-cell table:style-name="ce4" office:value-type="float" office:value="5573120" calcext:value-type="float">
            <text:p>5573120</text:p>
          </table:table-cell>
          <table:table-cell table:style-name="ce4" office:value-type="string" calcext:value-type="string">
            <text:p>http://www.ncbi.nlm.nih.gov/gene/?term=AAEL00198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057</text:p>
          </table:table-cell>
          <table:table-cell table:style-name="ce4" office:value-type="float" office:value="5573397" calcext:value-type="float">
            <text:p>5573397</text:p>
          </table:table-cell>
          <table:table-cell table:style-name="ce4" office:value-type="string" calcext:value-type="string">
            <text:p>http://www.ncbi.nlm.nih.gov/gene/?term=AAEL00205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750</text:p>
          </table:table-cell>
          <table:table-cell table:style-name="ce4" office:value-type="float" office:value="5578927" calcext:value-type="float">
            <text:p>5578927</text:p>
          </table:table-cell>
          <table:table-cell table:style-name="ce4" office:value-type="string" calcext:value-type="string">
            <text:p>http://www.ncbi.nlm.nih.gov/gene/?term=AAEL00375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852</text:p>
          </table:table-cell>
          <table:table-cell table:style-name="ce4" office:value-type="float" office:value="5571137" calcext:value-type="float">
            <text:p>5571137</text:p>
          </table:table-cell>
          <table:table-cell table:style-name="ce4" office:value-type="string" calcext:value-type="string">
            <text:p>http://www.ncbi.nlm.nih.gov/gene/?term=AAEL00885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285</text:p>
          </table:table-cell>
          <table:table-cell table:style-name="ce4" office:value-type="float" office:value="5571766" calcext:value-type="float">
            <text:p>5571766</text:p>
          </table:table-cell>
          <table:table-cell table:style-name="ce4" office:value-type="string" calcext:value-type="string">
            <text:p>http://www.ncbi.nlm.nih.gov/gene/?term=AAEL00928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960</text:p>
          </table:table-cell>
          <table:table-cell table:style-name="ce4" office:value-type="float" office:value="5575632" calcext:value-type="float">
            <text:p>5575632</text:p>
          </table:table-cell>
          <table:table-cell table:style-name="ce4" office:value-type="string" calcext:value-type="string">
            <text:p>http://www.ncbi.nlm.nih.gov/gene/?term=AAEL01196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985</text:p>
          </table:table-cell>
          <table:table-cell table:style-name="ce4" office:value-type="float" office:value="5575642" calcext:value-type="float">
            <text:p>5575642</text:p>
          </table:table-cell>
          <table:table-cell table:style-name="ce4" office:value-type="string" calcext:value-type="string">
            <text:p>http://www.ncbi.nlm.nih.gov/gene/?term=AAEL01198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3075</text:p>
          </table:table-cell>
          <table:table-cell table:style-name="ce4" office:value-type="float" office:value="5577193" calcext:value-type="float">
            <text:p>5577193</text:p>
          </table:table-cell>
          <table:table-cell table:style-name="ce4" office:value-type="string" calcext:value-type="string">
            <text:p>http://www.ncbi.nlm.nih.gov/gene/?term=AAEL01307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3583</text:p>
          </table:table-cell>
          <table:table-cell table:style-name="ce4" office:value-type="float" office:value="5578243" calcext:value-type="float">
            <text:p>5578243</text:p>
          </table:table-cell>
          <table:table-cell table:style-name="ce4" office:value-type="string" calcext:value-type="string">
            <text:p>http://www.ncbi.nlm.nih.gov/gene/?term=AAEL01358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136</text:p>
          </table:table-cell>
          <table:table-cell table:style-name="ce4" office:value-type="float" office:value="5567794" calcext:value-type="float">
            <text:p>5567794</text:p>
          </table:table-cell>
          <table:table-cell table:style-name="ce4" office:value-type="string" calcext:value-type="string">
            <text:p>http://www.ncbi.nlm.nih.gov/gene/?term=AAEL00013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553</text:p>
          </table:table-cell>
          <table:table-cell table:style-name="ce4" office:value-type="float" office:value="5571273" calcext:value-type="float">
            <text:p>5571273</text:p>
          </table:table-cell>
          <table:table-cell table:style-name="ce4" office:value-type="string" calcext:value-type="string">
            <text:p>http://www.ncbi.nlm.nih.gov/gene/?term=AAEL00155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892</text:p>
          </table:table-cell>
          <table:table-cell table:style-name="ce4" office:value-type="float" office:value="5572813" calcext:value-type="float">
            <text:p>5572813</text:p>
          </table:table-cell>
          <table:table-cell table:style-name="ce4" office:value-type="string" calcext:value-type="string">
            <text:p>http://www.ncbi.nlm.nih.gov/gene/?term=AAEL00189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508</text:p>
          </table:table-cell>
          <table:table-cell table:style-name="ce4" office:value-type="float" office:value="5574980" calcext:value-type="float">
            <text:p>5574980</text:p>
          </table:table-cell>
          <table:table-cell table:style-name="ce4" office:value-type="string" calcext:value-type="string">
            <text:p>http://www.ncbi.nlm.nih.gov/gene/?term=AAEL00250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345</text:p>
          </table:table-cell>
          <table:table-cell table:style-name="ce4" office:value-type="float" office:value="5577897" calcext:value-type="float">
            <text:p>5577897</text:p>
          </table:table-cell>
          <table:table-cell table:style-name="ce4" office:value-type="string" calcext:value-type="string">
            <text:p>http://www.ncbi.nlm.nih.gov/gene/?term=AAEL00334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815</text:p>
          </table:table-cell>
          <table:table-cell table:style-name="ce4" office:value-type="float" office:value="5579120" calcext:value-type="float">
            <text:p>5579120</text:p>
          </table:table-cell>
          <table:table-cell table:style-name="ce4" office:value-type="string" calcext:value-type="string">
            <text:p>http://www.ncbi.nlm.nih.gov/gene/?term=AAEL00381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100</text:p>
          </table:table-cell>
          <table:table-cell table:style-name="ce4" office:value-type="float" office:value="5564132" calcext:value-type="float">
            <text:p>5564132</text:p>
          </table:table-cell>
          <table:table-cell table:style-name="ce4" office:value-type="string" calcext:value-type="string">
            <text:p>http://www.ncbi.nlm.nih.gov/gene/?term=AAEL00410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484</text:p>
          </table:table-cell>
          <table:table-cell table:style-name="ce4" office:value-type="float" office:value="5564924" calcext:value-type="float">
            <text:p>5564924</text:p>
          </table:table-cell>
          <table:table-cell table:style-name="ce4" office:value-type="string" calcext:value-type="string">
            <text:p>http://www.ncbi.nlm.nih.gov/gene/?term=AAEL00448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567</text:p>
          </table:table-cell>
          <table:table-cell table:style-name="ce4" office:value-type="float" office:value="5566684" calcext:value-type="float">
            <text:p>5566684</text:p>
          </table:table-cell>
          <table:table-cell table:style-name="ce4" office:value-type="string" calcext:value-type="string">
            <text:p>http://www.ncbi.nlm.nih.gov/gene/?term=AAEL00556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201</text:p>
          </table:table-cell>
          <table:table-cell table:style-name="ce4" office:value-type="float" office:value="5568916" calcext:value-type="float">
            <text:p>5568916</text:p>
          </table:table-cell>
          <table:table-cell table:style-name="ce4" office:value-type="string" calcext:value-type="string">
            <text:p>http://www.ncbi.nlm.nih.gov/gene/?term=AAEL00720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052</text:p>
          </table:table-cell>
          <table:table-cell table:style-name="ce4" office:value-type="float" office:value="5569954" calcext:value-type="float">
            <text:p>5569954</text:p>
          </table:table-cell>
          <table:table-cell table:style-name="ce4" office:value-type="string" calcext:value-type="string">
            <text:p>http://www.ncbi.nlm.nih.gov/gene/?term=AAEL00805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746</text:p>
          </table:table-cell>
          <table:table-cell table:style-name="ce4" office:value-type="float" office:value="5571010" calcext:value-type="float">
            <text:p>5571010</text:p>
          </table:table-cell>
          <table:table-cell table:style-name="ce4" office:value-type="string" calcext:value-type="string">
            <text:p>http://www.ncbi.nlm.nih.gov/gene/?term=AAEL00874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101</text:p>
          </table:table-cell>
          <table:table-cell table:style-name="ce4" office:value-type="float" office:value="5571466" calcext:value-type="float">
            <text:p>5571466</text:p>
          </table:table-cell>
          <table:table-cell table:style-name="ce4" office:value-type="string" calcext:value-type="string">
            <text:p>http://www.ncbi.nlm.nih.gov/gene/?term=AAEL00910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766</text:p>
          </table:table-cell>
          <table:table-cell table:style-name="ce4" office:value-type="float" office:value="5572378" calcext:value-type="float">
            <text:p>5572378</text:p>
          </table:table-cell>
          <table:table-cell table:style-name="ce4" office:value-type="string" calcext:value-type="string">
            <text:p>http://www.ncbi.nlm.nih.gov/gene/?term=AAEL00976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948</text:p>
          </table:table-cell>
          <table:table-cell table:style-name="ce4" office:value-type="float" office:value="5572673" calcext:value-type="float">
            <text:p>5572673</text:p>
          </table:table-cell>
          <table:table-cell table:style-name="ce4" office:value-type="string" calcext:value-type="string">
            <text:p>http://www.ncbi.nlm.nih.gov/gene/?term=AAEL00994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585</text:p>
          </table:table-cell>
          <table:table-cell table:style-name="ce4" office:value-type="float" office:value="5573545" calcext:value-type="float">
            <text:p>5573545</text:p>
          </table:table-cell>
          <table:table-cell table:style-name="ce4" office:value-type="string" calcext:value-type="string">
            <text:p>http://www.ncbi.nlm.nih.gov/gene/?term=AAEL01058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129</text:p>
          </table:table-cell>
          <table:table-cell table:style-name="ce4" office:value-type="float" office:value="5574403" calcext:value-type="float">
            <text:p>5574403</text:p>
          </table:table-cell>
          <table:table-cell table:style-name="ce4" office:value-type="string" calcext:value-type="string">
            <text:p>http://www.ncbi.nlm.nih.gov/gene/?term=AAEL01112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137</text:p>
          </table:table-cell>
          <table:table-cell table:style-name="ce4" office:value-type="float" office:value="5574420" calcext:value-type="float">
            <text:p>5574420</text:p>
          </table:table-cell>
          <table:table-cell table:style-name="ce4" office:value-type="string" calcext:value-type="string">
            <text:p>http://www.ncbi.nlm.nih.gov/gene/?term=AAEL01113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708</text:p>
          </table:table-cell>
          <table:table-cell table:style-name="ce4" office:value-type="float" office:value="5575238" calcext:value-type="float">
            <text:p>5575238</text:p>
          </table:table-cell>
          <table:table-cell table:style-name="ce4" office:value-type="string" calcext:value-type="string">
            <text:p>http://www.ncbi.nlm.nih.gov/gene/?term=AAEL01170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742</text:p>
          </table:table-cell>
          <table:table-cell table:style-name="ce4" office:value-type="float" office:value="5575273" calcext:value-type="float">
            <text:p>5575273</text:p>
          </table:table-cell>
          <table:table-cell table:style-name="ce4" office:value-type="string" calcext:value-type="string">
            <text:p>http://www.ncbi.nlm.nih.gov/gene/?term=AAEL01174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556</text:p>
          </table:table-cell>
          <table:table-cell table:style-name="ce4" office:value-type="float" office:value="5576503" calcext:value-type="float">
            <text:p>5576503</text:p>
          </table:table-cell>
          <table:table-cell table:style-name="ce4" office:value-type="string" calcext:value-type="string">
            <text:p>http://www.ncbi.nlm.nih.gov/gene/?term=AAEL01255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827</text:p>
          </table:table-cell>
          <table:table-cell table:style-name="ce4" office:value-type="float" office:value="5576841" calcext:value-type="float">
            <text:p>5576841</text:p>
          </table:table-cell>
          <table:table-cell table:style-name="ce4" office:value-type="string" calcext:value-type="string">
            <text:p>http://www.ncbi.nlm.nih.gov/gene/?term=AAEL01282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396</text:p>
          </table:table-cell>
          <table:table-cell table:style-name="ce4" office:value-type="float" office:value="5564364" calcext:value-type="float">
            <text:p>5564364</text:p>
          </table:table-cell>
          <table:table-cell table:style-name="ce4" office:value-type="string" calcext:value-type="string">
            <text:p>http://www.ncbi.nlm.nih.gov/gene/?term=AAEL01439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843</text:p>
          </table:table-cell>
          <table:table-cell table:style-name="ce4" office:value-type="float" office:value="5565405" calcext:value-type="float">
            <text:p>5565405</text:p>
          </table:table-cell>
          <table:table-cell table:style-name="ce4" office:value-type="string" calcext:value-type="string">
            <text:p>http://www.ncbi.nlm.nih.gov/gene/?term=AAEL01484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843</text:p>
          </table:table-cell>
          <table:table-cell table:style-name="ce4" office:value-type="float" office:value="5565405" calcext:value-type="float">
            <text:p>5565405</text:p>
          </table:table-cell>
          <table:table-cell table:style-name="ce4" office:value-type="string" calcext:value-type="string">
            <text:p>http://www.ncbi.nlm.nih.gov/gene/?term=AAEL01484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845</text:p>
          </table:table-cell>
          <table:table-cell table:style-name="ce4" office:value-type="float" office:value="5565404" calcext:value-type="float">
            <text:p>5565404</text:p>
          </table:table-cell>
          <table:table-cell table:style-name="ce4" office:value-type="string" calcext:value-type="string">
            <text:p>http://www.ncbi.nlm.nih.gov/gene/?term=AAEL01484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739</text:p>
          </table:table-cell>
          <table:table-cell table:style-name="ce4" office:value-type="float" office:value="5578845" calcext:value-type="float">
            <text:p>5578845</text:p>
          </table:table-cell>
          <table:table-cell table:style-name="ce4" office:value-type="string" calcext:value-type="string">
            <text:p>http://www.ncbi.nlm.nih.gov/gene/?term=AAEL00373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973</text:p>
          </table:table-cell>
          <table:table-cell table:style-name="ce4" office:value-type="float" office:value="5579798" calcext:value-type="float">
            <text:p>5579798</text:p>
          </table:table-cell>
          <table:table-cell table:style-name="ce4" office:value-type="string" calcext:value-type="string">
            <text:p>http://www.ncbi.nlm.nih.gov/gene/?term=AAEL00397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100</text:p>
          </table:table-cell>
          <table:table-cell table:style-name="ce4" office:value-type="float" office:value="5564132" calcext:value-type="float">
            <text:p>5564132</text:p>
          </table:table-cell>
          <table:table-cell table:style-name="ce4" office:value-type="string" calcext:value-type="string">
            <text:p>http://www.ncbi.nlm.nih.gov/gene/?term=AAEL00410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316</text:p>
          </table:table-cell>
          <table:table-cell table:style-name="ce4" office:value-type="float" office:value="5564548" calcext:value-type="float">
            <text:p>5564548</text:p>
          </table:table-cell>
          <table:table-cell table:style-name="ce4" office:value-type="string" calcext:value-type="string">
            <text:p>http://www.ncbi.nlm.nih.gov/gene/?term=AAEL00431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790</text:p>
          </table:table-cell>
          <table:table-cell table:style-name="ce4" office:value-type="float" office:value="5567037" calcext:value-type="float">
            <text:p>5567037</text:p>
          </table:table-cell>
          <table:table-cell table:style-name="ce4" office:value-type="string" calcext:value-type="string">
            <text:p>http://www.ncbi.nlm.nih.gov/gene/?term=AAEL00579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6572</text:p>
          </table:table-cell>
          <table:table-cell table:style-name="ce4" office:value-type="float" office:value="5568132" calcext:value-type="float">
            <text:p>5568132</text:p>
          </table:table-cell>
          <table:table-cell table:style-name="ce4" office:value-type="string" calcext:value-type="string">
            <text:p>http://www.ncbi.nlm.nih.gov/gene/?term=AAEL00657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460</text:p>
          </table:table-cell>
          <table:table-cell table:style-name="ce4" office:value-type="float" office:value="5571977" calcext:value-type="float">
            <text:p>5571977</text:p>
          </table:table-cell>
          <table:table-cell table:style-name="ce4" office:value-type="string" calcext:value-type="string">
            <text:p>http://www.ncbi.nlm.nih.gov/gene/?term=AAEL00946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484</text:p>
          </table:table-cell>
          <table:table-cell table:style-name="ce4" office:value-type="float" office:value="5571996" calcext:value-type="float">
            <text:p>5571996</text:p>
          </table:table-cell>
          <table:table-cell table:style-name="ce4" office:value-type="string" calcext:value-type="string">
            <text:p>http://www.ncbi.nlm.nih.gov/gene/?term=AAEL00948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066</text:p>
          </table:table-cell>
          <table:table-cell table:style-name="ce4" office:value-type="float" office:value="5572832" calcext:value-type="float">
            <text:p>5572832</text:p>
          </table:table-cell>
          <table:table-cell table:style-name="ce4" office:value-type="string" calcext:value-type="string">
            <text:p>http://www.ncbi.nlm.nih.gov/gene/?term=AAEL01006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975</text:p>
          </table:table-cell>
          <table:table-cell table:style-name="ce4" office:value-type="float" office:value="5574161" calcext:value-type="float">
            <text:p>5574161</text:p>
          </table:table-cell>
          <table:table-cell table:style-name="ce4" office:value-type="string" calcext:value-type="string">
            <text:p>http://www.ncbi.nlm.nih.gov/gene/?term=AAEL01097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095</text:p>
          </table:table-cell>
          <table:table-cell table:style-name="ce4" office:value-type="float" office:value="5575828" calcext:value-type="float">
            <text:p>5575828</text:p>
          </table:table-cell>
          <table:table-cell table:style-name="ce4" office:value-type="string" calcext:value-type="string">
            <text:p>http://www.ncbi.nlm.nih.gov/gene/?term=AAEL01209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237</text:p>
          </table:table-cell>
          <table:table-cell table:style-name="ce4" office:value-type="float" office:value="5576008" calcext:value-type="float">
            <text:p>5576008</text:p>
          </table:table-cell>
          <table:table-cell table:style-name="ce4" office:value-type="string" calcext:value-type="string">
            <text:p>http://www.ncbi.nlm.nih.gov/gene/?term=AAEL01223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348</text:p>
          </table:table-cell>
          <table:table-cell table:style-name="ce4" office:value-type="float" office:value="5576153" calcext:value-type="float">
            <text:p>5576153</text:p>
          </table:table-cell>
          <table:table-cell table:style-name="ce4" office:value-type="string" calcext:value-type="string">
            <text:p>http://www.ncbi.nlm.nih.gov/gene/?term=AAEL01234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680</text:p>
          </table:table-cell>
          <table:table-cell table:style-name="ce4" office:value-type="float" office:value="5576656" calcext:value-type="float">
            <text:p>5576656</text:p>
          </table:table-cell>
          <table:table-cell table:style-name="ce4" office:value-type="string" calcext:value-type="string">
            <text:p>http://www.ncbi.nlm.nih.gov/gene/?term=AAEL01268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396</text:p>
          </table:table-cell>
          <table:table-cell table:style-name="ce4" office:value-type="float" office:value="5564364" calcext:value-type="float">
            <text:p>5564364</text:p>
          </table:table-cell>
          <table:table-cell table:style-name="ce4" office:value-type="string" calcext:value-type="string">
            <text:p>http://www.ncbi.nlm.nih.gov/gene/?term=AAEL01439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3,4</text:p>
          </table:table-cell>
          <table:table-cell table:style-name="ce4" office:value-type="string" calcext:value-type="string">
            <text:p>PrM/M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266</text:p>
          </table:table-cell>
          <table:table-cell table:style-name="ce4" office:value-type="float" office:value="5573080" calcext:value-type="float">
            <text:p>5573080</text:p>
          </table:table-cell>
          <table:table-cell table:style-name="ce4" office:value-type="string" calcext:value-type="string">
            <text:p>http://www.ncbi.nlm.nih.gov/gene/?term=AAEL01026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815</text:p>
          </table:table-cell>
          <table:table-cell table:style-name="ce4" office:value-type="float" office:value="5579120" calcext:value-type="float">
            <text:p>5579120</text:p>
          </table:table-cell>
          <table:table-cell table:style-name="ce4" office:value-type="string" calcext:value-type="string">
            <text:p>http://www.ncbi.nlm.nih.gov/gene/?term=AAEL00381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790</text:p>
          </table:table-cell>
          <table:table-cell table:style-name="ce4" office:value-type="float" office:value="5567037" calcext:value-type="float">
            <text:p>5567037</text:p>
          </table:table-cell>
          <table:table-cell table:style-name="ce4" office:value-type="string" calcext:value-type="string">
            <text:p>http://www.ncbi.nlm.nih.gov/gene/?term=AAEL00579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005</text:p>
          </table:table-cell>
          <table:table-cell table:style-name="ce4" office:value-type="float" office:value="5563587" calcext:value-type="float">
            <text:p>5563587</text:p>
          </table:table-cell>
          <table:table-cell table:style-name="ce4" office:value-type="string" calcext:value-type="string">
            <text:p>http://www.ncbi.nlm.nih.gov/gene/?term=AAEL00000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984</text:p>
          </table:table-cell>
          <table:table-cell table:style-name="ce4" office:value-type="float" office:value="5573120" calcext:value-type="float">
            <text:p>5573120</text:p>
          </table:table-cell>
          <table:table-cell table:style-name="ce4" office:value-type="string" calcext:value-type="string">
            <text:p>http://www.ncbi.nlm.nih.gov/gene/?term=AAEL00198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057</text:p>
          </table:table-cell>
          <table:table-cell table:style-name="ce4" office:value-type="float" office:value="5573397" calcext:value-type="float">
            <text:p>5573397</text:p>
          </table:table-cell>
          <table:table-cell table:style-name="ce4" office:value-type="string" calcext:value-type="string">
            <text:p>http://www.ncbi.nlm.nih.gov/gene/?term=AAEL00205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508</text:p>
          </table:table-cell>
          <table:table-cell table:style-name="ce4" office:value-type="float" office:value="5574980" calcext:value-type="float">
            <text:p>5574980</text:p>
          </table:table-cell>
          <table:table-cell table:style-name="ce4" office:value-type="string" calcext:value-type="string">
            <text:p>http://www.ncbi.nlm.nih.gov/gene/?term=AAEL00250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815</text:p>
          </table:table-cell>
          <table:table-cell table:style-name="ce4" office:value-type="float" office:value="5579120" calcext:value-type="float">
            <text:p>5579120</text:p>
          </table:table-cell>
          <table:table-cell table:style-name="ce4" office:value-type="string" calcext:value-type="string">
            <text:p>http://www.ncbi.nlm.nih.gov/gene/?term=AAEL00381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100</text:p>
          </table:table-cell>
          <table:table-cell table:style-name="ce4" office:value-type="float" office:value="5564132" calcext:value-type="float">
            <text:p>5564132</text:p>
          </table:table-cell>
          <table:table-cell table:style-name="ce4" office:value-type="string" calcext:value-type="string">
            <text:p>http://www.ncbi.nlm.nih.gov/gene/?term=AAEL00410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484</text:p>
          </table:table-cell>
          <table:table-cell table:style-name="ce4" office:value-type="float" office:value="5564924" calcext:value-type="float">
            <text:p>5564924</text:p>
          </table:table-cell>
          <table:table-cell table:style-name="ce4" office:value-type="string" calcext:value-type="string">
            <text:p>http://www.ncbi.nlm.nih.gov/gene/?term=AAEL00448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869</text:p>
          </table:table-cell>
          <table:table-cell table:style-name="ce4" office:value-type="float" office:value="5565616" calcext:value-type="float">
            <text:p>5565616</text:p>
          </table:table-cell>
          <table:table-cell table:style-name="ce4" office:value-type="string" calcext:value-type="string">
            <text:p>http://www.ncbi.nlm.nih.gov/gene/?term=AAEL00486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567</text:p>
          </table:table-cell>
          <table:table-cell table:style-name="ce4" office:value-type="float" office:value="5566684" calcext:value-type="float">
            <text:p>5566684</text:p>
          </table:table-cell>
          <table:table-cell table:style-name="ce4" office:value-type="string" calcext:value-type="string">
            <text:p>http://www.ncbi.nlm.nih.gov/gene/?term=AAEL00556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182</text:p>
          </table:table-cell>
          <table:table-cell table:style-name="ce4" office:value-type="float" office:value="5571603" calcext:value-type="float">
            <text:p>5571603</text:p>
          </table:table-cell>
          <table:table-cell table:style-name="ce4" office:value-type="string" calcext:value-type="string">
            <text:p>http://www.ncbi.nlm.nih.gov/gene/?term=AAEL00918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285</text:p>
          </table:table-cell>
          <table:table-cell table:style-name="ce4" office:value-type="float" office:value="5571766" calcext:value-type="float">
            <text:p>5571766</text:p>
          </table:table-cell>
          <table:table-cell table:style-name="ce4" office:value-type="string" calcext:value-type="string">
            <text:p>http://www.ncbi.nlm.nih.gov/gene/?term=AAEL00928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948</text:p>
          </table:table-cell>
          <table:table-cell table:style-name="ce4" office:value-type="float" office:value="5572673" calcext:value-type="float">
            <text:p>5572673</text:p>
          </table:table-cell>
          <table:table-cell table:style-name="ce4" office:value-type="string" calcext:value-type="string">
            <text:p>http://www.ncbi.nlm.nih.gov/gene/?term=AAEL00994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585</text:p>
          </table:table-cell>
          <table:table-cell table:style-name="ce4" office:value-type="float" office:value="5573545" calcext:value-type="float">
            <text:p>5573545</text:p>
          </table:table-cell>
          <table:table-cell table:style-name="ce4" office:value-type="string" calcext:value-type="string">
            <text:p>http://www.ncbi.nlm.nih.gov/gene/?term=AAEL01058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782</text:p>
          </table:table-cell>
          <table:table-cell table:style-name="ce4" office:value-type="float" office:value="5573858" calcext:value-type="float">
            <text:p>5573858</text:p>
          </table:table-cell>
          <table:table-cell table:style-name="ce4" office:value-type="string" calcext:value-type="string">
            <text:p>http://www.ncbi.nlm.nih.gov/gene/?term=AAEL01078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784</text:p>
          </table:table-cell>
          <table:table-cell table:style-name="ce4" office:value-type="float" office:value="5573866" calcext:value-type="float">
            <text:p>5573866</text:p>
          </table:table-cell>
          <table:table-cell table:style-name="ce4" office:value-type="string" calcext:value-type="string">
            <text:p>http://www.ncbi.nlm.nih.gov/gene/?term=AAEL01078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821</text:p>
          </table:table-cell>
          <table:table-cell table:style-name="ce4" office:value-type="float" office:value="5573974" calcext:value-type="float">
            <text:p>5573974</text:p>
          </table:table-cell>
          <table:table-cell table:style-name="ce4" office:value-type="string" calcext:value-type="string">
            <text:p>http://www.ncbi.nlm.nih.gov/gene/?term=AAEL01082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137</text:p>
          </table:table-cell>
          <table:table-cell table:style-name="ce4" office:value-type="float" office:value="5574420" calcext:value-type="float">
            <text:p>5574420</text:p>
          </table:table-cell>
          <table:table-cell table:style-name="ce4" office:value-type="string" calcext:value-type="string">
            <text:p>http://www.ncbi.nlm.nih.gov/gene/?term=AAEL01113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708</text:p>
          </table:table-cell>
          <table:table-cell table:style-name="ce4" office:value-type="float" office:value="5575238" calcext:value-type="float">
            <text:p>5575238</text:p>
          </table:table-cell>
          <table:table-cell table:style-name="ce4" office:value-type="string" calcext:value-type="string">
            <text:p>http://www.ncbi.nlm.nih.gov/gene/?term=AAEL01170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095</text:p>
          </table:table-cell>
          <table:table-cell table:style-name="ce4" office:value-type="float" office:value="5575828" calcext:value-type="float">
            <text:p>5575828</text:p>
          </table:table-cell>
          <table:table-cell table:style-name="ce4" office:value-type="string" calcext:value-type="string">
            <text:p>http://www.ncbi.nlm.nih.gov/gene/?term=AAEL01209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680</text:p>
          </table:table-cell>
          <table:table-cell table:style-name="ce4" office:value-type="float" office:value="5576656" calcext:value-type="float">
            <text:p>5576656</text:p>
          </table:table-cell>
          <table:table-cell table:style-name="ce4" office:value-type="string" calcext:value-type="string">
            <text:p>http://www.ncbi.nlm.nih.gov/gene/?term=AAEL01268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686</text:p>
          </table:table-cell>
          <table:table-cell table:style-name="ce4" office:value-type="float" office:value="5576653" calcext:value-type="float">
            <text:p>5576653</text:p>
          </table:table-cell>
          <table:table-cell table:style-name="ce4" office:value-type="string" calcext:value-type="string">
            <text:p>http://www.ncbi.nlm.nih.gov/gene/?term=AAEL01268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3075</text:p>
          </table:table-cell>
          <table:table-cell table:style-name="ce4" office:value-type="float" office:value="5577193" calcext:value-type="float">
            <text:p>5577193</text:p>
          </table:table-cell>
          <table:table-cell table:style-name="ce4" office:value-type="string" calcext:value-type="string">
            <text:p>http://www.ncbi.nlm.nih.gov/gene/?term=AAEL01307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850</text:p>
          </table:table-cell>
          <table:table-cell table:style-name="ce4" table:number-columns-repeated="2"/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752</text:p>
          </table:table-cell>
          <table:table-cell table:style-name="ce4" office:value-type="float" office:value="5566633" calcext:value-type="float">
            <text:p>5566633</text:p>
          </table:table-cell>
          <table:table-cell table:style-name="ce4" office:value-type="string" calcext:value-type="string">
            <text:p>http://www.ncbi.nlm.nih.gov/gene/?term=AAEL00075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012</text:p>
          </table:table-cell>
          <table:table-cell table:style-name="ce4" office:value-type="float" office:value="5579140" calcext:value-type="float">
            <text:p>5579140</text:p>
          </table:table-cell>
          <table:table-cell table:style-name="ce4" office:value-type="string" calcext:value-type="string">
            <text:p>http://www.ncbi.nlm.nih.gov/gene/?term=AAEL01401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2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104</text:p>
          </table:table-cell>
          <table:table-cell table:style-name="ce4" office:value-type="float" office:value="5563759" calcext:value-type="float">
            <text:p>5563759</text:p>
          </table:table-cell>
          <table:table-cell table:style-name="ce4" office:value-type="string" calcext:value-type="string">
            <text:p>http://www.ncbi.nlm.nih.gov/gene/?term=AAEL01410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3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567</text:p>
          </table:table-cell>
          <table:table-cell table:style-name="ce4" office:value-type="float" office:value="5566684" calcext:value-type="float">
            <text:p>5566684</text:p>
          </table:table-cell>
          <table:table-cell table:style-name="ce4" office:value-type="string" calcext:value-type="string">
            <text:p>http://www.ncbi.nlm.nih.gov/gene/?term=AAEL00556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3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614</text:p>
          </table:table-cell>
          <table:table-cell table:style-name="ce4" office:value-type="float" office:value="5572199" calcext:value-type="float">
            <text:p>5572199</text:p>
          </table:table-cell>
          <table:table-cell table:style-name="ce4" office:value-type="string" calcext:value-type="string">
            <text:p>http://www.ncbi.nlm.nih.gov/gene/?term=AAEL00961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527</text:p>
          </table:table-cell>
          <table:table-cell table:style-name="ce4" office:value-type="float" office:value="5576438" calcext:value-type="float">
            <text:p>5576438</text:p>
          </table:table-cell>
          <table:table-cell table:style-name="ce4" office:value-type="string" calcext:value-type="string">
            <text:p>http://www.ncbi.nlm.nih.gov/gene/?term=AAEL01252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892</text:p>
          </table:table-cell>
          <table:table-cell table:style-name="ce4" office:value-type="float" office:value="5572813" calcext:value-type="float">
            <text:p>5572813</text:p>
          </table:table-cell>
          <table:table-cell table:style-name="ce4" office:value-type="string" calcext:value-type="string">
            <text:p>http://www.ncbi.nlm.nih.gov/gene/?term=AAEL00189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565</text:p>
          </table:table-cell>
          <table:table-cell table:style-name="ce4" office:value-type="float" office:value="5580168" calcext:value-type="float">
            <text:p>5580168</text:p>
          </table:table-cell>
          <table:table-cell table:style-name="ce4" office:value-type="string" calcext:value-type="string">
            <text:p>http://www.ncbi.nlm.nih.gov/gene/?term=AAEL00256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345</text:p>
          </table:table-cell>
          <table:table-cell table:style-name="ce4" office:value-type="float" office:value="5577897" calcext:value-type="float">
            <text:p>5577897</text:p>
          </table:table-cell>
          <table:table-cell table:style-name="ce4" office:value-type="string" calcext:value-type="string">
            <text:p>http://www.ncbi.nlm.nih.gov/gene/?term=AAEL00334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5165</text:p>
          </table:table-cell>
          <table:table-cell table:style-name="ce4" office:value-type="float" office:value="5566087" calcext:value-type="float">
            <text:p>5566087</text:p>
          </table:table-cell>
          <table:table-cell table:style-name="ce4" office:value-type="string" calcext:value-type="string">
            <text:p>http://www.ncbi.nlm.nih.gov/gene/?term=AAEL00516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201</text:p>
          </table:table-cell>
          <table:table-cell table:style-name="ce4" office:value-type="float" office:value="5568916" calcext:value-type="float">
            <text:p>5568916</text:p>
          </table:table-cell>
          <table:table-cell table:style-name="ce4" office:value-type="string" calcext:value-type="string">
            <text:p>http://www.ncbi.nlm.nih.gov/gene/?term=AAEL00720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052</text:p>
          </table:table-cell>
          <table:table-cell table:style-name="ce4" office:value-type="float" office:value="5569954" calcext:value-type="float">
            <text:p>5569954</text:p>
          </table:table-cell>
          <table:table-cell table:style-name="ce4" office:value-type="string" calcext:value-type="string">
            <text:p>http://www.ncbi.nlm.nih.gov/gene/?term=AAEL00805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8746</text:p>
          </table:table-cell>
          <table:table-cell table:style-name="ce4" office:value-type="float" office:value="5571010" calcext:value-type="float">
            <text:p>5571010</text:p>
          </table:table-cell>
          <table:table-cell table:style-name="ce4" office:value-type="string" calcext:value-type="string">
            <text:p>http://www.ncbi.nlm.nih.gov/gene/?term=AAEL00874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101</text:p>
          </table:table-cell>
          <table:table-cell table:style-name="ce4" office:value-type="float" office:value="5571466" calcext:value-type="float">
            <text:p>5571466</text:p>
          </table:table-cell>
          <table:table-cell table:style-name="ce4" office:value-type="string" calcext:value-type="string">
            <text:p>http://www.ncbi.nlm.nih.gov/gene/?term=AAEL00910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484</text:p>
          </table:table-cell>
          <table:table-cell table:style-name="ce4" office:value-type="float" office:value="5571996" calcext:value-type="float">
            <text:p>5571996</text:p>
          </table:table-cell>
          <table:table-cell table:style-name="ce4" office:value-type="string" calcext:value-type="string">
            <text:p>http://www.ncbi.nlm.nih.gov/gene/?term=AAEL009484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9766</text:p>
          </table:table-cell>
          <table:table-cell table:style-name="ce4" office:value-type="float" office:value="5572378" calcext:value-type="float">
            <text:p>5572378</text:p>
          </table:table-cell>
          <table:table-cell table:style-name="ce4" office:value-type="string" calcext:value-type="string">
            <text:p>http://www.ncbi.nlm.nih.gov/gene/?term=AAEL00976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066</text:p>
          </table:table-cell>
          <table:table-cell table:style-name="ce4" office:value-type="float" office:value="5572832" calcext:value-type="float">
            <text:p>5572832</text:p>
          </table:table-cell>
          <table:table-cell table:style-name="ce4" office:value-type="string" calcext:value-type="string">
            <text:p>http://www.ncbi.nlm.nih.gov/gene/?term=AAEL01006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129</text:p>
          </table:table-cell>
          <table:table-cell table:style-name="ce4" office:value-type="float" office:value="5574403" calcext:value-type="float">
            <text:p>5574403</text:p>
          </table:table-cell>
          <table:table-cell table:style-name="ce4" office:value-type="string" calcext:value-type="string">
            <text:p>http://www.ncbi.nlm.nih.gov/gene/?term=AAEL01112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1742</text:p>
          </table:table-cell>
          <table:table-cell table:style-name="ce4" office:value-type="float" office:value="5575273" calcext:value-type="float">
            <text:p>5575273</text:p>
          </table:table-cell>
          <table:table-cell table:style-name="ce4" office:value-type="string" calcext:value-type="string">
            <text:p>http://www.ncbi.nlm.nih.gov/gene/?term=AAEL01174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556</text:p>
          </table:table-cell>
          <table:table-cell table:style-name="ce4" office:value-type="float" office:value="5576503" calcext:value-type="float">
            <text:p>5576503</text:p>
          </table:table-cell>
          <table:table-cell table:style-name="ce4" office:value-type="string" calcext:value-type="string">
            <text:p>http://www.ncbi.nlm.nih.gov/gene/?term=AAEL01255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3933</text:p>
          </table:table-cell>
          <table:table-cell table:style-name="ce4" office:value-type="float" office:value="5578954" calcext:value-type="float">
            <text:p>5578954</text:p>
          </table:table-cell>
          <table:table-cell table:style-name="ce4" office:value-type="string" calcext:value-type="string">
            <text:p>http://www.ncbi.nlm.nih.gov/gene/?term=AAEL01393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1,4</text:p>
          </table:table-cell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4281</text:p>
          </table:table-cell>
          <table:table-cell table:style-name="ce4" office:value-type="float" office:value="5564027" calcext:value-type="float">
            <text:p>5564027</text:p>
          </table:table-cell>
          <table:table-cell table:style-name="ce4" office:value-type="string" calcext:value-type="string">
            <text:p>http://www.ncbi.nlm.nih.gov/gene/?term=AAEL01428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 Interactions.xlsx</text:p>
          </table:table-cell>
          <table:table-cell table:style-name="ce4" office:value-type="string" calcext:value-type="string">
            <text:p>Dengue Types 2,4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7201</text:p>
          </table:table-cell>
          <table:table-cell table:style-name="ce4" office:value-type="float" office:value="5568916" calcext:value-type="float">
            <text:p>5568916</text:p>
          </table:table-cell>
          <table:table-cell table:style-name="ce4" office:value-type="string" calcext:value-type="string">
            <text:p>http://www.ncbi.nlm.nih.gov/gene/?term=AAEL00720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Characterization of intracellular interactions between dengue virus and host proteins</text:p>
          </table:table-cell>
          <table:table-cell table:style-name="ce4"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670</text:p>
          </table:table-cell>
          <table:table-cell table:style-name="ce4" office:value-type="float" office:value="5578748" calcext:value-type="float">
            <text:p>5578748</text:p>
          </table:table-cell>
          <table:table-cell table:style-name="ce4" office:value-type="string" calcext:value-type="string">
            <text:p>http://www.ncbi.nlm.nih.gov/gene/?term=AAEL00367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863</text:p>
          </table:table-cell>
          <table:table-cell table:style-name="ce4" office:value-type="float" office:value="5579086" calcext:value-type="float">
            <text:p>5579086</text:p>
          </table:table-cell>
          <table:table-cell table:style-name="ce4" office:value-type="string" calcext:value-type="string">
            <text:p>http://www.ncbi.nlm.nih.gov/gene/?term=AAEL00386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0782</text:p>
          </table:table-cell>
          <table:table-cell table:style-name="ce4" office:value-type="float" office:value="5573858" calcext:value-type="float">
            <text:p>5573858</text:p>
          </table:table-cell>
          <table:table-cell table:style-name="ce4" office:value-type="string" calcext:value-type="string">
            <text:p>http://www.ncbi.nlm.nih.gov/gene/?term=AAEL01078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5390</text:p>
          </table:table-cell>
          <table:table-cell table:style-name="ce4" office:value-type="float" office:value="5579467" calcext:value-type="float">
            <text:p>5579467</text:p>
          </table:table-cell>
          <table:table-cell table:style-name="ce4" office:value-type="string" calcext:value-type="string">
            <text:p>http://www.ncbi.nlm.nih.gov/gene/?term=AAEL01539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5681</text:p>
          </table:table-cell>
          <table:table-cell table:style-name="ce4" office:value-type="float" office:value="5579087" calcext:value-type="float">
            <text:p>5579087</text:p>
          </table:table-cell>
          <table:table-cell table:style-name="ce4" office:value-type="string" calcext:value-type="string">
            <text:p>http://www.ncbi.nlm.nih.gov/gene/?term=AAEL015681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709</text:p>
          </table:table-cell>
          <table:table-cell table:style-name="ce4" office:value-type="float" office:value="5565922" calcext:value-type="float">
            <text:p>5565922</text:p>
          </table:table-cell>
          <table:table-cell table:style-name="ce4" office:value-type="string" calcext:value-type="string">
            <text:p>http://www.ncbi.nlm.nih.gov/gene/?term=AAEL000709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145</text:p>
          </table:table-cell>
          <table:table-cell table:style-name="ce4" office:value-type="float" office:value="5580096" calcext:value-type="float">
            <text:p>5580096</text:p>
          </table:table-cell>
          <table:table-cell table:style-name="ce4" office:value-type="string" calcext:value-type="string">
            <text:p>http://www.ncbi.nlm.nih.gov/gene/?term=AAEL00214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2565</text:p>
          </table:table-cell>
          <table:table-cell table:style-name="ce4" office:value-type="float" office:value="5580168" calcext:value-type="float">
            <text:p>5580168</text:p>
          </table:table-cell>
          <table:table-cell table:style-name="ce4" office:value-type="string" calcext:value-type="string">
            <text:p>http://www.ncbi.nlm.nih.gov/gene/?term=AAEL002565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3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4843</text:p>
          </table:table-cell>
          <table:table-cell table:style-name="ce4" office:value-type="float" office:value="5565559" calcext:value-type="float">
            <text:p>5565559</text:p>
          </table:table-cell>
          <table:table-cell table:style-name="ce4" office:value-type="string" calcext:value-type="string">
            <text:p>http://www.ncbi.nlm.nih.gov/gene/?term=AAEL004843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5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2527</text:p>
          </table:table-cell>
          <table:table-cell table:style-name="ce4" office:value-type="float" office:value="5576438" calcext:value-type="float">
            <text:p>5576438</text:p>
          </table:table-cell>
          <table:table-cell table:style-name="ce4" office:value-type="string" calcext:value-type="string">
            <text:p>http://www.ncbi.nlm.nih.gov/gene/?term=AAEL012527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Identification of New Protein Interactions between Dengue Fever Virus and Its Hosts, Human and Mosquito</text:p>
          </table:table-cell>
          <table:table-cell table:style-name="ce4"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2A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0032</text:p>
          </table:table-cell>
          <table:table-cell table:style-name="ce4" office:value-type="float" office:value="5563590" calcext:value-type="float">
            <text:p>5563590</text:p>
          </table:table-cell>
          <table:table-cell table:style-name="ce4" office:value-type="string" calcext:value-type="string">
            <text:p>http://www.ncbi.nlm.nih.gov/gene/?term=AAEL000032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Use of a tandem affinity purification assay to detect interactions between West Nile and dengue viral proteins and proteins of the mosquito vector</text:p>
          </table:table-cell>
          <table:table-cell table:style-name="ce4" office:value-type="string" calcext:value-type="string">
            <text:p>PMID:21700306,PMCID:PMC316658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2A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3670</text:p>
          </table:table-cell>
          <table:table-cell table:style-name="ce4" office:value-type="float" office:value="5578748" calcext:value-type="float">
            <text:p>5578748</text:p>
          </table:table-cell>
          <table:table-cell table:style-name="ce4" office:value-type="string" calcext:value-type="string">
            <text:p>http://www.ncbi.nlm.nih.gov/gene/?term=AAEL003670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Use of a tandem affinity purification assay to detect interactions between West Nile and dengue viral proteins and proteins of the mosquito vector</text:p>
          </table:table-cell>
          <table:table-cell table:style-name="ce4" office:value-type="string" calcext:value-type="string">
            <text:p>PMID:21700306,PMCID:PMC316658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2A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7096</text:p>
          </table:table-cell>
          <table:table-cell table:style-name="ce4" office:value-type="float" office:value="23687516" calcext:value-type="float">
            <text:p>23687516</text:p>
          </table:table-cell>
          <table:table-cell table:style-name="ce4" office:value-type="string" calcext:value-type="string">
            <text:p>http://www.ncbi.nlm.nih.gov/gene/?term=AAEL01709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Use of a tandem affinity purification assay to detect interactions between West Nile and dengue viral proteins and proteins of the mosquito vector</text:p>
          </table:table-cell>
          <table:table-cell table:style-name="ce4" office:value-type="string" calcext:value-type="string">
            <text:p>PMID:21700306,PMCID:PMC316658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4B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01928</text:p>
          </table:table-cell>
          <table:table-cell table:style-name="ce4" office:value-type="float" office:value="5572986" calcext:value-type="float">
            <text:p>5572986</text:p>
          </table:table-cell>
          <table:table-cell table:style-name="ce4" office:value-type="string" calcext:value-type="string">
            <text:p>http://www.ncbi.nlm.nih.gov/gene/?term=AAEL001928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Use of a tandem affinity purification assay to detect interactions between West Nile and dengue viral proteins and proteins of the mosquito vector</text:p>
          </table:table-cell>
          <table:table-cell table:style-name="ce4" office:value-type="string" calcext:value-type="string">
            <text:p>PMID:21700306,PMCID:PMC316658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 Interactions.xlsx</text:p>
          </table:table-cell>
          <table:table-cell table:style-name="ce4"/>
          <table:table-cell table:style-name="ce4" office:value-type="string" calcext:value-type="string">
            <text:p>NS4B</text:p>
          </table:table-cell>
          <table:table-cell office:value-type="string" calcext:value-type="string">
            <text:p>Mosquito</text:p>
          </table:table-cell>
          <table:table-cell table:style-name="ce4" office:value-type="string" calcext:value-type="string">
            <text:p>AAEL017096</text:p>
          </table:table-cell>
          <table:table-cell table:style-name="ce4" office:value-type="float" office:value="23687516" calcext:value-type="float">
            <text:p>23687516</text:p>
          </table:table-cell>
          <table:table-cell table:style-name="ce4" office:value-type="string" calcext:value-type="string">
            <text:p>http://www.ncbi.nlm.nih.gov/gene/?term=AAEL017096</text:p>
          </table:table-cell>
          <table:table-cell table:style-name="ce4" office:value-type="string" calcext:value-type="string">
            <text:p>Yeast Two hybrid test</text:p>
          </table:table-cell>
          <table:table-cell table:style-name="ce4" office:value-type="string" calcext:value-type="string">
            <text:p>Use of a tandem affinity purification assay to detect interactions between West Nile and dengue viral proteins and proteins of the mosquito vector</text:p>
          </table:table-cell>
          <table:table-cell table:style-name="ce4" office:value-type="string" calcext:value-type="string">
            <text:p>PMID:21700306,PMCID:PMC3166580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Virus Protein</text:p>
          </table:table-cell>
          <table:table-cell table:style-name="ce1" office:value-type="string" calcext:value-type="string">
            <text:p>Host / Environment</text:p>
          </table:table-cell>
          <table:table-cell table:style-name="ce1" office:value-type="string" calcext:value-type="string">
            <text:p>Host/Environment protein</text:p>
          </table:table-cell>
          <table:table-cell table:style-name="ce1" office:value-type="string" calcext:value-type="string">
            <text:p>Gene Symbol (if present)</text:p>
          </table:table-cell>
          <table:table-cell table:style-name="ce1" office:value-type="string" calcext:value-type="string">
            <text:p>NCBI (if present)</text:p>
          </table:table-cell>
          <table:table-cell table:style-name="ce1" office:value-type="string" calcext:value-type="string">
            <text:p>Method (if present)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ubmed ID (if present)</text:p>
          </table:table-cell>
          <table:table-cell table:style-name="ce1"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OLGB1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<text:a xlink:href="http://www.ncbi.nlm.nih.gov/gene/2804" xlink:type="simple">http://www.ncbi.nlm.nih.gov/gene/280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TF1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<text:a xlink:href="http://www.ncbi.nlm.nih.gov/gene/4520" xlink:type="simple">http://www.ncbi.nlm.nih.gov/gene/452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S9</text:p>
          </table:table-cell>
          <table:table-cell office:value-type="float" office:value="10956" calcext:value-type="float">
            <text:p>10956</text:p>
          </table:table-cell>
          <table:table-cell office:value-type="string" calcext:value-type="string">
            <text:p><text:a xlink:href="http://www.ncbi.nlm.nih.gov/gene/10956" xlink:type="simple">http://www.ncbi.nlm.nih.gov/gene/1095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3B1</text:p>
          </table:table-cell>
          <table:table-cell office:value-type="float" office:value="8546" calcext:value-type="float">
            <text:p>8546</text:p>
          </table:table-cell>
          <table:table-cell office:value-type="string" calcext:value-type="string">
            <text:p>http://www.ncbi.nlm.nih.gov/gene/854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digitalcommons.wayne.edu/cgi/viewcontent.cgi?article=1549&amp;context=oa_dissertations" xlink:type="simple">Characterization of intracellular interactions between dengue virus and host proteins</text:a>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3E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http://www.ncbi.nlm.nih.gov/gene/91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RO1A</text:p>
          </table:table-cell>
          <table:table-cell office:value-type="float" office:value="11151" calcext:value-type="float">
            <text:p>11151</text:p>
          </table:table-cell>
          <table:table-cell office:value-type="string" calcext:value-type="string">
            <text:p>http://www.ncbi.nlm.nih.gov/gene/1115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RL2</text:p>
          </table:table-cell>
          <table:table-cell office:value-type="float" office:value="51009" calcext:value-type="float">
            <text:p>51009</text:p>
          </table:table-cell>
          <table:table-cell office:value-type="string" calcext:value-type="string">
            <text:p>http://www.ncbi.nlm.nih.gov/gene/5100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MPDH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<text:a xlink:href="http://www.ncbi.nlm.nih.gov/gene/3615" xlink:type="simple">http://www.ncbi.nlm.nih.gov/gene/361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AP1L1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http://www.ncbi.nlm.nih.gov/gene/4673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digitalcommons.wayne.edu/cgi/viewcontent.cgi?article=1549&amp;context=oa_dissertations" xlink:type="simple">Characterization of intracellular interactions between dengue virus and host proteins</text:a>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24</text:p>
          </table:table-cell>
          <table:table-cell table:style-name="ce6"/>
          <table:table-cell table:style-name="ce6" office:value-type="string" calcext:value-type="string">
            <text:p/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6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<text:a xlink:href="http://www.ncbi.nlm.nih.gov/gene/6128" xlink:type="simple">http://www.ncbi.nlm.nih.gov/gene/612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394</text:p>
          </table:table-cell>
          <table:table-cell office:value-type="float" office:value="84124" calcext:value-type="float">
            <text:p>84124</text:p>
          </table:table-cell>
          <table:table-cell office:value-type="string" calcext:value-type="string">
            <text:p>http://www.ncbi.nlm.nih.gov/gene/84124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3G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http://www.ncbi.nlm.nih.gov/gene/917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209</text:p>
          </table:table-cell>
          <table:table-cell office:value-type="float" office:value="30835" calcext:value-type="float">
            <text:p>30835</text:p>
          </table:table-cell>
          <table:table-cell office:value-type="string" calcext:value-type="string">
            <text:p><text:a xlink:href="http://www.ncbi.nlm.nih.gov/gene/30835" xlink:type="simple">http://www.ncbi.nlm.nih.gov/gene/3083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Dendritic cell-specific intercellular adhesion molecule 3-grabbing non-integrin (DC-SIGN)-mediated enhancement of dengue virus infection is independent of DC-SIGN internalization signals</text:p>
          </table:table-cell>
          <table:table-cell office:value-type="string" calcext:value-type="string">
            <text:p>PMID:15855154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209</text:p>
          </table:table-cell>
          <table:table-cell office:value-type="float" office:value="30835" calcext:value-type="float">
            <text:p>30835</text:p>
          </table:table-cell>
          <table:table-cell office:value-type="string" calcext:value-type="string">
            <text:p><text:a xlink:href="http://www.ncbi.nlm.nih.gov/gene/30835" xlink:type="simple">http://www.ncbi.nlm.nih.gov/gene/3083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Dendritic cell-specific intercellular adhesion molecule 3-grabbing non-integrin (DC-SIGN)-mediated enhancement of dengue virus infection is independent of DC-SIGN internalization signals</text:p>
          </table:table-cell>
          <table:table-cell office:value-type="string" calcext:value-type="string">
            <text:p>PMID:15855154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A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<text:a xlink:href="http://www.ncbi.nlm.nih.gov/gene/3921" xlink:type="simple">http://www.ncbi.nlm.nih.gov/gene/392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Serotype-specific entry of dengue virus into liver cells: identification of the 37-kilodalton/67-kilodalton high-affinity laminin receptor as a dengue virus serotype 1 receptor</text:p>
          </table:table-cell>
          <table:table-cell office:value-type="string" calcext:value-type="string">
            <text:p>PMID:15507651,PMCID:PMC525075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A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<text:a xlink:href="http://www.ncbi.nlm.nih.gov/gene/3921" xlink:type="simple">http://www.ncbi.nlm.nih.gov/gene/392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Serotype-specific entry of dengue virus into liver cells: identification of the 37-kilodalton/67-kilodalton high-affinity laminin receptor as a dengue virus serotype 1 receptor</text:p>
          </table:table-cell>
          <table:table-cell office:value-type="string" calcext:value-type="string">
            <text:p>PMID:15507651,PMCID:PMC52507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NP32B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<text:a xlink:href="http://www.ncbi.nlm.nih.gov/gene/10541" xlink:type="simple">http://www.ncbi.nlm.nih.gov/gene/1054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3B1</text:p>
          </table:table-cell>
          <table:table-cell office:value-type="float" office:value="8546" calcext:value-type="float">
            <text:p>8546</text:p>
          </table:table-cell>
          <table:table-cell office:value-type="string" calcext:value-type="string">
            <text:p>http://www.ncbi.nlm.nih.gov/gene/854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IRC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http://www.ncbi.nlm.nih.gov/gene/32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OD1L</text:p>
          </table:table-cell>
          <table:table-cell office:value-type="float" office:value="259282" calcext:value-type="float">
            <text:p>259282</text:p>
          </table:table-cell>
          <table:table-cell office:value-type="string" calcext:value-type="string">
            <text:p>http://www.ncbi.nlm.nih.gov/gene/25928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AP1L1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http://www.ncbi.nlm.nih.gov/gene/4673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S9</text:p>
          </table:table-cell>
          <table:table-cell office:value-type="float" office:value="10956" calcext:value-type="float">
            <text:p>10956</text:p>
          </table:table-cell>
          <table:table-cell office:value-type="string" calcext:value-type="string">
            <text:p>http://www.ncbi.nlm.nih.gov/gene/1095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27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http://www.ncbi.nlm.nih.gov/gene/623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RP12</text:p>
          </table:table-cell>
          <table:table-cell office:value-type="float" office:value="856095" calcext:value-type="float">
            <text:p>856095</text:p>
          </table:table-cell>
          <table:table-cell office:value-type="string" calcext:value-type="string">
            <text:p>http://www.ncbi.nlm.nih.gov/gene/85609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100A9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http://www.ncbi.nlm.nih.gov/gene/6280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24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<text:a xlink:href="http://www.ncbi.nlm.nih.gov/gene/6152" xlink:type="simple">http://www.ncbi.nlm.nih.gov/gene/6152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NP32B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<text:a xlink:href="http://www.ncbi.nlm.nih.gov/gene/10541" xlink:type="simple">http://www.ncbi.nlm.nih.gov/gene/1054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3E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http://www.ncbi.nlm.nih.gov/gene/91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RO1A</text:p>
          </table:table-cell>
          <table:table-cell office:value-type="float" office:value="11151" calcext:value-type="float">
            <text:p>11151</text:p>
          </table:table-cell>
          <table:table-cell office:value-type="string" calcext:value-type="string">
            <text:p><text:a xlink:href="http://www.ncbi.nlm.nih.gov/gene/11151" xlink:type="simple">http://www.ncbi.nlm.nih.gov/gene/1115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FKBIA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<text:a xlink:href="http://www.ncbi.nlm.nih.gov/gene/4792" xlink:type="simple">http://www.ncbi.nlm.nih.gov/gene/479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7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http://www.ncbi.nlm.nih.gov/gene/620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CY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ttp://www.ncbi.nlm.nih.gov/gene/9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DOB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://www.ncbi.nlm.nih.gov/gene/229" xlink:type="simple">http://www.ncbi.nlm.nih.gov/gene/229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U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a xlink:href="http://www.ncbi.nlm.nih.gov/gene/1191" xlink:type="simple">http://www.ncbi.nlm.nih.gov/gene/1191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U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http://www.ncbi.nlm.nih.gov/gene/1191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LAB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http://www.ncbi.nlm.nih.gov/gene/?term=HLAB[sym]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BP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<text:a xlink:href="http://www.ncbi.nlm.nih.gov/gene/4155" xlink:type="simple">http://www.ncbi.nlm.nih.gov/gene/4155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FAP3L</text:p>
          </table:table-cell>
          <table:table-cell office:value-type="float" office:value="9848" calcext:value-type="float">
            <text:p>9848</text:p>
          </table:table-cell>
          <table:table-cell office:value-type="string" calcext:value-type="string">
            <text:p><text:a xlink:href="http://www.ncbi.nlm.nih.gov/gene/9848" xlink:type="simple">http://www.ncbi.nlm.nih.gov/gene/9848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PRIP</text:p>
          </table:table-cell>
          <table:table-cell office:value-type="float" office:value="23164" calcext:value-type="float">
            <text:p>23164</text:p>
          </table:table-cell>
          <table:table-cell office:value-type="string" calcext:value-type="string">
            <text:p><text:a xlink:href="http://www.ncbi.nlm.nih.gov/gene/23164" xlink:type="simple">http://www.ncbi.nlm.nih.gov/gene/23164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RIP</text:p>
          </table:table-cell>
          <table:table-cell office:value-type="float" office:value="23164" calcext:value-type="float">
            <text:p>23164</text:p>
          </table:table-cell>
          <table:table-cell office:value-type="string" calcext:value-type="string">
            <text:p><text:a xlink:href="http://www.ncbi.nlm.nih.gov/gene/23164" xlink:type="simple">http://www.ncbi.nlm.nih.gov/gene/23164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CP4L1</text:p>
          </table:table-cell>
          <table:table-cell office:value-type="float" office:value="654790" calcext:value-type="float">
            <text:p>654790</text:p>
          </table:table-cell>
          <table:table-cell office:value-type="string" calcext:value-type="string">
            <text:p><text:a xlink:href="http://www.ncbi.nlm.nih.gov/gene/654790" xlink:type="simple">http://www.ncbi.nlm.nih.gov/gene/65479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LC24A2</text:p>
          </table:table-cell>
          <table:table-cell office:value-type="float" office:value="25769" calcext:value-type="float">
            <text:p>25769</text:p>
          </table:table-cell>
          <table:table-cell office:value-type="string" calcext:value-type="string">
            <text:p><text:a xlink:href="http://www.ncbi.nlm.nih.gov/gene/25769" xlink:type="simple">http://www.ncbi.nlm.nih.gov/gene/25769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BA1A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<text:a xlink:href="http://www.ncbi.nlm.nih.gov/gene/7846" xlink:type="simple">http://www.ncbi.nlm.nih.gov/gene/7846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RL2</text:p>
          </table:table-cell>
          <table:table-cell office:value-type="float" office:value="51009" calcext:value-type="float">
            <text:p>51009</text:p>
          </table:table-cell>
          <table:table-cell office:value-type="string" calcext:value-type="string">
            <text:p>http://www.ncbi.nlm.nih.gov/gene/5100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MR1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<text:a xlink:href="http://www.ncbi.nlm.nih.gov/gene/2332" xlink:type="simple">http://www.ncbi.nlm.nih.gov/gene/233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MPDH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<text:a xlink:href="http://www.ncbi.nlm.nih.gov/gene/3615" xlink:type="simple">http://www.ncbi.nlm.nih.gov/gene/361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SMC1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<text:a xlink:href="http://www.ncbi.nlm.nih.gov/gene/5700" xlink:type="simple">http://www.ncbi.nlm.nih.gov/gene/570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B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<text:a xlink:href="http://www.ncbi.nlm.nih.gov/gene/3043" xlink:type="simple">http://www.ncbi.nlm.nih.gov/gene/3043</text:a></text:p>
          </table:table-cell>
          <table:table-cell office:value-type="string" calcext:value-type="string">
            <text:p>Structural Similarit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OE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://www.ncbi.nlm.nih.gov/gene/348" xlink:type="simple">http://www.ncbi.nlm.nih.gov/gene/34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Dengue virus capsid protein interacts specifically with very low-density lipoproteins.</text:p>
          </table:table-cell>
          <table:table-cell office:value-type="string" calcext:value-type="string">
            <text:p>PMID: 2379232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PNA1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<text:a xlink:href="http://www.ncbi.nlm.nih.gov/gene/3836" xlink:type="simple">http://www.ncbi.nlm.nih.gov/gene/3836</text:a></text:p>
          </table:table-cell>
          <table:table-cell office:value-type="string" calcext:value-type="string">
            <text:p>Structural Similarity</text:p>
          </table:table-cell>
          <table:table-cell office:value-type="string" calcext:value-type="string">
            <text:p>A Viral-Human Interactome Based on Structural Motif-Domain Interactions Captures the Human Infectome</text:p>
          </table:table-cell>
          <table:table-cell office:value-type="string" calcext:value-type="string">
            <text:p>PMID:23951184,PMCID:PMC373853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2A</text:p>
          </table:table-cell>
          <table:table-cell office:value-type="float" office:value="8338" calcext:value-type="float">
            <text:p>8338</text:p>
          </table:table-cell>
          <table:table-cell office:value-type="string" calcext:value-type="string">
            <text:p><text:a xlink:href="http://www.ncbi.nlm.nih.gov/gene/8338" xlink:type="simple">http://www.ncbi.nlm.nih.gov/gene/833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Dengue Virus Capsid Protein Binds Core Histones and Inhibits Nucleosome Formation in Human Liver Cells</text:p>
          </table:table-cell>
          <table:table-cell office:value-type="string" calcext:value-type="string">
            <text:p>PMID:21909430,PMC316473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2B</text:p>
          </table:table-cell>
          <table:table-cell office:value-type="float" office:value="8349" calcext:value-type="float">
            <text:p>8349</text:p>
          </table:table-cell>
          <table:table-cell office:value-type="string" calcext:value-type="string">
            <text:p><text:a xlink:href="http://www.ncbi.nlm.nih.gov/gene/8349" xlink:type="simple">http://www.ncbi.nlm.nih.gov/gene/8349</text:a></text:p>
          </table:table-cell>
          <table:table-cell office:value-type="string" calcext:value-type="string">
            <text:p>yeast Two Hybrid Test &amp; Affinity chromatography</text:p>
            <text:p>technology</text:p>
          </table:table-cell>
          <table:table-cell office:value-type="string" calcext:value-type="string">
            <text:p>Dengue Virus Capsid Protein Binds Core Histones and Inhibits Nucleosome Formation in Human Liver Cells</text:p>
          </table:table-cell>
          <table:table-cell office:value-type="string" calcext:value-type="string">
            <text:p>PMID:21909430,PMC316473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3</text:p>
          </table:table-cell>
          <table:table-cell office:value-type="float" office:value="126961" calcext:value-type="float">
            <text:p>126961</text:p>
          </table:table-cell>
          <table:table-cell office:value-type="string" calcext:value-type="string">
            <text:p><text:a xlink:href="http://www.ncbi.nlm.nih.gov/gene/126961" xlink:type="simple">http://www.ncbi.nlm.nih.gov/gene/12696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Dengue Virus Capsid Protein Binds Core Histones and Inhibits Nucleosome Formation in Human Liver Cells</text:p>
          </table:table-cell>
          <table:table-cell office:value-type="string" calcext:value-type="string">
            <text:p>PMID:21909430,PMC316473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4</text:p>
          </table:table-cell>
          <table:table-cell office:value-type="float" office:value="59340" calcext:value-type="float">
            <text:p>59340</text:p>
          </table:table-cell>
          <table:table-cell office:value-type="string" calcext:value-type="string">
            <text:p><text:a xlink:href="http://www.ncbi.nlm.nih.gov/gene/59340" xlink:type="simple">http://www.ncbi.nlm.nih.gov/gene/59340</text:a></text:p>
          </table:table-cell>
          <table:table-cell office:value-type="string" calcext:value-type="string">
            <text:p>yeast Two Hybrid Test &amp; Affinity chromatography</text:p>
            <text:p>technology</text:p>
          </table:table-cell>
          <table:table-cell office:value-type="string" calcext:value-type="string">
            <text:p>Dengue Virus Capsid Protein Binds Core Histones and Inhibits Nucleosome Formation in Human Liver Cells</text:p>
          </table:table-cell>
          <table:table-cell office:value-type="string" calcext:value-type="string">
            <text:p>PMID:21909430,PMC316473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RHGEF11</text:p>
          </table:table-cell>
          <table:table-cell office:value-type="float" office:value="9826" calcext:value-type="float">
            <text:p>9826</text:p>
          </table:table-cell>
          <table:table-cell office:value-type="string" calcext:value-type="string">
            <text:p><text:a xlink:href="http://www.ncbi.nlm.nih.gov/gene/9826" xlink:type="simple">http://www.ncbi.nlm.nih.gov/gene/9826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AAT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a xlink:href="http://www.ncbi.nlm.nih.gov/gene/570" xlink:type="simple">http://www.ncbi.nlm.nih.gov/gene/57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IC2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<text:a xlink:href="http://www.ncbi.nlm.nih.gov/gene/1193" xlink:type="simple">http://www.ncbi.nlm.nih.gov/gene/1193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8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<text:a xlink:href="http://www.ncbi.nlm.nih.gov/gene/2157" xlink:type="simple">http://www.ncbi.nlm.nih.gov/gene/2157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PX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a xlink:href="http://www.ncbi.nlm.nih.gov/gene/3263" xlink:type="simple">http://www.ncbi.nlm.nih.gov/gene/3263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PX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a xlink:href="http://www.ncbi.nlm.nih.gov/gene/3263" xlink:type="simple">http://www.ncbi.nlm.nih.gov/gene/3263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PO1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<text:a xlink:href="http://www.ncbi.nlm.nih.gov/gene/9670" xlink:type="simple">http://www.ncbi.nlm.nih.gov/gene/967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RGN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<text:a xlink:href="http://www.ncbi.nlm.nih.gov/gene/4900" xlink:type="simple">http://www.ncbi.nlm.nih.gov/gene/490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LG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<text:a xlink:href="http://www.ncbi.nlm.nih.gov/gene/5340" xlink:type="simple">http://www.ncbi.nlm.nih.gov/gene/534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NR2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<text:a xlink:href="http://www.ncbi.nlm.nih.gov/gene/4550" xlink:type="simple">http://www.ncbi.nlm.nih.gov/gene/455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UFY3</text:p>
          </table:table-cell>
          <table:table-cell office:value-type="float" office:value="22902" calcext:value-type="float">
            <text:p>22902</text:p>
          </table:table-cell>
          <table:table-cell office:value-type="string" calcext:value-type="string">
            <text:p><text:a xlink:href="http://www.ncbi.nlm.nih.gov/gene/22902" xlink:type="simple">http://www.ncbi.nlm.nih.gov/gene/22902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MU1</text:p>
          </table:table-cell>
          <table:table-cell office:value-type="float" office:value="55234" calcext:value-type="float">
            <text:p>55234</text:p>
          </table:table-cell>
          <table:table-cell office:value-type="string" calcext:value-type="string">
            <text:p><text:a xlink:href="http://www.ncbi.nlm.nih.gov/gene/55234" xlink:type="simple">http://www.ncbi.nlm.nih.gov/gene/55234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MOD1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<text:a xlink:href="http://www.ncbi.nlm.nih.gov/gene/7111" xlink:type="simple">http://www.ncbi.nlm.nih.gov/gene/7111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14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<text:a xlink:href="http://www.ncbi.nlm.nih.gov/gene/929" xlink:type="simple">http://www.ncbi.nlm.nih.gov/gene/92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Bacterial lipopolysaccharide inhibits dengue virus infection of primary human monocytes/macrophages by blockade of virus entry via a CD14-dependent mechanism.</text:p>
          </table:table-cell>
          <table:table-cell office:value-type="string" calcext:value-type="string">
            <text:p>PMID:10074110,PMCID: PMC10402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TPBP4</text:p>
          </table:table-cell>
          <table:table-cell office:value-type="float" office:value="23560" calcext:value-type="float">
            <text:p>23560</text:p>
          </table:table-cell>
          <table:table-cell office:value-type="string" calcext:value-type="string">
            <text:p>http://www.ncbi.nlm.nih.gov/gene/23560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DX3X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<text:a xlink:href="http://www.ncbi.nlm.nih.gov/gene/1654" xlink:type="simple">http://www.ncbi.nlm.nih.gov/gene/165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CL2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a xlink:href="http://www.ncbi.nlm.nih.gov/gene/596" xlink:type="simple">http://www.ncbi.nlm.nih.gov/gene/59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CL2L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a xlink:href="http://www.ncbi.nlm.nih.gov/gene/598" xlink:type="simple">http://www.ncbi.nlm.nih.gov/gene/59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L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http://www.ncbi.nlm.nih.gov/gene/811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NX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<text:a xlink:href="http://www.ncbi.nlm.nih.gov/gene/821" xlink:type="simple">http://www.ncbi.nlm.nih.gov/gene/82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A5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<text:a xlink:href="http://www.ncbi.nlm.nih.gov/gene/3309" xlink:type="simple">http://www.ncbi.nlm.nih.gov/gene/330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AT1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<text:a xlink:href="http://www.ncbi.nlm.nih.gov/gene/6772" xlink:type="simple">http://www.ncbi.nlm.nih.gov/gene/677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AT3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<text:a xlink:href="http://www.ncbi.nlm.nih.gov/gene/6774" xlink:type="simple">http://www.ncbi.nlm.nih.gov/gene/677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YK2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<text:a xlink:href="http://www.ncbi.nlm.nih.gov/gene/7297" xlink:type="simple">http://www.ncbi.nlm.nih.gov/gene/7297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AP70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<text:a xlink:href="http://www.ncbi.nlm.nih.gov/gene/7535" xlink:type="simple">http://www.ncbi.nlm.nih.gov/gene/753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A5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<text:a xlink:href="http://www.ncbi.nlm.nih.gov/gene/3309" xlink:type="simple">http://www.ncbi.nlm.nih.gov/gene/330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GRP 78 (BiP) as a liver cell expressed receptor element for dengue virus serotype 2</text:p>
          </table:table-cell>
          <table:table-cell office:value-type="string" calcext:value-type="string">
            <text:p>PMID:15098107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L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<text:a xlink:href="http://www.ncbi.nlm.nih.gov/gene/811" xlink:type="simple">http://www.ncbi.nlm.nih.gov/gene/81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nteraction of dengue virus envelope protein with endoplasmic reticulum-resident chaperones facilitates dengue virus production</text:p>
          </table:table-cell>
          <table:table-cell office:value-type="string" calcext:value-type="string">
            <text:p>PMID:1910595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BE2I</text:p>
          </table:table-cell>
          <table:table-cell office:value-type="float" office:value="7329" calcext:value-type="float">
            <text:p>7329</text:p>
          </table:table-cell>
          <table:table-cell office:value-type="string" calcext:value-type="string">
            <text:p><text:a xlink:href="http://www.ncbi.nlm.nih.gov/gene/7329" xlink:type="simple">http://www.ncbi.nlm.nih.gov/gene/7329</text:a></text:p>
          </table:table-cell>
          <table:table-cell office:value-type="string" calcext:value-type="string">
            <text:p>In Vitro Pull Down Assay</text:p>
          </table:table-cell>
          <table:table-cell office:value-type="string" calcext:value-type="string">
            <text:p>The type 2 dengue virus envelope protein interacts with small ubiquitin-like modifier-1 (SUMO-1) conjugating enzyme 9 (Ubc9)</text:p>
          </table:table-cell>
          <table:table-cell office:value-type="string" calcext:value-type="string">
            <text:p>PMID:17265167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70/HSPA4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<text:a xlink:href="http://www.ncbi.nlm.nih.gov/gene/3308" xlink:type="simple">http://www.ncbi.nlm.nih.gov/gene/330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Heat shock protein 90 and heat shock protein 70 are components of dengue virus receptor complex in human cells.</text:p>
          </table:table-cell>
          <table:table-cell office:value-type="string" calcext:value-type="string">
            <text:p>PMID:15795242,PMCID:PMC106952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90AA1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<text:a xlink:href="http://www.ncbi.nlm.nih.gov/gene/3320" xlink:type="simple">http://www.ncbi.nlm.nih.gov/gene/332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Heat shock protein 90 and heat shock protein 70 are components of dengue virus receptor complex in human cells.</text:p>
          </table:table-cell>
          <table:table-cell office:value-type="string" calcext:value-type="string">
            <text:p>PMID:15795242,PMCID:PMC106952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A4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<text:a xlink:href="http://www.ncbi.nlm.nih.gov/gene/3326" xlink:type="simple">http://www.ncbi.nlm.nih.gov/gene/332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Heat shock protein 90 and heat shock protein 70 are components of dengue virus receptor complex in human cells.</text:p>
          </table:table-cell>
          <table:table-cell office:value-type="string" calcext:value-type="string">
            <text:p>PMID:15795242,PMCID:PMC106952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L10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<text:a xlink:href="http://www.ncbi.nlm.nih.gov/gene/3586" xlink:type="simple">http://www.ncbi.nlm.nih.gov/gene/358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Antibody-Dependent Enhancement Infection Facilitates Dengue Virus-Regulated Signaling of IL-10 Production in Monocytes</text:p>
          </table:table-cell>
          <table:table-cell office:value-type="string" calcext:value-type="string">
            <text:p>PMID:25412261,PMCID:PMC42391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4B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<text:a xlink:href="http://www.ncbi.nlm.nih.gov/gene/721" xlink:type="simple">http://www.ncbi.nlm.nih.gov/gene/721</text:a></text:p>
          </table:table-cell>
          <table:table-cell office:value-type="string" calcext:value-type="string">
            <text:p>Co-AP Assay</text:p>
          </table:table-cell>
          <table:table-cell office:value-type="string" calcext:value-type="string">
            <text:p>Complement-mediated neutralization of dengue virus requires mannose-binding lectin</text:p>
          </table:table-cell>
          <table:table-cell office:value-type="string" calcext:value-type="string">
            <text:p>PMID:22167226,PMCID:PMC323606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AT3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<text:a xlink:href="http://www.ncbi.nlm.nih.gov/gene/6774" xlink:type="simple">http://www.ncbi.nlm.nih.gov/gene/677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Recombinant non-structural 1 (NS1) protein of dengue-2 virus interacts with human STAT3β protein</text:p>
          </table:table-cell>
          <table:table-cell office:value-type="string" calcext:value-type="string">
            <text:p>PMID:1587879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L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<text:a xlink:href="http://www.ncbi.nlm.nih.gov/gene/811" xlink:type="simple">http://www.ncbi.nlm.nih.gov/gene/81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IF4G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://www.ncbi.nlm.nih.gov/gene/1982" xlink:type="simple">http://www.ncbi.nlm.nih.gov/gene/198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23B</text:p>
          </table:table-cell>
          <table:table-cell office:value-type="float" office:value="139285" calcext:value-type="float">
            <text:p>139285</text:p>
          </table:table-cell>
          <table:table-cell office:value-type="string" calcext:value-type="string">
            <text:p><text:a xlink:href="http://www.ncbi.nlm.nih.gov/gene/139285" xlink:type="simple">http://www.ncbi.nlm.nih.gov/gene/13928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GB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<text:a xlink:href="http://www.ncbi.nlm.nih.gov/gene/2244" xlink:type="simple">http://www.ncbi.nlm.nih.gov/gene/224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AMB1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<text:a xlink:href="http://www.ncbi.nlm.nih.gov/gene/3912" xlink:type="simple">http://www.ncbi.nlm.nih.gov/gene/391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P3K7IP2</text:p>
          </table:table-cell>
          <table:table-cell office:value-type="float" office:value="23118" calcext:value-type="float">
            <text:p>23118</text:p>
          </table:table-cell>
          <table:table-cell office:value-type="string" calcext:value-type="string">
            <text:p><text:a xlink:href="http://www.ncbi.nlm.nih.gov/gene/23118" xlink:type="simple">http://www.ncbi.nlm.nih.gov/gene/2311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AIP1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<text:a xlink:href="http://www.ncbi.nlm.nih.gov/gene/10605" xlink:type="simple">http://www.ncbi.nlm.nih.gov/gene/1060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TBP1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<text:a xlink:href="http://www.ncbi.nlm.nih.gov/gene/5725" xlink:type="simple">http://www.ncbi.nlm.nih.gov/gene/572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ERPIND1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<text:a xlink:href="http://www.ncbi.nlm.nih.gov/gene/3053" xlink:type="simple">http://www.ncbi.nlm.nih.gov/gene/305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PTBN2</text:p>
          </table:table-cell>
          <table:table-cell office:value-type="float" office:value="6712" calcext:value-type="float">
            <text:p>6712</text:p>
          </table:table-cell>
          <table:table-cell office:value-type="string" calcext:value-type="string">
            <text:p><text:a xlink:href="http://www.ncbi.nlm.nih.gov/gene/6712" xlink:type="simple">http://www.ncbi.nlm.nih.gov/gene/671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RFBP1</text:p>
          </table:table-cell>
          <table:table-cell office:value-type="float" office:value="153443" calcext:value-type="float">
            <text:p>153443</text:p>
          </table:table-cell>
          <table:table-cell office:value-type="string" calcext:value-type="string">
            <text:p><text:a xlink:href="http://www.ncbi.nlm.nih.gov/gene/153443" xlink:type="simple">http://www.ncbi.nlm.nih.gov/gene/15344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CF7L2</text:p>
          </table:table-cell>
          <table:table-cell office:value-type="float" office:value="6934" calcext:value-type="float">
            <text:p>6934</text:p>
          </table:table-cell>
          <table:table-cell office:value-type="string" calcext:value-type="string">
            <text:p><text:a xlink:href="http://www.ncbi.nlm.nih.gov/gene/6934" xlink:type="simple">http://www.ncbi.nlm.nih.gov/gene/693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WC1</text:p>
          </table:table-cell>
          <table:table-cell office:value-type="float" office:value="23286" calcext:value-type="float">
            <text:p>23286</text:p>
          </table:table-cell>
          <table:table-cell office:value-type="string" calcext:value-type="string">
            <text:p><text:a xlink:href="http://www.ncbi.nlm.nih.gov/gene/23286" xlink:type="simple">http://www.ncbi.nlm.nih.gov/gene/2328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DX3X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http://www.ncbi.nlm.nih.gov/gene/1654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CLT1</text:p>
          </table:table-cell>
          <table:table-cell office:value-type="float" office:value="132320" calcext:value-type="float">
            <text:p>132320</text:p>
          </table:table-cell>
          <table:table-cell office:value-type="string" calcext:value-type="string">
            <text:p><text:a xlink:href="http://www.ncbi.nlm.nih.gov/gene/132320" xlink:type="simple">http://www.ncbi.nlm.nih.gov/gene/13232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IF1B</text:p>
          </table:table-cell>
          <table:table-cell office:value-type="float" office:value="23095" calcext:value-type="float">
            <text:p>23095</text:p>
          </table:table-cell>
          <table:table-cell office:value-type="string" calcext:value-type="string">
            <text:p><text:a xlink:href="http://www.ncbi.nlm.nih.gov/gene/23095" xlink:type="simple">http://www.ncbi.nlm.nih.gov/gene/2309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 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KAP1</text:p>
          </table:table-cell>
          <table:table-cell office:value-type="float" office:value="8165" calcext:value-type="float">
            <text:p>8165</text:p>
          </table:table-cell>
          <table:table-cell office:value-type="string" calcext:value-type="string">
            <text:p><text:a xlink:href="http://www.ncbi.nlm.nih.gov/gene/8165" xlink:type="simple">http://www.ncbi.nlm.nih.gov/gene/816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KR7A3</text:p>
          </table:table-cell>
          <table:table-cell office:value-type="float" office:value="22977" calcext:value-type="float">
            <text:p>22977</text:p>
          </table:table-cell>
          <table:table-cell office:value-type="string" calcext:value-type="string">
            <text:p><text:a xlink:href="http://www.ncbi.nlm.nih.gov/gene/22977" xlink:type="simple">http://www.ncbi.nlm.nih.gov/gene/2297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OA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://www.ncbi.nlm.nih.gov/gene/335" xlink:type="simple">http://www.ncbi.nlm.nih.gov/gene/33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OB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://www.ncbi.nlm.nih.gov/gene/338" xlink:type="simple">http://www.ncbi.nlm.nih.gov/gene/33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MS1</text:p>
          </table:table-cell>
          <table:table-cell office:value-type="float" office:value="9790" calcext:value-type="float">
            <text:p>9790</text:p>
          </table:table-cell>
          <table:table-cell office:value-type="string" calcext:value-type="string">
            <text:p><text:a xlink:href="http://www.ncbi.nlm.nih.gov/gene/9790" xlink:type="simple">http://www.ncbi.nlm.nih.gov/gene/979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4A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ncbi.nlm.nih.gov/gene/720" xlink:type="simple">http://www.ncbi.nlm.nih.gov/gene/72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CDC66</text:p>
          </table:table-cell>
          <table:table-cell office:value-type="float" office:value="285331" calcext:value-type="float">
            <text:p>285331</text:p>
          </table:table-cell>
          <table:table-cell office:value-type="string" calcext:value-type="string">
            <text:p><text:a xlink:href="http://www.ncbi.nlm.nih.gov/gene/285331" xlink:type="simple">http://www.ncbi.nlm.nih.gov/gene/28533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CDC88C</text:p>
          </table:table-cell>
          <table:table-cell office:value-type="float" office:value="440193" calcext:value-type="float">
            <text:p>440193</text:p>
          </table:table-cell>
          <table:table-cell office:value-type="string" calcext:value-type="string">
            <text:p><text:a xlink:href="http://www.ncbi.nlm.nih.gov/gene/440193" xlink:type="simple">http://www.ncbi.nlm.nih.gov/gene/44019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NOT1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<text:a xlink:href="http://www.ncbi.nlm.nih.gov/gene/23019" xlink:type="simple">http://www.ncbi.nlm.nih.gov/gene/2301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PS2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<text:a xlink:href="http://www.ncbi.nlm.nih.gov/gene/9318" xlink:type="simple">http://www.ncbi.nlm.nih.gov/gene/931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TNNB1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<text:a xlink:href="http://www.ncbi.nlm.nih.gov/gene/1499" xlink:type="simple">http://www.ncbi.nlm.nih.gov/gene/149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CTN1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<text:a xlink:href="http://www.ncbi.nlm.nih.gov/gene/1639" xlink:type="simple">http://www.ncbi.nlm.nih.gov/gene/163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DX5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<text:a xlink:href="http://www.ncbi.nlm.nih.gov/gene/1655" xlink:type="simple">http://www.ncbi.nlm.nih.gov/gene/165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ST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<text:a xlink:href="http://www.ncbi.nlm.nih.gov/gene/667" xlink:type="simple">http://www.ncbi.nlm.nih.gov/gene/66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23B</text:p>
          </table:table-cell>
          <table:table-cell office:value-type="float" office:value="139285" calcext:value-type="float">
            <text:p>139285</text:p>
          </table:table-cell>
          <table:table-cell office:value-type="string" calcext:value-type="string">
            <text:p>http://www.ncbi.nlm.nih.gov/gene/13928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GA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<text:a xlink:href="http://www.ncbi.nlm.nih.gov/gene/2243" xlink:type="simple">http://www.ncbi.nlm.nih.gov/gene/224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OLSYN</text:p>
          </table:table-cell>
          <table:table-cell office:value-type="float" office:value="55638" calcext:value-type="float">
            <text:p>55638</text:p>
          </table:table-cell>
          <table:table-cell office:value-type="string" calcext:value-type="string">
            <text:p><text:a xlink:href="http://www.ncbi.nlm.nih.gov/gene/55638" xlink:type="simple">http://www.ncbi.nlm.nih.gov/gene/5563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YH14</text:p>
          </table:table-cell>
          <table:table-cell office:value-type="float" office:value="79784" calcext:value-type="float">
            <text:p>79784</text:p>
          </table:table-cell>
          <table:table-cell office:value-type="string" calcext:value-type="string">
            <text:p><text:a xlink:href="http://www.ncbi.nlm.nih.gov/gene/79784" xlink:type="simple">http://www.ncbi.nlm.nih.gov/gene/7978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SMD1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<text:a xlink:href="http://www.ncbi.nlm.nih.gov/gene/5707" xlink:type="simple">http://www.ncbi.nlm.nih.gov/gene/570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EC31A</text:p>
          </table:table-cell>
          <table:table-cell office:value-type="float" office:value="22872" calcext:value-type="float">
            <text:p>22872</text:p>
          </table:table-cell>
          <table:table-cell office:value-type="string" calcext:value-type="string">
            <text:p><text:a xlink:href="http://www.ncbi.nlm.nih.gov/gene/22872" xlink:type="simple">http://www.ncbi.nlm.nih.gov/gene/2287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FRS11</text:p>
          </table:table-cell>
          <table:table-cell office:value-type="float" office:value="9295" calcext:value-type="float">
            <text:p>9295</text:p>
          </table:table-cell>
          <table:table-cell office:value-type="string" calcext:value-type="string">
            <text:p><text:a xlink:href="http://www.ncbi.nlm.nih.gov/gene/9295" xlink:type="simple">http://www.ncbi.nlm.nih.gov/gene/929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PG7</text:p>
          </table:table-cell>
          <table:table-cell office:value-type="float" office:value="6687" calcext:value-type="float">
            <text:p>6687</text:p>
          </table:table-cell>
          <table:table-cell office:value-type="string" calcext:value-type="string">
            <text:p><text:a xlink:href="http://www.ncbi.nlm.nih.gov/gene/6687" xlink:type="simple">http://www.ncbi.nlm.nih.gov/gene/668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YNE2</text:p>
          </table:table-cell>
          <table:table-cell office:value-type="float" office:value="23224" calcext:value-type="float">
            <text:p>23224</text:p>
          </table:table-cell>
          <table:table-cell office:value-type="string" calcext:value-type="string">
            <text:p><text:a xlink:href="http://www.ncbi.nlm.nih.gov/gene/23224" xlink:type="simple">http://www.ncbi.nlm.nih.gov/gene/2322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NFRSF10B</text:p>
          </table:table-cell>
          <table:table-cell office:value-type="float" office:value="8795" calcext:value-type="float">
            <text:p>8795</text:p>
          </table:table-cell>
          <table:table-cell office:value-type="string" calcext:value-type="string">
            <text:p><text:a xlink:href="http://www.ncbi.nlm.nih.gov/gene/8795" xlink:type="simple">http://www.ncbi.nlm.nih.gov/gene/879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A1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http://www.ncbi.nlm.nih.gov/gene/303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GGF1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<text:a xlink:href="http://www.ncbi.nlm.nih.gov/gene/55109" xlink:type="simple">http://www.ncbi.nlm.nih.gov/gene/5510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L12A1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<text:a xlink:href="http://www.ncbi.nlm.nih.gov/gene/1303" xlink:type="simple">http://www.ncbi.nlm.nih.gov/gene/130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DX5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<text:a xlink:href="http://www.ncbi.nlm.nih.gov/gene/1655" xlink:type="simple">http://www.ncbi.nlm.nih.gov/gene/165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ST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http://www.ncbi.nlm.nih.gov/gene/667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23B</text:p>
          </table:table-cell>
          <table:table-cell office:value-type="float" office:value="139285" calcext:value-type="float">
            <text:p>139285</text:p>
          </table:table-cell>
          <table:table-cell office:value-type="string" calcext:value-type="string">
            <text:p>http://www.ncbi.nlm.nih.gov/gene/13928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N1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<text:a xlink:href="http://www.ncbi.nlm.nih.gov/gene/2335" xlink:type="simple">http://www.ncbi.nlm.nih.gov/gene/233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YB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<text:a xlink:href="http://www.ncbi.nlm.nih.gov/gene/2533" xlink:type="simple">http://www.ncbi.nlm.nih.gov/gene/253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NG1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<text:a xlink:href="http://www.ncbi.nlm.nih.gov/gene/3827" xlink:type="simple">http://www.ncbi.nlm.nih.gov/gene/382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PNA3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<text:a xlink:href="http://www.ncbi.nlm.nih.gov/gene/3839" xlink:type="simple">http://www.ncbi.nlm.nih.gov/gene/383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P3K7IP2</text:p>
          </table:table-cell>
          <table:table-cell office:value-type="float" office:value="23118" calcext:value-type="float">
            <text:p>23118</text:p>
          </table:table-cell>
          <table:table-cell office:value-type="string" calcext:value-type="string">
            <text:p><text:a xlink:href="http://www.ncbi.nlm.nih.gov/gene/23118" xlink:type="simple">http://www.ncbi.nlm.nih.gov/gene/2311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ID1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<text:a xlink:href="http://www.ncbi.nlm.nih.gov/gene/4811" xlink:type="simple">http://www.ncbi.nlm.nih.gov/gene/481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UP50</text:p>
          </table:table-cell>
          <table:table-cell office:value-type="float" office:value="10762" calcext:value-type="float">
            <text:p>10762</text:p>
          </table:table-cell>
          <table:table-cell office:value-type="string" calcext:value-type="string">
            <text:p><text:a xlink:href="http://www.ncbi.nlm.nih.gov/gene/10762" xlink:type="simple">http://www.ncbi.nlm.nih.gov/gene/1076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AIP1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<text:a xlink:href="http://www.ncbi.nlm.nih.gov/gene/10605" xlink:type="simple">http://www.ncbi.nlm.nih.gov/gene/1060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ECI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<text:a xlink:href="http://www.ncbi.nlm.nih.gov/gene/10455" xlink:type="simple">http://www.ncbi.nlm.nih.gov/gene/1045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IAS1</text:p>
          </table:table-cell>
          <table:table-cell office:value-type="float" office:value="8554" calcext:value-type="float">
            <text:p>8554</text:p>
          </table:table-cell>
          <table:table-cell office:value-type="string" calcext:value-type="string">
            <text:p><text:a xlink:href="http://www.ncbi.nlm.nih.gov/gene/8554" xlink:type="simple">http://www.ncbi.nlm.nih.gov/gene/855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ERPIND1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http://www.ncbi.nlm.nih.gov/gene/3053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BE2I</text:p>
          </table:table-cell>
          <table:table-cell office:value-type="float" office:value="7329" calcext:value-type="float">
            <text:p>7329</text:p>
          </table:table-cell>
          <table:table-cell office:value-type="string" calcext:value-type="string">
            <text:p>http://www.ncbi.nlm.nih.gov/gene/732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BXD4</text:p>
          </table:table-cell>
          <table:table-cell office:value-type="float" office:value="165324" calcext:value-type="float">
            <text:p>165324</text:p>
          </table:table-cell>
          <table:table-cell office:value-type="string" calcext:value-type="string">
            <text:p><text:a xlink:href="http://www.ncbi.nlm.nih.gov/gene/165324" xlink:type="simple">http://www.ncbi.nlm.nih.gov/gene/16532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WC1</text:p>
          </table:table-cell>
          <table:table-cell office:value-type="float" office:value="23286" calcext:value-type="float">
            <text:p>23286</text:p>
          </table:table-cell>
          <table:table-cell office:value-type="string" calcext:value-type="string">
            <text:p><text:a xlink:href="http://www.ncbi.nlm.nih.gov/gene/23286" xlink:type="simple">http://www.ncbi.nlm.nih.gov/gene/2328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2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688</text:p>
          </table:table-cell>
          <table:table-cell office:value-type="float" office:value="146542" calcext:value-type="float">
            <text:p>146542</text:p>
          </table:table-cell>
          <table:table-cell office:value-type="string" calcext:value-type="string">
            <text:p><text:a xlink:href="http://www.ncbi.nlm.nih.gov/gene/146542" xlink:type="simple">http://www.ncbi.nlm.nih.gov/gene/14654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A1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http://www.ncbi.nlm.nih.gov/gene/303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6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<text:a xlink:href="http://www.ncbi.nlm.nih.gov/gene/6128" xlink:type="simple">http://www.ncbi.nlm.nih.gov/gene/612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MF1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<text:a xlink:href="http://www.ncbi.nlm.nih.gov/gene/7110" xlink:type="simple">http://www.ncbi.nlm.nih.gov/gene/711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OD1L</text:p>
          </table:table-cell>
          <table:table-cell office:value-type="float" office:value="259282" calcext:value-type="float">
            <text:p>259282</text:p>
          </table:table-cell>
          <table:table-cell office:value-type="string" calcext:value-type="string">
            <text:p>http://www.ncbi.nlm.nih.gov/gene/25928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YCBP2</text:p>
          </table:table-cell>
          <table:table-cell office:value-type="float" office:value="23077" calcext:value-type="float">
            <text:p>23077</text:p>
          </table:table-cell>
          <table:table-cell office:value-type="string" calcext:value-type="string">
            <text:p><text:a xlink:href="http://www.ncbi.nlm.nih.gov/gene/23077" xlink:type="simple">http://www.ncbi.nlm.nih.gov/gene/23077</text:a></text:p>
          </table:table-cell>
          <table:table-cell office:value-type="string" calcext:value-type="string">
            <text:p>yeast two-hybrid &amp; complex pull downs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RIP11</text:p>
          </table:table-cell>
          <table:table-cell office:value-type="float" office:value="9321" calcext:value-type="float">
            <text:p>9321</text:p>
          </table:table-cell>
          <table:table-cell office:value-type="string" calcext:value-type="string">
            <text:p><text:a xlink:href="http://www.ncbi.nlm.nih.gov/gene/9321" xlink:type="simple">http://www.ncbi.nlm.nih.gov/gene/932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ERPIND1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http://www.ncbi.nlm.nih.gov/gene/3053</text:p>
          </table:table-cell>
          <table:table-cell office:value-type="string" calcext:value-type="string">
            <text:p>yeast two-hybrid and complex pull downs</text:p>
          </table:table-cell>
          <table:table-cell office:value-type="string" calcext:value-type="string">
            <text:p>Identification of New Protein Interactions between Dengue Fever Virus and Its Hosts, Human and Mosquito, 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NOX2</text:p>
          </table:table-cell>
          <table:table-cell office:value-type="float" office:value="10495" calcext:value-type="float">
            <text:p>10495</text:p>
          </table:table-cell>
          <table:table-cell office:value-type="string" calcext:value-type="string">
            <text:p><text:a xlink:href="http://www.ncbi.nlm.nih.gov/gene/10495" xlink:type="simple">http://www.ncbi.nlm.nih.gov/gene/1049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, Flavivirus NS3 and NS5 proteins interaction network: a high-throughput yeast two-hybrid screen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90AB1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<text:a xlink:href="http://www.ncbi.nlm.nih.gov/gene/3326" xlink:type="simple">http://www.ncbi.nlm.nih.gov/gene/3326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, Flavivirus NS3 and NS5 proteins interaction network: a high-throughput yeast two-hybrid screen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BTB8OS</text:p>
          </table:table-cell>
          <table:table-cell office:value-type="float" office:value="339487" calcext:value-type="float">
            <text:p>339487</text:p>
          </table:table-cell>
          <table:table-cell office:value-type="string" calcext:value-type="string">
            <text:p><text:a xlink:href="http://www.ncbi.nlm.nih.gov/gene/339487" xlink:type="simple">http://www.ncbi.nlm.nih.gov/gene/339487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RAF4</text:p>
          </table:table-cell>
          <table:table-cell office:value-type="float" office:value="9618" calcext:value-type="float">
            <text:p>9618</text:p>
          </table:table-cell>
          <table:table-cell office:value-type="string" calcext:value-type="string">
            <text:p><text:a xlink:href="http://www.ncbi.nlm.nih.gov/gene/9618" xlink:type="simple">http://www.ncbi.nlm.nih.gov/gene/9618</text:a></text:p>
          </table:table-cell>
          <table:table-cell office:value-type="string" calcext:value-type="string">
            <text:p>Yeast Two hybrid Test &amp; pull down assay</text:p>
          </table:table-cell>
          <table:table-cell office:value-type="string" calcext:value-type="string">
            <text:p>Identification of New Protein Interactions between Dengue Fever Virus and Its Hosts, Human and Mosquito,Flavivirus NS3 and NS5 proteins interaction network: a high-throughput yeast two-hybrid screen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AF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://www.ncbi.nlm.nih.gov/gene/317" xlink:type="simple">http://www.ncbi.nlm.nih.gov/gene/317</text:a></text:p>
          </table:table-cell>
          <table:table-cell office:value-type="string" calcext:value-type="string">
            <text:p>Structural Similarity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AD51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<text:a xlink:href="http://www.ncbi.nlm.nih.gov/gene/5888" xlink:type="simple">http://www.ncbi.nlm.nih.gov/gene/5888</text:a></text:p>
          </table:table-cell>
          <table:table-cell office:value-type="string" calcext:value-type="string">
            <text:p>Structural Similarity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K1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<text:a xlink:href="http://www.ncbi.nlm.nih.gov/gene/7083" xlink:type="simple">http://www.ncbi.nlm.nih.gov/gene/7083</text:a></text:p>
          </table:table-cell>
          <table:table-cell office:value-type="string" calcext:value-type="string">
            <text:p>Structural Similarity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DX5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http://www.ncbi.nlm.nih.gov/gene/1655</text:p>
          </table:table-cell>
          <table:table-cell office:value-type="string" calcext:value-type="string">
            <text:p>Structural Similarity &amp; Yeast Two hybrid Test </text:p>
          </table:table-cell>
          <table:table-cell office:value-type="string" calcext:value-type="string">
            <text:p>Mapping Protein Interactions between Dengue Virus and Its Human and Insect Hosts,A Physical Interaction Network of Dengue Virus and Human Protein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KAP8L</text:p>
          </table:table-cell>
          <table:table-cell office:value-type="float" office:value="26993" calcext:value-type="float">
            <text:p>26993</text:p>
          </table:table-cell>
          <table:table-cell office:value-type="string" calcext:value-type="string">
            <text:p><text:a xlink:href="http://www.ncbi.nlm.nih.gov/gene/26993" xlink:type="simple">http://www.ncbi.nlm.nih.gov/gene/2699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NKRD50</text:p>
          </table:table-cell>
          <table:table-cell office:value-type="float" office:value="57182" calcext:value-type="float">
            <text:p>57182</text:p>
          </table:table-cell>
          <table:table-cell office:value-type="string" calcext:value-type="string">
            <text:p><text:a xlink:href="http://www.ncbi.nlm.nih.gov/gene/57182" xlink:type="simple">http://www.ncbi.nlm.nih.gov/gene/5718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CTN2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<text:a xlink:href="http://www.ncbi.nlm.nih.gov/gene/10540" xlink:type="simple">http://www.ncbi.nlm.nih.gov/gene/1054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MILIN1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<text:a xlink:href="http://www.ncbi.nlm.nih.gov/gene/11117" xlink:type="simple">http://www.ncbi.nlm.nih.gov/gene/1111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GB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http://www.ncbi.nlm.nih.gov/gene/2244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IF1B</text:p>
          </table:table-cell>
          <table:table-cell office:value-type="float" office:value="23095" calcext:value-type="float">
            <text:p>23095</text:p>
          </table:table-cell>
          <table:table-cell office:value-type="string" calcext:value-type="string">
            <text:p>http://www.ncbi.nlm.nih.gov/gene/2309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TN1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<text:a xlink:href="http://www.ncbi.nlm.nih.gov/gene/3895" xlink:type="simple">http://www.ncbi.nlm.nih.gov/gene/389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OC642846</text:p>
          </table:table-cell>
          <table:table-cell office:value-type="float" office:value="642846" calcext:value-type="float">
            <text:p>642846</text:p>
          </table:table-cell>
          <table:table-cell office:value-type="string" calcext:value-type="string">
            <text:p><text:a xlink:href="http://www.ncbi.nlm.nih.gov/gene/642846" xlink:type="simple">http://www.ncbi.nlm.nih.gov/gene/64284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OC728047</text:p>
          </table:table-cell>
          <table:table-cell table:style-name="ce6"/>
          <table:table-cell office:value-type="string" calcext:value-type="string">
            <text:p>http://www.ncbi.nlm.nih.gov/gene/2804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CM1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<text:a xlink:href="http://www.ncbi.nlm.nih.gov/gene/5108" xlink:type="simple">http://www.ncbi.nlm.nih.gov/gene/510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DCD6IP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<text:a xlink:href="http://www.ncbi.nlm.nih.gov/gene/10015" xlink:type="simple">http://www.ncbi.nlm.nih.gov/gene/1001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RDX6</text:p>
          </table:table-cell>
          <table:table-cell office:value-type="float" office:value="9588" calcext:value-type="float">
            <text:p>9588</text:p>
          </table:table-cell>
          <table:table-cell office:value-type="string" calcext:value-type="string">
            <text:p><text:a xlink:href="http://www.ncbi.nlm.nih.gov/gene/9588" xlink:type="simple">http://www.ncbi.nlm.nih.gov/gene/958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TBP1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http://www.ncbi.nlm.nih.gov/gene/572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AI14</text:p>
          </table:table-cell>
          <table:table-cell office:value-type="float" office:value="26064" calcext:value-type="float">
            <text:p>26064</text:p>
          </table:table-cell>
          <table:table-cell office:value-type="string" calcext:value-type="string">
            <text:p><text:a xlink:href="http://www.ncbi.nlm.nih.gov/gene/26064" xlink:type="simple">http://www.ncbi.nlm.nih.gov/gene/2606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RFBP1</text:p>
          </table:table-cell>
          <table:table-cell office:value-type="float" office:value="153443" calcext:value-type="float">
            <text:p>153443</text:p>
          </table:table-cell>
          <table:table-cell office:value-type="string" calcext:value-type="string">
            <text:p><text:a xlink:href="http://www.ncbi.nlm.nih.gov/gene/153443" xlink:type="simple">http://www.ncbi.nlm.nih.gov/gene/15344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CF7L2</text:p>
          </table:table-cell>
          <table:table-cell office:value-type="float" office:value="6934" calcext:value-type="float">
            <text:p>6934</text:p>
          </table:table-cell>
          <table:table-cell office:value-type="string" calcext:value-type="string">
            <text:p><text:a xlink:href="http://www.ncbi.nlm.nih.gov/gene/6934" xlink:type="simple">http://www.ncbi.nlm.nih.gov/gene/693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ACA</text:p>
          </table:table-cell>
          <table:table-cell office:value-type="float" office:value="55075" calcext:value-type="float">
            <text:p>55075</text:p>
          </table:table-cell>
          <table:table-cell office:value-type="string" calcext:value-type="string">
            <text:p><text:a xlink:href="http://www.ncbi.nlm.nih.gov/gene/55075" xlink:type="simple">http://www.ncbi.nlm.nih.gov/gene/5507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BF1</text:p>
          </table:table-cell>
          <table:table-cell office:value-type="float" office:value="8729" calcext:value-type="float">
            <text:p>8729</text:p>
          </table:table-cell>
          <table:table-cell office:value-type="string" calcext:value-type="string">
            <text:p><text:a xlink:href="http://www.ncbi.nlm.nih.gov/gene/8729" xlink:type="simple">http://www.ncbi.nlm.nih.gov/gene/8729</text:a></text:p>
          </table:table-cell>
          <table:table-cell office:value-type="string" calcext:value-type="string">
            <text:p>Affinity tags and</text:p>
            <text:p>quantitative proteomic and Isotopic Differentiation of Interactions as Random or Targeted (I-DIRT)</text:p>
          </table:table-cell>
          <table:table-cell office:value-type="string" calcext:value-type="string">
            <text:p>Quantitative Proteomic Analysis of Host-virus</text:p>
            <text:p>Interactions Reveals a Role for Golgi Brefeldin</text:p>
            <text:p>A Resistance Factor 1 (GBF1) in Dengue</text:p>
            <text:p>Infection</text:p>
          </table:table-cell>
          <table:table-cell office:value-type="string" calcext:value-type="string">
            <text:p>PMID:24855065, PMCID: PMC422347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CTA2</text:p>
          </table:table-cell>
          <table:table-cell office:value-type="float" office:value="11475" calcext:value-type="float">
            <text:p>11475</text:p>
          </table:table-cell>
          <table:table-cell office:value-type="string" calcext:value-type="string">
            <text:p>http://www.ncbi.nlm.nih.gov/gene/11475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CT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www.ncbi.nlm.nih.gov/gene/60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CTG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ttp://www.ncbi.nlm.nih.gov/gene/71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CTG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ttp://www.ncbi.nlm.nih.gov/gene/72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MBP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://www.ncbi.nlm.nih.gov/gene/259" xlink:type="simple">http://www.ncbi.nlm.nih.gov/gene/25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BB1IP</text:p>
          </table:table-cell>
          <table:table-cell office:value-type="float" office:value="54518" calcext:value-type="float">
            <text:p>54518</text:p>
          </table:table-cell>
          <table:table-cell office:value-type="string" calcext:value-type="string">
            <text:p><text:a xlink:href="http://www.ncbi.nlm.nih.gov/gene/54518" xlink:type="simple">http://www.ncbi.nlm.nih.gov/gene/5451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XIN1</text:p>
          </table:table-cell>
          <table:table-cell office:value-type="float" office:value="8312" calcext:value-type="float">
            <text:p>8312</text:p>
          </table:table-cell>
          <table:table-cell office:value-type="string" calcext:value-type="string">
            <text:p><text:a xlink:href="http://www.ncbi.nlm.nih.gov/gene/8312" xlink:type="simple">http://www.ncbi.nlm.nih.gov/gene/831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CL2L14</text:p>
          </table:table-cell>
          <table:table-cell office:value-type="float" office:value="79370" calcext:value-type="float">
            <text:p>79370</text:p>
          </table:table-cell>
          <table:table-cell office:value-type="string" calcext:value-type="string">
            <text:p><text:a xlink:href="http://www.ncbi.nlm.nih.gov/gene/79370" xlink:type="simple">http://www.ncbi.nlm.nih.gov/gene/7937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8orf77</text:p>
          </table:table-cell>
          <table:table-cell office:value-type="float" office:value="286103" calcext:value-type="float">
            <text:p>286103</text:p>
          </table:table-cell>
          <table:table-cell office:value-type="string" calcext:value-type="string">
            <text:p>http://www.ncbi.nlm.nih.gov/gene/?term=C8orf77[sym]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9orf117</text:p>
          </table:table-cell>
          <table:table-cell office:value-type="float" office:value="286207" calcext:value-type="float">
            <text:p>286207</text:p>
          </table:table-cell>
          <table:table-cell office:value-type="string" calcext:value-type="string">
            <text:p><text:a xlink:href="http://www.ncbi.nlm.nih.gov/gene/286207" xlink:type="simple">http://www.ncbi.nlm.nih.gov/gene/286207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MK2B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<text:a xlink:href="http://www.ncbi.nlm.nih.gov/gene/816" xlink:type="simple">http://www.ncbi.nlm.nih.gov/gene/81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MTA2</text:p>
          </table:table-cell>
          <table:table-cell office:value-type="float" office:value="23125" calcext:value-type="float">
            <text:p>23125</text:p>
          </table:table-cell>
          <table:table-cell office:value-type="string" calcext:value-type="string">
            <text:p><text:a xlink:href="http://www.ncbi.nlm.nih.gov/gene/23125" xlink:type="simple">http://www.ncbi.nlm.nih.gov/gene/2312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SP8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<text:a xlink:href="http://www.ncbi.nlm.nih.gov/gene/841" xlink:type="simple">http://www.ncbi.nlm.nih.gov/gene/84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EP250</text:p>
          </table:table-cell>
          <table:table-cell office:value-type="float" office:value="11190" calcext:value-type="float">
            <text:p>11190</text:p>
          </table:table-cell>
          <table:table-cell office:value-type="string" calcext:value-type="string">
            <text:p><text:a xlink:href="http://www.ncbi.nlm.nih.gov/gene/11190" xlink:type="simple">http://www.ncbi.nlm.nih.gov/gene/1119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EP63</text:p>
          </table:table-cell>
          <table:table-cell office:value-type="float" office:value="80254" calcext:value-type="float">
            <text:p>80254</text:p>
          </table:table-cell>
          <table:table-cell office:value-type="string" calcext:value-type="string">
            <text:p><text:a xlink:href="http://www.ncbi.nlm.nih.gov/gene/80254" xlink:type="simple">http://www.ncbi.nlm.nih.gov/gene/8025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NAJC14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<text:a xlink:href="http://www.ncbi.nlm.nih.gov/gene/85406" xlink:type="simple">http://www.ncbi.nlm.nih.gov/gene/8540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YX1C1</text:p>
          </table:table-cell>
          <table:table-cell office:value-type="float" office:value="161582" calcext:value-type="float">
            <text:p>161582</text:p>
          </table:table-cell>
          <table:table-cell office:value-type="string" calcext:value-type="string">
            <text:p><text:a xlink:href="http://www.ncbi.nlm.nih.gov/gene/161582" xlink:type="simple">http://www.ncbi.nlm.nih.gov/gene/16158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IF5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<text:a xlink:href="http://www.ncbi.nlm.nih.gov/gene/1984" xlink:type="simple">http://www.ncbi.nlm.nih.gov/gene/198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84A</text:p>
          </table:table-cell>
          <table:table-cell office:value-type="float" office:value="79632" calcext:value-type="float">
            <text:p>79632</text:p>
          </table:table-cell>
          <table:table-cell office:value-type="string" calcext:value-type="string">
            <text:p><text:a xlink:href="http://www.ncbi.nlm.nih.gov/gene/79632" xlink:type="simple">http://www.ncbi.nlm.nih.gov/gene/7963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HL2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<text:a xlink:href="http://www.ncbi.nlm.nih.gov/gene/2274" xlink:type="simple">http://www.ncbi.nlm.nih.gov/gene/227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GA1</text:p>
          </table:table-cell>
          <table:table-cell office:value-type="float" office:value="26088" calcext:value-type="float">
            <text:p>26088</text:p>
          </table:table-cell>
          <table:table-cell office:value-type="string" calcext:value-type="string">
            <text:p><text:a xlink:href="http://www.ncbi.nlm.nih.gov/gene/26088" xlink:type="simple">http://www.ncbi.nlm.nih.gov/gene/2608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LF3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<text:a xlink:href="http://www.ncbi.nlm.nih.gov/gene/3609" xlink:type="simple">http://www.ncbi.nlm.nih.gov/gene/360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IF3B</text:p>
          </table:table-cell>
          <table:table-cell office:value-type="float" office:value="23095" calcext:value-type="float">
            <text:p>23095</text:p>
          </table:table-cell>
          <table:table-cell office:value-type="string" calcext:value-type="string">
            <text:p>http://www.ncbi.nlm.nih.gov/gene/23095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T19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<text:a xlink:href="http://www.ncbi.nlm.nih.gov/gene/3880" xlink:type="simple">http://www.ncbi.nlm.nih.gov/gene/388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ECAB2</text:p>
          </table:table-cell>
          <table:table-cell office:value-type="float" office:value="54550" calcext:value-type="float">
            <text:p>54550</text:p>
          </table:table-cell>
          <table:table-cell office:value-type="string" calcext:value-type="string">
            <text:p><text:a xlink:href="http://www.ncbi.nlm.nih.gov/gene/54550" xlink:type="simple">http://www.ncbi.nlm.nih.gov/gene/5455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ME3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<text:a xlink:href="http://www.ncbi.nlm.nih.gov/gene/4832" xlink:type="simple">http://www.ncbi.nlm.nih.gov/gene/483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PTN</text:p>
          </table:table-cell>
          <table:table-cell office:value-type="float" office:value="10133" calcext:value-type="float">
            <text:p>10133</text:p>
          </table:table-cell>
          <table:table-cell office:value-type="string" calcext:value-type="string">
            <text:p><text:a xlink:href="http://www.ncbi.nlm.nih.gov/gene/10133" xlink:type="simple">http://www.ncbi.nlm.nih.gov/gene/1013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ABPC1</text:p>
          </table:table-cell>
          <table:table-cell office:value-type="float" office:value="26986" calcext:value-type="float">
            <text:p>26986</text:p>
          </table:table-cell>
          <table:table-cell office:value-type="string" calcext:value-type="string">
            <text:p><text:a xlink:href="http://www.ncbi.nlm.nih.gov/gene/26986" xlink:type="simple">http://www.ncbi.nlm.nih.gov/gene/2698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HLDB3</text:p>
          </table:table-cell>
          <table:table-cell office:value-type="float" office:value="653583" calcext:value-type="float">
            <text:p>653583</text:p>
          </table:table-cell>
          <table:table-cell office:value-type="string" calcext:value-type="string">
            <text:p><text:a xlink:href="http://www.ncbi.nlm.nih.gov/gene/653583" xlink:type="simple">http://www.ncbi.nlm.nih.gov/gene/65358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LS3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<text:a xlink:href="http://www.ncbi.nlm.nih.gov/gene/5358" xlink:type="simple">http://www.ncbi.nlm.nih.gov/gene/535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RKRA</text:p>
          </table:table-cell>
          <table:table-cell office:value-type="float" office:value="8575" calcext:value-type="float">
            <text:p>8575</text:p>
          </table:table-cell>
          <table:table-cell office:value-type="string" calcext:value-type="string">
            <text:p><text:a xlink:href="http://www.ncbi.nlm.nih.gov/gene/8575" xlink:type="simple">http://www.ncbi.nlm.nih.gov/gene/857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RMT5</text:p>
          </table:table-cell>
          <table:table-cell office:value-type="float" office:value="10419" calcext:value-type="float">
            <text:p>10419</text:p>
          </table:table-cell>
          <table:table-cell office:value-type="string" calcext:value-type="string">
            <text:p><text:a xlink:href="http://www.ncbi.nlm.nih.gov/gene/10419" xlink:type="simple">http://www.ncbi.nlm.nih.gov/gene/1041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SMD13</text:p>
          </table:table-cell>
          <table:table-cell office:value-type="float" office:value="5719" calcext:value-type="float">
            <text:p>5719</text:p>
          </table:table-cell>
          <table:table-cell office:value-type="string" calcext:value-type="string">
            <text:p><text:a xlink:href="http://www.ncbi.nlm.nih.gov/gene/5719" xlink:type="simple">http://www.ncbi.nlm.nih.gov/gene/571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2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<text:a xlink:href="http://www.ncbi.nlm.nih.gov/gene/6224" xlink:type="simple">http://www.ncbi.nlm.nih.gov/gene/622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CMH1</text:p>
          </table:table-cell>
          <table:table-cell office:value-type="float" office:value="22955" calcext:value-type="float">
            <text:p>22955</text:p>
          </table:table-cell>
          <table:table-cell office:value-type="string" calcext:value-type="string">
            <text:p><text:a xlink:href="http://www.ncbi.nlm.nih.gov/gene/22955" xlink:type="simple">http://www.ncbi.nlm.nih.gov/gene/2295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NIP1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<text:a xlink:href="http://www.ncbi.nlm.nih.gov/gene/10318" xlink:type="simple">http://www.ncbi.nlm.nih.gov/gene/1031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X4</text:p>
          </table:table-cell>
          <table:table-cell office:value-type="float" office:value="9878" calcext:value-type="float">
            <text:p>9878</text:p>
          </table:table-cell>
          <table:table-cell office:value-type="string" calcext:value-type="string">
            <text:p><text:a xlink:href="http://www.ncbi.nlm.nih.gov/gene/9878" xlink:type="simple">http://www.ncbi.nlm.nih.gov/gene/987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RAFD1</text:p>
          </table:table-cell>
          <table:table-cell office:value-type="float" office:value="10906" calcext:value-type="float">
            <text:p>10906</text:p>
          </table:table-cell>
          <table:table-cell office:value-type="string" calcext:value-type="string">
            <text:p><text:a xlink:href="http://www.ncbi.nlm.nih.gov/gene/10906" xlink:type="simple">http://www.ncbi.nlm.nih.gov/gene/1090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SG101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<text:a xlink:href="http://www.ncbi.nlm.nih.gov/gene/7251" xlink:type="simple">http://www.ncbi.nlm.nih.gov/gene/725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ZI2</text:p>
          </table:table-cell>
          <table:table-cell office:value-type="float" office:value="113451" calcext:value-type="float">
            <text:p>113451</text:p>
          </table:table-cell>
          <table:table-cell office:value-type="string" calcext:value-type="string">
            <text:p><text:a xlink:href="http://www.ncbi.nlm.nih.gov/gene/113451" xlink:type="simple">http://www.ncbi.nlm.nih.gov/gene/11345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, Identification of New Protein Interactions between Dengue Fever Virus and Its Hosts, Human and Mosquito</text:p>
          </table:table-cell>
          <table:table-cell office:value-type="string" calcext:value-type="string">
            <text:p>PMCID:PMC3215679, PMID:23326450,PMC354344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A1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http://www.ncbi.nlm.nih.gov/gene/303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TBP1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http://www.ncbi.nlm.nih.gov/gene/572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14orf94</text:p>
          </table:table-cell>
          <table:table-cell office:value-type="float" office:value="54930" calcext:value-type="float">
            <text:p>54930</text:p>
          </table:table-cell>
          <table:table-cell office:value-type="string" calcext:value-type="string">
            <text:p><text:a xlink:href="http://www.ncbi.nlm.nih.gov/gene/?term=C14orf94%5Bsym%5D" xlink:type="simple">http://www.ncbi.nlm.nih.gov/gene/?term=C14orf94[sym]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LCOCO2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http://www.ncbi.nlm.nih.gov/gene/1024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NOT1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<text:a xlink:href="http://www.ncbi.nlm.nih.gov/gene/23019" xlink:type="simple">http://www.ncbi.nlm.nih.gov/gene/2301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N1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<text:a xlink:href="http://www.ncbi.nlm.nih.gov/gene/2335" xlink:type="simple">http://www.ncbi.nlm.nih.gov/gene/233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AX1BP1</text:p>
          </table:table-cell>
          <table:table-cell office:value-type="float" office:value="8887" calcext:value-type="float">
            <text:p>8887</text:p>
          </table:table-cell>
          <table:table-cell office:value-type="string" calcext:value-type="string">
            <text:p><text:a xlink:href="http://www.ncbi.nlm.nih.gov/gene/8887" xlink:type="simple">http://www.ncbi.nlm.nih.gov/gene/888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OCS1</text:p>
          </table:table-cell>
          <table:table-cell office:value-type="float" office:value="8651" calcext:value-type="float">
            <text:p>8651</text:p>
          </table:table-cell>
          <table:table-cell office:value-type="string" calcext:value-type="string">
            <text:p><text:a xlink:href="http://www.ncbi.nlm.nih.gov/gene/8651" xlink:type="simple">http://www.ncbi.nlm.nih.gov/gene/865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ugmented miR-150 expression associated with depressed SOCS1 expression involved in dengue haemorrhagic fever</text:p>
          </table:table-cell>
          <table:table-cell office:value-type="string" calcext:value-type="string">
            <text:p>PMID:2490742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A1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http://www.ncbi.nlm.nih.gov/gene/303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DX3X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http://www.ncbi.nlm.nih.gov/gene/1654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T8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<text:a xlink:href="http://www.ncbi.nlm.nih.gov/gene/3856" xlink:type="simple">http://www.ncbi.nlm.nih.gov/gene/385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BE2I</text:p>
          </table:table-cell>
          <table:table-cell office:value-type="float" office:value="7329" calcext:value-type="float">
            <text:p>7329</text:p>
          </table:table-cell>
          <table:table-cell office:value-type="string" calcext:value-type="string">
            <text:p>http://www.ncbi.nlm.nih.gov/gene/732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apping Protein Interactions between Dengue Virus and Its Human and Insect Hosts, Identification of New Protein,A Physical Interaction Network of Dengue Virus and Human Protein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GK1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<text:a xlink:href="http://www.ncbi.nlm.nih.gov/gene/5230" xlink:type="simple">http://www.ncbi.nlm.nih.gov/gene/523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AT1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<text:a xlink:href="http://www.ncbi.nlm.nih.gov/gene/6772" xlink:type="simple">http://www.ncbi.nlm.nih.gov/gene/6772</text:a></text:p>
          </table:table-cell>
          <table:table-cell office:value-type="string" calcext:value-type="string">
            <text:p>Functional Analysis</text:p>
          </table:table-cell>
          <table:table-cell office:value-type="string" calcext:value-type="string">
            <text:p>A Viral-Human Interactome Based on Structural Motif-Domain Interactions Captures the Human Infectome</text:p>
          </table:table-cell>
          <table:table-cell office:value-type="string" calcext:value-type="string">
            <text:p>PMID:23951184,PMCID:PMC373853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AT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http://www.ncbi.nlm.nih.gov/gene/6773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NS5 of dengue virus mediates STAT2 binding and degradation.</text:p>
          </table:table-cell>
          <table:table-cell office:value-type="string" calcext:value-type="string">
            <text:p>PMID:1927910,PMCID:PMC268197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AF1</text:p>
          </table:table-cell>
          <table:table-cell office:value-type="float" office:value="85403" calcext:value-type="float">
            <text:p>85403</text:p>
          </table:table-cell>
          <table:table-cell office:value-type="string" calcext:value-type="string">
            <text:p><text:a xlink:href="http://www.ncbi.nlm.nih.gov/gene/85403" xlink:type="simple">http://www.ncbi.nlm.nih.gov/gene/85403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AF2</text:p>
          </table:table-cell>
          <table:table-cell office:value-type="float" office:value="55840" calcext:value-type="float">
            <text:p>55840</text:p>
          </table:table-cell>
          <table:table-cell office:value-type="string" calcext:value-type="string">
            <text:p><text:a xlink:href="http://www.ncbi.nlm.nih.gov/gene/55840" xlink:type="simple">http://www.ncbi.nlm.nih.gov/gene/55840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EF1B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a xlink:href="http://www.ncbi.nlm.nih.gov/gene/1933" xlink:type="simple">http://www.ncbi.nlm.nih.gov/gene/1933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RC1</text:p>
          </table:table-cell>
          <table:table-cell office:value-type="float" office:value="23085" calcext:value-type="float">
            <text:p>23085</text:p>
          </table:table-cell>
          <table:table-cell office:value-type="string" calcext:value-type="string">
            <text:p><text:a xlink:href="http://www.ncbi.nlm.nih.gov/gene/23085" xlink:type="simple">http://www.ncbi.nlm.nih.gov/gene/2308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90AB1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<text:a xlink:href="http://www.ncbi.nlm.nih.gov/gene/3326" xlink:type="simple">http://www.ncbi.nlm.nih.gov/gene/332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PNB1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<text:a xlink:href="http://www.ncbi.nlm.nih.gov/gene/3837" xlink:type="simple">http://www.ncbi.nlm.nih.gov/gene/3837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RIM2</text:p>
          </table:table-cell>
          <table:table-cell office:value-type="float" office:value="23321" calcext:value-type="float">
            <text:p>23321</text:p>
          </table:table-cell>
          <table:table-cell office:value-type="string" calcext:value-type="string">
            <text:p><text:a xlink:href="http://www.ncbi.nlm.nih.gov/gene/23321" xlink:type="simple">http://www.ncbi.nlm.nih.gov/gene/23321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RIP11</text:p>
          </table:table-cell>
          <table:table-cell office:value-type="float" office:value="9321" calcext:value-type="float">
            <text:p>9321</text:p>
          </table:table-cell>
          <table:table-cell office:value-type="string" calcext:value-type="string">
            <text:p><text:a xlink:href="http://www.ncbi.nlm.nih.gov/gene/9321" xlink:type="simple">http://www.ncbi.nlm.nih.gov/gene/932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PS11</text:p>
          </table:table-cell>
          <table:table-cell office:value-type="float" office:value="55823" calcext:value-type="float">
            <text:p>55823</text:p>
          </table:table-cell>
          <table:table-cell office:value-type="string" calcext:value-type="string">
            <text:p><text:a xlink:href="http://www.ncbi.nlm.nih.gov/gene/55823" xlink:type="simple">http://www.ncbi.nlm.nih.gov/gene/5582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XPA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<text:a xlink:href="http://www.ncbi.nlm.nih.gov/gene/7507" xlink:type="simple">http://www.ncbi.nlm.nih.gov/gene/7507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KAP9</text:p>
          </table:table-cell>
          <table:table-cell office:value-type="float" office:value="10142" calcext:value-type="float">
            <text:p>10142</text:p>
          </table:table-cell>
          <table:table-cell office:value-type="string" calcext:value-type="string">
            <text:p><text:a xlink:href="http://www.ncbi.nlm.nih.gov/gene/10142" xlink:type="simple">http://www.ncbi.nlm.nih.gov/gene/1014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NKRD50</text:p>
          </table:table-cell>
          <table:table-cell office:value-type="float" office:value="57182" calcext:value-type="float">
            <text:p>57182</text:p>
          </table:table-cell>
          <table:table-cell office:value-type="string" calcext:value-type="string">
            <text:p><text:a xlink:href="http://www.ncbi.nlm.nih.gov/gene/57182" xlink:type="simple">http://www.ncbi.nlm.nih.gov/gene/5718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OB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://www.ncbi.nlm.nih.gov/gene/338" xlink:type="simple">http://www.ncbi.nlm.nih.gov/gene/33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GNL1</text:p>
          </table:table-cell>
          <table:table-cell office:value-type="float" office:value="84952" calcext:value-type="float">
            <text:p>84952</text:p>
          </table:table-cell>
          <table:table-cell office:value-type="string" calcext:value-type="string">
            <text:p><text:a xlink:href="http://www.ncbi.nlm.nih.gov/gene/84952" xlink:type="simple">http://www.ncbi.nlm.nih.gov/gene/8495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PS2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<text:a xlink:href="http://www.ncbi.nlm.nih.gov/gene/9318" xlink:type="simple">http://www.ncbi.nlm.nih.gov/gene/931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CUN1D4</text:p>
          </table:table-cell>
          <table:table-cell office:value-type="float" office:value="23142" calcext:value-type="float">
            <text:p>23142</text:p>
          </table:table-cell>
          <table:table-cell office:value-type="string" calcext:value-type="string">
            <text:p><text:a xlink:href="http://www.ncbi.nlm.nih.gov/gene/23142" xlink:type="simple">http://www.ncbi.nlm.nih.gov/gene/2314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DX3X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http://www.ncbi.nlm.nih.gov/gene/1654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DX5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http://www.ncbi.nlm.nih.gov/gene/1655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ID1</text:p>
          </table:table-cell>
          <table:table-cell office:value-type="float" office:value="23741" calcext:value-type="float">
            <text:p>23741</text:p>
          </table:table-cell>
          <table:table-cell office:value-type="string" calcext:value-type="string">
            <text:p><text:a xlink:href="http://www.ncbi.nlm.nih.gov/gene/23741" xlink:type="simple">http://www.ncbi.nlm.nih.gov/gene/2374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OLGA2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<text:a xlink:href="http://www.ncbi.nlm.nih.gov/gene/2801" xlink:type="simple">http://www.ncbi.nlm.nih.gov/gene/280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TC1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<text:a xlink:href="http://www.ncbi.nlm.nih.gov/gene/7265" xlink:type="simple">http://www.ncbi.nlm.nih.gov/gene/7265</text:a></text:p>
          </table:table-cell>
          <table:table-cell office:value-type="string" calcext:value-type="string">
            <text:p>yeast Two Hybrid ASSAY</text:p>
          </table:table-cell>
          <table:table-cell office:value-type="string" calcext:value-type="string">
            <text:p>Identification of New Protein Interactions between Dengue Fever Virus and Its Hosts, Human and Mosquito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IAH2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<text:a xlink:href="http://www.ncbi.nlm.nih.gov/gene/6478" xlink:type="simple">http://www.ncbi.nlm.nih.gov/gene/647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Flavivirus NS3 and NS5 proteins interaction network: a high-throughput yeast two-hybrid screen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XPO1</text:p>
          </table:table-cell>
          <table:table-cell office:value-type="float" office:value="7514" calcext:value-type="float">
            <text:p>7514</text:p>
          </table:table-cell>
          <table:table-cell office:value-type="string" calcext:value-type="string">
            <text:p><text:a xlink:href="http://www.ncbi.nlm.nih.gov/gene/7514" xlink:type="simple">http://www.ncbi.nlm.nih.gov/gene/751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Flavivirus NS3 and NS5 proteins interaction network: a high-throughput yeast two-hybrid screen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TR3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<text:a xlink:href="http://www.ncbi.nlm.nih.gov/gene/9782" xlink:type="simple">http://www.ncbi.nlm.nih.gov/gene/978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Flavivirus NS3 and NS5 proteins interaction network: a high-throughput yeast two-hybrid screen,A Physical Interaction Network of Dengue Virus and Human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AT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<text:a xlink:href="http://www.ncbi.nlm.nih.gov/gene/6773" xlink:type="simple">http://www.ncbi.nlm.nih.gov/gene/677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Mapping Protein Interactions between Dengue Virus and Its Human and Insect Hosts</text:p>
          </table:table-cell>
          <table:table-cell office:value-type="string" calcext:value-type="string">
            <text:p>DOI: 10.1371/journal.pntd.00009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AT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<text:a xlink:href="http://www.ncbi.nlm.nih.gov/gene/6773" xlink:type="simple">http://www.ncbi.nlm.nih.gov/gene/677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STAT2 signaling and dengue virus infection</text:p>
          </table:table-cell>
          <table:table-cell office:value-type="string" calcext:value-type="string">
            <text:p>PMC39957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BR4</text:p>
          </table:table-cell>
          <table:table-cell office:value-type="float" office:value="23352" calcext:value-type="float">
            <text:p>23352</text:p>
          </table:table-cell>
          <table:table-cell office:value-type="string" calcext:value-type="string">
            <text:p><text:a xlink:href="http://www.ncbi.nlm.nih.gov/gene/23352" xlink:type="simple">http://www.ncbi.nlm.nih.gov/gene/2335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STAT2 signaling and dengue virus infection</text:p>
          </table:table-cell>
          <table:table-cell office:value-type="string" calcext:value-type="string">
            <text:p>PMC39957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BR4</text:p>
          </table:table-cell>
          <table:table-cell office:value-type="float" office:value="23352" calcext:value-type="float">
            <text:p>23352</text:p>
          </table:table-cell>
          <table:table-cell office:value-type="string" calcext:value-type="string">
            <text:p><text:a xlink:href="http://www.ncbi.nlm.nih.gov/gene/23352" xlink:type="simple">http://www.ncbi.nlm.nih.gov/gene/2335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STAT2 signaling and dengue virus infection</text:p>
          </table:table-cell>
          <table:table-cell office:value-type="string" calcext:value-type="string">
            <text:p>PMC399573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DH3A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ncbi.nlm.nih.gov/gene/224" xlink:type="simple">http://www.ncbi.nlm.nih.gov/gene/22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L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<text:a xlink:href="http://www.ncbi.nlm.nih.gov/gene/811" xlink:type="simple">http://www.ncbi.nlm.nih.gov/gene/81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<text:a xlink:href="http://www.ncbi.nlm.nih.gov/gene/847" xlink:type="simple">http://www.ncbi.nlm.nih.gov/gene/84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CDC88C</text:p>
          </table:table-cell>
          <table:table-cell office:value-type="float" office:value="440193" calcext:value-type="float">
            <text:p>440193</text:p>
          </table:table-cell>
          <table:table-cell office:value-type="string" calcext:value-type="string">
            <text:p><text:a xlink:href="http://www.ncbi.nlm.nih.gov/gene/440193" xlink:type="simple">http://www.ncbi.nlm.nih.gov/gene/44019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EP135</text:p>
          </table:table-cell>
          <table:table-cell office:value-type="float" office:value="9662" calcext:value-type="float">
            <text:p>9662</text:p>
          </table:table-cell>
          <table:table-cell office:value-type="string" calcext:value-type="string">
            <text:p><text:a xlink:href="http://www.ncbi.nlm.nih.gov/gene/9662" xlink:type="simple">http://www.ncbi.nlm.nih.gov/gene/966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BLL1</text:p>
          </table:table-cell>
          <table:table-cell office:value-type="float" office:value="22837" calcext:value-type="float">
            <text:p>22837</text:p>
          </table:table-cell>
          <table:table-cell office:value-type="string" calcext:value-type="string">
            <text:p><text:a xlink:href="http://www.ncbi.nlm.nih.gov/gene/22837" xlink:type="simple">http://www.ncbi.nlm.nih.gov/gene/2283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P</text:p>
          </table:table-cell>
          <table:table-cell office:value-type="float" office:value="51747" calcext:value-type="float">
            <text:p>51747</text:p>
          </table:table-cell>
          <table:table-cell office:value-type="string" calcext:value-type="string">
            <text:p><text:a xlink:href="http://www.ncbi.nlm.nih.gov/gene/51747" xlink:type="simple">http://www.ncbi.nlm.nih.gov/gene/5174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UL7</text:p>
          </table:table-cell>
          <table:table-cell office:value-type="float" office:value="9820" calcext:value-type="float">
            <text:p>9820</text:p>
          </table:table-cell>
          <table:table-cell office:value-type="string" calcext:value-type="string">
            <text:p><text:a xlink:href="http://www.ncbi.nlm.nih.gov/gene/9820" xlink:type="simple">http://www.ncbi.nlm.nih.gov/gene/982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ST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http://www.ncbi.nlm.nih.gov/gene/667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GA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<text:a xlink:href="http://www.ncbi.nlm.nih.gov/gene/2243" xlink:type="simple">http://www.ncbi.nlm.nih.gov/gene/224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OOK1</text:p>
          </table:table-cell>
          <table:table-cell office:value-type="float" office:value="51361" calcext:value-type="float">
            <text:p>51361</text:p>
          </table:table-cell>
          <table:table-cell office:value-type="string" calcext:value-type="string">
            <text:p><text:a xlink:href="http://www.ncbi.nlm.nih.gov/gene/51361" xlink:type="simple">http://www.ncbi.nlm.nih.gov/gene/5136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OC642846</text:p>
          </table:table-cell>
          <table:table-cell office:value-type="float" office:value="642846" calcext:value-type="float">
            <text:p>642846</text:p>
          </table:table-cell>
          <table:table-cell office:value-type="string" calcext:value-type="string">
            <text:p><text:a xlink:href="http://www.ncbi.nlm.nih.gov/gene/642846" xlink:type="simple">http://www.ncbi.nlm.nih.gov/gene/64284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OC643696</text:p>
          </table:table-cell>
          <table:table-cell table:style-name="ce6" table:number-columns-repeated="2"/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OC728047</text:p>
          </table:table-cell>
          <table:table-cell table:style-name="ce6"/>
          <table:table-cell office:value-type="string" calcext:value-type="string">
            <text:p>http://www.ncbi.nlm.nih.gov/gene/2804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UMA1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<text:a xlink:href="http://www.ncbi.nlm.nih.gov/gene/4926" xlink:type="simple">http://www.ncbi.nlm.nih.gov/gene/492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CNT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<text:a xlink:href="http://www.ncbi.nlm.nih.gov/gene/5116" xlink:type="simple">http://www.ncbi.nlm.nih.gov/gene/511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IAS1</text:p>
          </table:table-cell>
          <table:table-cell office:value-type="float" office:value="8554" calcext:value-type="float">
            <text:p>8554</text:p>
          </table:table-cell>
          <table:table-cell office:value-type="string" calcext:value-type="string">
            <text:p><text:a xlink:href="http://www.ncbi.nlm.nih.gov/gene/8554" xlink:type="simple">http://www.ncbi.nlm.nih.gov/gene/855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www.mcponline.org/content/10/12/M111.012187.full#fn-2" xlink:type="simple">A Physical Interaction Network of Dengue Virus and Human Proteins</text:a>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NASET2</text:p>
          </table:table-cell>
          <table:table-cell office:value-type="float" office:value="8635" calcext:value-type="float">
            <text:p>8635</text:p>
          </table:table-cell>
          <table:table-cell office:value-type="string" calcext:value-type="string">
            <text:p><text:a xlink:href="http://www.ncbi.nlm.nih.gov/gene/8635" xlink:type="simple">http://www.ncbi.nlm.nih.gov/gene/863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DCCAG8</text:p>
          </table:table-cell>
          <table:table-cell office:value-type="float" office:value="10806" calcext:value-type="float">
            <text:p>10806</text:p>
          </table:table-cell>
          <table:table-cell office:value-type="string" calcext:value-type="string">
            <text:p><text:a xlink:href="http://www.ncbi.nlm.nih.gov/gene/10806" xlink:type="simple">http://www.ncbi.nlm.nih.gov/gene/1080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FRS11</text:p>
          </table:table-cell>
          <table:table-cell office:value-type="float" office:value="9295" calcext:value-type="float">
            <text:p>9295</text:p>
          </table:table-cell>
          <table:table-cell office:value-type="string" calcext:value-type="string">
            <text:p><text:a xlink:href="http://www.ncbi.nlm.nih.gov/gene/9295" xlink:type="simple">http://www.ncbi.nlm.nih.gov/gene/929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PTAN1</text:p>
          </table:table-cell>
          <table:table-cell office:value-type="float" office:value="6709" calcext:value-type="float">
            <text:p>6709</text:p>
          </table:table-cell>
          <table:table-cell office:value-type="string" calcext:value-type="string">
            <text:p><text:a xlink:href="http://www.ncbi.nlm.nih.gov/gene/6709" xlink:type="simple">http://www.ncbi.nlm.nih.gov/gene/670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PTBN2</text:p>
          </table:table-cell>
          <table:table-cell office:value-type="float" office:value="6712" calcext:value-type="float">
            <text:p>6712</text:p>
          </table:table-cell>
          <table:table-cell office:value-type="string" calcext:value-type="string">
            <text:p><text:a xlink:href="http://www.ncbi.nlm.nih.gov/gene/6712" xlink:type="simple">http://www.ncbi.nlm.nih.gov/gene/671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www.mcponline.org/content/10/12/M111.012187.full#fn-2" xlink:type="simple">A Physical Interaction Network of Dengue Virus and Human Proteins</text:a>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YNE1</text:p>
          </table:table-cell>
          <table:table-cell office:value-type="float" office:value="23345" calcext:value-type="float">
            <text:p>23345</text:p>
          </table:table-cell>
          <table:table-cell office:value-type="string" calcext:value-type="string">
            <text:p><text:a xlink:href="http://www.ncbi.nlm.nih.gov/gene/23345" xlink:type="simple">http://www.ncbi.nlm.nih.gov/gene/2334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P53BP2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<text:a xlink:href="http://www.ncbi.nlm.nih.gov/gene/7159" xlink:type="simple">http://www.ncbi.nlm.nih.gov/gene/715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RIM62</text:p>
          </table:table-cell>
          <table:table-cell office:value-type="float" office:value="55223" calcext:value-type="float">
            <text:p>55223</text:p>
          </table:table-cell>
          <table:table-cell office:value-type="string" calcext:value-type="string">
            <text:p><text:a xlink:href="http://www.ncbi.nlm.nih.gov/gene/55223" xlink:type="simple">http://www.ncbi.nlm.nih.gov/gene/5522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PS37A</text:p>
          </table:table-cell>
          <table:table-cell office:value-type="float" office:value="137492" calcext:value-type="float">
            <text:p>137492</text:p>
          </table:table-cell>
          <table:table-cell office:value-type="string" calcext:value-type="string">
            <text:p><text:a xlink:href="http://www.ncbi.nlm.nih.gov/gene/137492" xlink:type="simple">http://www.ncbi.nlm.nih.gov/gene/13749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BF1</text:p>
          </table:table-cell>
          <table:table-cell office:value-type="float" office:value="8729" calcext:value-type="float">
            <text:p>8729</text:p>
          </table:table-cell>
          <table:table-cell office:value-type="string" calcext:value-type="string">
            <text:p><text:a xlink:href="http://www.ncbi.nlm.nih.gov/gene/8729" xlink:type="simple">http://www.ncbi.nlm.nih.gov/gene/8729</text:a></text:p>
          </table:table-cell>
          <table:table-cell office:value-type="string" calcext:value-type="string">
            <text:p>Affinity tags and</text:p>
            <text:p>quantitative proteomic and Isotopic Differentiation of Interactions as Random or Targeted (I-DIRT)</text:p>
          </table:table-cell>
          <table:table-cell office:value-type="string" calcext:value-type="string">
            <text:p>Quantitative Proteomic Analysis of Host-virus</text:p>
            <text:p>Interactions Reveals a Role for Golgi Brefeldin</text:p>
            <text:p>A Resistance Factor 1 (GBF1) in Dengue</text:p>
            <text:p>Infection</text:p>
          </table:table-cell>
          <table:table-cell office:value-type="string" calcext:value-type="string">
            <text:p>PMID:</text:p>
            <text:p>26998762, PMCID: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RHGAP25</text:p>
          </table:table-cell>
          <table:table-cell office:value-type="float" office:value="9938" calcext:value-type="float">
            <text:p>9938</text:p>
          </table:table-cell>
          <table:table-cell office:value-type="string" calcext:value-type="string">
            <text:p><text:a xlink:href="http://www.ncbi.nlm.nih.gov/gene/9938" xlink:type="simple">http://www.ncbi.nlm.nih.gov/gene/993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RID2</text:p>
          </table:table-cell>
          <table:table-cell office:value-type="float" office:value="196528" calcext:value-type="float">
            <text:p>196528</text:p>
          </table:table-cell>
          <table:table-cell office:value-type="string" calcext:value-type="string">
            <text:p><text:a xlink:href="http://www.ncbi.nlm.nih.gov/gene/196528" xlink:type="simple">http://www.ncbi.nlm.nih.gov/gene/19652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RNTL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://www.ncbi.nlm.nih.gov/gene/406" xlink:type="simple">http://www.ncbi.nlm.nih.gov/gene/40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TN1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<text:a xlink:href="http://www.ncbi.nlm.nih.gov/gene/1822" xlink:type="simple">http://www.ncbi.nlm.nih.gov/gene/182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ICD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a xlink:href="http://www.ncbi.nlm.nih.gov/gene/636" xlink:type="simple">http://www.ncbi.nlm.nih.gov/gene/63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14orf118</text:p>
          </table:table-cell>
          <table:table-cell office:value-type="float" office:value="55668" calcext:value-type="float">
            <text:p>55668</text:p>
          </table:table-cell>
          <table:table-cell office:value-type="string" calcext:value-type="string">
            <text:p><text:a xlink:href="http://www.ncbi.nlm.nih.gov/gene/55668" xlink:type="simple">http://www.ncbi.nlm.nih.gov/gene/5566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19orf21</text:p>
          </table:table-cell>
          <table:table-cell office:value-type="float" office:value="126353" calcext:value-type="float">
            <text:p>126353</text:p>
          </table:table-cell>
          <table:table-cell office:value-type="string" calcext:value-type="string">
            <text:p>http://www.ncbi.nlm.nih.gov/gene/?term=C19orf21[sym]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MTA2</text:p>
          </table:table-cell>
          <table:table-cell office:value-type="float" office:value="23125" calcext:value-type="float">
            <text:p>23125</text:p>
          </table:table-cell>
          <table:table-cell office:value-type="string" calcext:value-type="string">
            <text:p><text:a xlink:href="http://www.ncbi.nlm.nih.gov/gene/23125" xlink:type="simple">http://www.ncbi.nlm.nih.gov/gene/2312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CDC14</text:p>
          </table:table-cell>
          <table:table-cell office:value-type="float" office:value="64770" calcext:value-type="float">
            <text:p>64770</text:p>
          </table:table-cell>
          <table:table-cell office:value-type="string" calcext:value-type="string">
            <text:p><text:a xlink:href="http://www.ncbi.nlm.nih.gov/gene/64770" xlink:type="simple">http://www.ncbi.nlm.nih.gov/gene/6477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CDC99</text:p>
          </table:table-cell>
          <table:table-cell office:value-type="float" office:value="54908" calcext:value-type="float">
            <text:p>54908</text:p>
          </table:table-cell>
          <table:table-cell office:value-type="string" calcext:value-type="string">
            <text:p><text:a xlink:href="http://www.ncbi.nlm.nih.gov/gene/54908" xlink:type="simple">http://www.ncbi.nlm.nih.gov/gene/5490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CNL2</text:p>
          </table:table-cell>
          <table:table-cell office:value-type="float" office:value="81669" calcext:value-type="float">
            <text:p>81669</text:p>
          </table:table-cell>
          <table:table-cell office:value-type="string" calcext:value-type="string">
            <text:p><text:a xlink:href="http://www.ncbi.nlm.nih.gov/gene/81669" xlink:type="simple">http://www.ncbi.nlm.nih.gov/gene/8166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H1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a xlink:href="http://www.ncbi.nlm.nih.gov/gene/1009" xlink:type="simple">http://www.ncbi.nlm.nih.gov/gene/100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EP250</text:p>
          </table:table-cell>
          <table:table-cell office:value-type="float" office:value="11190" calcext:value-type="float">
            <text:p>11190</text:p>
          </table:table-cell>
          <table:table-cell office:value-type="string" calcext:value-type="string">
            <text:p><text:a xlink:href="http://www.ncbi.nlm.nih.gov/gene/11190" xlink:type="simple">http://www.ncbi.nlm.nih.gov/gene/1119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D3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a xlink:href="http://www.ncbi.nlm.nih.gov/gene/1107" xlink:type="simple">http://www.ncbi.nlm.nih.gov/gene/1107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IP1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<text:a xlink:href="http://www.ncbi.nlm.nih.gov/gene/6249" xlink:type="simple">http://www.ncbi.nlm.nih.gov/gene/624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NM2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<text:a xlink:href="http://www.ncbi.nlm.nih.gov/gene/1785" xlink:type="simple">http://www.ncbi.nlm.nih.gov/gene/178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VL2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<text:a xlink:href="http://www.ncbi.nlm.nih.gov/gene/1856" xlink:type="simple">http://www.ncbi.nlm.nih.gov/gene/185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BNA1BP2</text:p>
          </table:table-cell>
          <table:table-cell office:value-type="float" office:value="10969" calcext:value-type="float">
            <text:p>10969</text:p>
          </table:table-cell>
          <table:table-cell office:value-type="string" calcext:value-type="string">
            <text:p><text:a xlink:href="http://www.ncbi.nlm.nih.gov/gene/10969" xlink:type="simple">http://www.ncbi.nlm.nih.gov/gene/1096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MILIN1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<text:a xlink:href="http://www.ncbi.nlm.nih.gov/gene/11117" xlink:type="simple">http://www.ncbi.nlm.nih.gov/gene/11117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NO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a xlink:href="http://www.ncbi.nlm.nih.gov/gene/2023" xlink:type="simple">http://www.ncbi.nlm.nih.gov/gene/202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VI1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<text:a xlink:href="http://www.ncbi.nlm.nih.gov/gene/2122" xlink:type="simple">http://www.ncbi.nlm.nih.gov/gene/212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84A</text:p>
          </table:table-cell>
          <table:table-cell office:value-type="float" office:value="79632" calcext:value-type="float">
            <text:p>79632</text:p>
          </table:table-cell>
          <table:table-cell office:value-type="string" calcext:value-type="string">
            <text:p><text:a xlink:href="http://www.ncbi.nlm.nih.gov/gene/79632" xlink:type="simple">http://www.ncbi.nlm.nih.gov/gene/7963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92B</text:p>
          </table:table-cell>
          <table:table-cell office:value-type="float" office:value="339145" calcext:value-type="float">
            <text:p>339145</text:p>
          </table:table-cell>
          <table:table-cell office:value-type="string" calcext:value-type="string">
            <text:p><text:a xlink:href="http://www.ncbi.nlm.nih.gov/gene/339145" xlink:type="simple">http://www.ncbi.nlm.nih.gov/gene/33914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OPC</text:p>
          </table:table-cell>
          <table:table-cell office:value-type="float" office:value="57120" calcext:value-type="float">
            <text:p>57120</text:p>
          </table:table-cell>
          <table:table-cell office:value-type="string" calcext:value-type="string">
            <text:p><text:a xlink:href="http://www.ncbi.nlm.nih.gov/gene/57120" xlink:type="simple">http://www.ncbi.nlm.nih.gov/gene/5712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RN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<text:a xlink:href="http://www.ncbi.nlm.nih.gov/gene/2896" xlink:type="simple">http://www.ncbi.nlm.nih.gov/gene/289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ECW1</text:p>
          </table:table-cell>
          <table:table-cell office:value-type="float" office:value="23072" calcext:value-type="float">
            <text:p>23072</text:p>
          </table:table-cell>
          <table:table-cell office:value-type="string" calcext:value-type="string">
            <text:p><text:a xlink:href="http://www.ncbi.nlm.nih.gov/gene/23072" xlink:type="simple">http://www.ncbi.nlm.nih.gov/gene/2307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NRPF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<text:a xlink:href="http://www.ncbi.nlm.nih.gov/gene/3185" xlink:type="simple">http://www.ncbi.nlm.nih.gov/gene/318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NRPH3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<text:a xlink:href="http://www.ncbi.nlm.nih.gov/gene/3189" xlink:type="simple">http://www.ncbi.nlm.nih.gov/gene/318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FNAR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http://www.ncbi.nlm.nih.gov/gene/3455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TIH3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<text:a xlink:href="http://www.ncbi.nlm.nih.gov/gene/3699" xlink:type="simple">http://www.ncbi.nlm.nih.gov/gene/369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JAG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://www.ncbi.nlm.nih.gov/gene/182" xlink:type="simple">http://www.ncbi.nlm.nih.gov/gene/18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AMB2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<text:a xlink:href="http://www.ncbi.nlm.nih.gov/gene/3913" xlink:type="simple">http://www.ncbi.nlm.nih.gov/gene/391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RRC45</text:p>
          </table:table-cell>
          <table:table-cell office:value-type="float" office:value="201255" calcext:value-type="float">
            <text:p>201255</text:p>
          </table:table-cell>
          <table:table-cell office:value-type="string" calcext:value-type="string">
            <text:p><text:a xlink:href="http://www.ncbi.nlm.nih.gov/gene/201255" xlink:type="simple">http://www.ncbi.nlm.nih.gov/gene/20125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TBP3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<text:a xlink:href="http://www.ncbi.nlm.nih.gov/gene/4053" xlink:type="simple">http://www.ncbi.nlm.nih.gov/gene/405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DFI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<text:a xlink:href="http://www.ncbi.nlm.nih.gov/gene/4188" xlink:type="simple">http://www.ncbi.nlm.nih.gov/gene/418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D4</text:p>
          </table:table-cell>
          <table:table-cell office:value-type="float" office:value="29079" calcext:value-type="float">
            <text:p>29079</text:p>
          </table:table-cell>
          <table:table-cell office:value-type="string" calcext:value-type="string">
            <text:p><text:a xlink:href="http://www.ncbi.nlm.nih.gov/gene/29079" xlink:type="simple">http://www.ncbi.nlm.nih.gov/gene/2907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LPH</text:p>
          </table:table-cell>
          <table:table-cell office:value-type="float" office:value="79083" calcext:value-type="float">
            <text:p>79083</text:p>
          </table:table-cell>
          <table:table-cell office:value-type="string" calcext:value-type="string">
            <text:p><text:a xlink:href="http://www.ncbi.nlm.nih.gov/gene/79083" xlink:type="simple">http://www.ncbi.nlm.nih.gov/gene/7908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RPL20</text:p>
          </table:table-cell>
          <table:table-cell office:value-type="float" office:value="55052" calcext:value-type="float">
            <text:p>55052</text:p>
          </table:table-cell>
          <table:table-cell office:value-type="string" calcext:value-type="string">
            <text:p><text:a xlink:href="http://www.ncbi.nlm.nih.gov/gene/55052" xlink:type="simple">http://www.ncbi.nlm.nih.gov/gene/5505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YH9</text:p>
          </table:table-cell>
          <table:table-cell office:value-type="float" office:value="4627" calcext:value-type="float">
            <text:p>4627</text:p>
          </table:table-cell>
          <table:table-cell office:value-type="string" calcext:value-type="string">
            <text:p><text:a xlink:href="http://www.ncbi.nlm.nih.gov/gene/4627" xlink:type="simple">http://www.ncbi.nlm.nih.gov/gene/4627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IPSNAP1</text:p>
          </table:table-cell>
          <table:table-cell office:value-type="float" office:value="8508" calcext:value-type="float">
            <text:p>8508</text:p>
          </table:table-cell>
          <table:table-cell office:value-type="string" calcext:value-type="string">
            <text:p><text:a xlink:href="http://www.ncbi.nlm.nih.gov/gene/8508" xlink:type="simple">http://www.ncbi.nlm.nih.gov/gene/850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KAPL</text:p>
          </table:table-cell>
          <table:table-cell office:value-type="float" office:value="222698" calcext:value-type="float">
            <text:p>222698</text:p>
          </table:table-cell>
          <table:table-cell office:value-type="string" calcext:value-type="string">
            <text:p><text:a xlink:href="http://www.ncbi.nlm.nih.gov/gene/222698" xlink:type="simple">http://www.ncbi.nlm.nih.gov/gene/22269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OC2L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<text:a xlink:href="http://www.ncbi.nlm.nih.gov/gene/26155" xlink:type="simple">http://www.ncbi.nlm.nih.gov/gene/2615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DE4DIP</text:p>
          </table:table-cell>
          <table:table-cell office:value-type="float" office:value="9659" calcext:value-type="float">
            <text:p>9659</text:p>
          </table:table-cell>
          <table:table-cell office:value-type="string" calcext:value-type="string">
            <text:p><text:a xlink:href="http://www.ncbi.nlm.nih.gov/gene/9659" xlink:type="simple">http://www.ncbi.nlm.nih.gov/gene/965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HC2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<text:a xlink:href="http://www.ncbi.nlm.nih.gov/gene/1912" xlink:type="simple">http://www.ncbi.nlm.nih.gov/gene/191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IAS3</text:p>
          </table:table-cell>
          <table:table-cell office:value-type="float" office:value="10401" calcext:value-type="float">
            <text:p>10401</text:p>
          </table:table-cell>
          <table:table-cell office:value-type="string" calcext:value-type="string">
            <text:p><text:a xlink:href="http://www.ncbi.nlm.nih.gov/gene/10401" xlink:type="simple">http://www.ncbi.nlm.nih.gov/gene/1040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PIA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<text:a xlink:href="http://www.ncbi.nlm.nih.gov/gene/5478" xlink:type="simple">http://www.ncbi.nlm.nih.gov/gene/547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PP1R3E</text:p>
          </table:table-cell>
          <table:table-cell office:value-type="float" office:value="90673" calcext:value-type="float">
            <text:p>90673</text:p>
          </table:table-cell>
          <table:table-cell office:value-type="string" calcext:value-type="string">
            <text:p><text:a xlink:href="http://www.ncbi.nlm.nih.gov/gene/90673" xlink:type="simple">http://www.ncbi.nlm.nih.gov/gene/9067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PRC1</text:p>
          </table:table-cell>
          <table:table-cell office:value-type="float" office:value="23082" calcext:value-type="float">
            <text:p>23082</text:p>
          </table:table-cell>
          <table:table-cell office:value-type="string" calcext:value-type="string">
            <text:p><text:a xlink:href="http://www.ncbi.nlm.nih.gov/gene/23082" xlink:type="simple">http://www.ncbi.nlm.nih.gov/gene/2308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ASSF7</text:p>
          </table:table-cell>
          <table:table-cell office:value-type="float" office:value="8045" calcext:value-type="float">
            <text:p>8045</text:p>
          </table:table-cell>
          <table:table-cell office:value-type="string" calcext:value-type="string">
            <text:p><text:a xlink:href="http://www.ncbi.nlm.nih.gov/gene/8045" xlink:type="simple">http://www.ncbi.nlm.nih.gov/gene/804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NF12</text:p>
          </table:table-cell>
          <table:table-cell office:value-type="float" office:value="51132" calcext:value-type="float">
            <text:p>51132</text:p>
          </table:table-cell>
          <table:table-cell office:value-type="string" calcext:value-type="string">
            <text:p><text:a xlink:href="http://www.ncbi.nlm.nih.gov/gene/51132" xlink:type="simple">http://www.ncbi.nlm.nih.gov/gene/5113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NF125</text:p>
          </table:table-cell>
          <table:table-cell office:value-type="float" office:value="54941" calcext:value-type="float">
            <text:p>54941</text:p>
          </table:table-cell>
          <table:table-cell office:value-type="string" calcext:value-type="string">
            <text:p><text:a xlink:href="http://www.ncbi.nlm.nih.gov/gene/54941" xlink:type="simple">http://www.ncbi.nlm.nih.gov/gene/5494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NUXA</text:p>
          </table:table-cell>
          <table:table-cell office:value-type="float" office:value="51808" calcext:value-type="float">
            <text:p>51808</text:p>
          </table:table-cell>
          <table:table-cell office:value-type="string" calcext:value-type="string">
            <text:p><text:a xlink:href="http://www.ncbi.nlm.nih.gov/gene/51808" xlink:type="simple">http://www.ncbi.nlm.nih.gov/gene/5180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CRIB</text:p>
          </table:table-cell>
          <table:table-cell office:value-type="float" office:value="23513" calcext:value-type="float">
            <text:p>23513</text:p>
          </table:table-cell>
          <table:table-cell office:value-type="string" calcext:value-type="string">
            <text:p><text:a xlink:href="http://www.ncbi.nlm.nih.gov/gene/23513" xlink:type="simple">http://www.ncbi.nlm.nih.gov/gene/2351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MARCB1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<text:a xlink:href="http://www.ncbi.nlm.nih.gov/gene/6598" xlink:type="simple">http://www.ncbi.nlm.nih.gov/gene/659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NRPA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<text:a xlink:href="http://www.ncbi.nlm.nih.gov/gene/6626" xlink:type="simple">http://www.ncbi.nlm.nih.gov/gene/662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AF15</text:p>
          </table:table-cell>
          <table:table-cell office:value-type="float" office:value="8148" calcext:value-type="float">
            <text:p>8148</text:p>
          </table:table-cell>
          <table:table-cell office:value-type="string" calcext:value-type="string">
            <text:p><text:a xlink:href="http://www.ncbi.nlm.nih.gov/gene/8148" xlink:type="simple">http://www.ncbi.nlm.nih.gov/gene/814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MEFF2</text:p>
          </table:table-cell>
          <table:table-cell office:value-type="float" office:value="23671" calcext:value-type="float">
            <text:p>23671</text:p>
          </table:table-cell>
          <table:table-cell office:value-type="string" calcext:value-type="string">
            <text:p><text:a xlink:href="http://www.ncbi.nlm.nih.gov/gene/23671" xlink:type="simple">http://www.ncbi.nlm.nih.gov/gene/2367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MEM57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<text:a xlink:href="http://www.ncbi.nlm.nih.gov/gene/55219" xlink:type="simple">http://www.ncbi.nlm.nih.gov/gene/5521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M1L1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<text:a xlink:href="http://www.ncbi.nlm.nih.gov/gene/10040" xlink:type="simple">http://www.ncbi.nlm.nih.gov/gene/1004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RIM21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<text:a xlink:href="http://www.ncbi.nlm.nih.gov/gene/6737" xlink:type="simple">http://www.ncbi.nlm.nih.gov/gene/6737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XNDC9</text:p>
          </table:table-cell>
          <table:table-cell office:value-type="float" office:value="10190" calcext:value-type="float">
            <text:p>10190</text:p>
          </table:table-cell>
          <table:table-cell office:value-type="string" calcext:value-type="string">
            <text:p><text:a xlink:href="http://www.ncbi.nlm.nih.gov/gene/10190" xlink:type="simple">http://www.ncbi.nlm.nih.gov/gene/1019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YK2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http://www.ncbi.nlm.nih.gov/gene/7297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IM</text:p>
          </table:table-cell>
          <table:table-cell office:value-type="float" office:value="7431" calcext:value-type="float">
            <text:p>7431</text:p>
          </table:table-cell>
          <table:table-cell office:value-type="string" calcext:value-type="string">
            <text:p><text:a xlink:href="http://www.ncbi.nlm.nih.gov/gene/7431" xlink:type="simple">http://www.ncbi.nlm.nih.gov/gene/743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BTB17</text:p>
          </table:table-cell>
          <table:table-cell office:value-type="float" office:value="7709" calcext:value-type="float">
            <text:p>7709</text:p>
          </table:table-cell>
          <table:table-cell office:value-type="string" calcext:value-type="string">
            <text:p><text:a xlink:href="http://www.ncbi.nlm.nih.gov/gene/7709" xlink:type="simple">http://www.ncbi.nlm.nih.gov/gene/770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CCHC17</text:p>
          </table:table-cell>
          <table:table-cell office:value-type="float" office:value="51538" calcext:value-type="float">
            <text:p>51538</text:p>
          </table:table-cell>
          <table:table-cell office:value-type="string" calcext:value-type="string">
            <text:p><text:a xlink:href="http://www.ncbi.nlm.nih.gov/gene/51538" xlink:type="simple">http://www.ncbi.nlm.nih.gov/gene/5153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135</text:p>
          </table:table-cell>
          <table:table-cell office:value-type="float" office:value="7694" calcext:value-type="float">
            <text:p>7694</text:p>
          </table:table-cell>
          <table:table-cell office:value-type="string" calcext:value-type="string">
            <text:p><text:a xlink:href="http://www.ncbi.nlm.nih.gov/gene/7694" xlink:type="simple">http://www.ncbi.nlm.nih.gov/gene/769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AT5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<text:a xlink:href="http://www.ncbi.nlm.nih.gov/gene/10524" xlink:type="simple">http://www.ncbi.nlm.nih.gov/gene/10524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,Identification of New Protein Interactions between Dengue Fever Virus and Its Hosts, Human and Mosquito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OA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://www.ncbi.nlm.nih.gov/gene/336" xlink:type="simple">http://www.ncbi.nlm.nih.gov/gene/336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IC2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<text:a xlink:href="http://www.ncbi.nlm.nih.gov/gene/1193" xlink:type="simple">http://www.ncbi.nlm.nih.gov/gene/1193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U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http://www.ncbi.nlm.nih.gov/gene/1191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U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http://www.ncbi.nlm.nih.gov/gene/1191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MGXB3</text:p>
          </table:table-cell>
          <table:table-cell office:value-type="float" office:value="22993" calcext:value-type="float">
            <text:p>22993</text:p>
          </table:table-cell>
          <table:table-cell office:value-type="string" calcext:value-type="string">
            <text:p><text:a xlink:href="http://www.ncbi.nlm.nih.gov/gene/22993" xlink:type="simple">http://www.ncbi.nlm.nih.gov/gene/22993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F1</text:p>
          </table:table-cell>
          <table:table-cell office:value-type="float" office:value="4763" calcext:value-type="float">
            <text:p>4763</text:p>
          </table:table-cell>
          <table:table-cell office:value-type="string" calcext:value-type="string">
            <text:p><text:a xlink:href="http://www.ncbi.nlm.nih.gov/gene/4763" xlink:type="simple">http://www.ncbi.nlm.nih.gov/gene/4763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XSR1</text:p>
          </table:table-cell>
          <table:table-cell office:value-type="float" office:value="9943" calcext:value-type="float">
            <text:p>9943</text:p>
          </table:table-cell>
          <table:table-cell office:value-type="string" calcext:value-type="string">
            <text:p><text:a xlink:href="http://www.ncbi.nlm.nih.gov/gene/9943" xlink:type="simple">http://www.ncbi.nlm.nih.gov/gene/9943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EBP1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<text:a xlink:href="http://www.ncbi.nlm.nih.gov/gene/5037" xlink:type="simple">http://www.ncbi.nlm.nih.gov/gene/5037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LG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<text:a xlink:href="http://www.ncbi.nlm.nih.gov/gene/5340" xlink:type="simple">http://www.ncbi.nlm.nih.gov/gene/534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NR2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<text:a xlink:href="http://www.ncbi.nlm.nih.gov/gene/4550" xlink:type="simple">http://www.ncbi.nlm.nih.gov/gene/455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MEM167B</text:p>
          </table:table-cell>
          <table:table-cell office:value-type="float" office:value="56900" calcext:value-type="float">
            <text:p>56900</text:p>
          </table:table-cell>
          <table:table-cell office:value-type="string" calcext:value-type="string">
            <text:p><text:a xlink:href="http://www.ncbi.nlm.nih.gov/gene/56900" xlink:type="simple">http://www.ncbi.nlm.nih.gov/gene/5690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B1</text:p>
          </table:table-cell>
          <table:table-cell office:value-type="float" office:value="10140" calcext:value-type="float">
            <text:p>10140</text:p>
          </table:table-cell>
          <table:table-cell office:value-type="string" calcext:value-type="string">
            <text:p><text:a xlink:href="http://www.ncbi.nlm.nih.gov/gene/10140" xlink:type="simple">http://www.ncbi.nlm.nih.gov/gene/10140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SPAN3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<text:a xlink:href="http://www.ncbi.nlm.nih.gov/gene/10099" xlink:type="simple">http://www.ncbi.nlm.nih.gov/gene/10099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SPAN3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<text:a xlink:href="http://www.ncbi.nlm.nih.gov/gene/10099" xlink:type="simple">http://www.ncbi.nlm.nih.gov/gene/10099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BA1A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<text:a xlink:href="http://www.ncbi.nlm.nih.gov/gene/7846" xlink:type="simple">http://www.ncbi.nlm.nih.gov/gene/7846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365</text:p>
          </table:table-cell>
          <table:table-cell office:value-type="float" office:value="22891" calcext:value-type="float">
            <text:p>22891</text:p>
          </table:table-cell>
          <table:table-cell office:value-type="string" calcext:value-type="string">
            <text:p><text:a xlink:href="http://www.ncbi.nlm.nih.gov/gene/6993" xlink:type="simple">http://www.ncbi.nlm.nih.gov/gene/6993</text:a></text:p>
          </table:table-cell>
          <table:table-cell office:value-type="string" calcext:value-type="string">
            <text:p>Bacterial Two Hybrid Test</text:p>
          </table:table-cell>
          <table:table-cell office:value-type="string" calcext:value-type="string">
            <text:p>Dengue-2 Structural Proteins Associate with Human Proteins to Produce a Coagulation and Innate Immune Response Biased Interactome</text:p>
          </table:table-cell>
          <table:table-cell office:value-type="string" calcext:value-type="string">
            <text:p>PMC303788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OD1L</text:p>
          </table:table-cell>
          <table:table-cell office:value-type="float" office:value="259282" calcext:value-type="float">
            <text:p>259282</text:p>
          </table:table-cell>
          <table:table-cell office:value-type="string" calcext:value-type="string">
            <text:p><text:a xlink:href="http://www.ncbi.nlm.nih.gov/gene/259282" xlink:type="simple">http://www.ncbi.nlm.nih.gov/gene/25928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92A</text:p>
          </table:table-cell>
          <table:table-cell office:value-type="float" office:value="80011" calcext:value-type="float">
            <text:p>80011</text:p>
          </table:table-cell>
          <table:table-cell office:value-type="string" calcext:value-type="string">
            <text:p><text:a xlink:href="http://www.ncbi.nlm.nih.gov/gene/80011" xlink:type="simple">http://www.ncbi.nlm.nih.gov/gene/8001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A5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<text:a xlink:href="http://www.ncbi.nlm.nih.gov/gene/3309" xlink:type="simple">http://www.ncbi.nlm.nih.gov/gene/330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RRFIP1</text:p>
          </table:table-cell>
          <table:table-cell office:value-type="float" office:value="9208" calcext:value-type="float">
            <text:p>9208</text:p>
          </table:table-cell>
          <table:table-cell office:value-type="string" calcext:value-type="string">
            <text:p>http://www.ncbi.nlm.nih.gov/gene/9208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www.mcponline.org/content/10/12/M111.012187.full#fn-2" xlink:type="simple">Characterization of intracellular interactions between dengue virus and host proteins</text:a>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RP12</text:p>
          </table:table-cell>
          <table:table-cell office:value-type="float" office:value="856095" calcext:value-type="float">
            <text:p>856095</text:p>
          </table:table-cell>
          <table:table-cell office:value-type="string" calcext:value-type="string">
            <text:p>http://www.ncbi.nlm.nih.gov/gene/85609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410</text:p>
          </table:table-cell>
          <table:table-cell office:value-type="float" office:value="57862" calcext:value-type="float">
            <text:p>57862</text:p>
          </table:table-cell>
          <table:table-cell office:value-type="string" calcext:value-type="string">
            <text:p>http://www.ncbi.nlm.nih.gov/gene/5786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DX24</text:p>
          </table:table-cell>
          <table:table-cell office:value-type="float" office:value="57062" calcext:value-type="float">
            <text:p>57062</text:p>
          </table:table-cell>
          <table:table-cell office:value-type="string" calcext:value-type="string">
            <text:p><text:a xlink:href="http://www.ncbi.nlm.nih.gov/gene/57062" xlink:type="simple">http://www.ncbi.nlm.nih.gov/gene/5706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www.mcponline.org/content/10/12/M111.012187.full#fn-2" xlink:type="simple">A Physical Interaction Network of Dengue Virus and Human Proteins</text:a>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UNDC1</text:p>
          </table:table-cell>
          <table:table-cell office:value-type="float" office:value="139341" calcext:value-type="float">
            <text:p>139341</text:p>
          </table:table-cell>
          <table:table-cell office:value-type="string" calcext:value-type="string">
            <text:p><text:a xlink:href="http://www.ncbi.nlm.nih.gov/gene/139341" xlink:type="simple">http://www.ncbi.nlm.nih.gov/gene/13934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2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UNDC2</text:p>
          </table:table-cell>
          <table:table-cell office:value-type="float" office:value="65991" calcext:value-type="float">
            <text:p>65991</text:p>
          </table:table-cell>
          <table:table-cell office:value-type="string" calcext:value-type="string">
            <text:p><text:a xlink:href="http://www.ncbi.nlm.nih.gov/gene/65991" xlink:type="simple">http://www.ncbi.nlm.nih.gov/gene/6599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A Physical Interaction Network of Dengue Virus and Human Proteins</text:p>
          </table:table-cell>
          <table:table-cell office:value-type="string" calcext:value-type="string">
            <text:p>PMID:21911577,PMCID:PMC32370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NND1C</text:p>
          </table:table-cell>
          <table:table-cell office:value-type="float" office:value="79958" calcext:value-type="float">
            <text:p>79958</text:p>
          </table:table-cell>
          <table:table-cell office:value-type="string" calcext:value-type="string">
            <text:p><text:a xlink:href="http://www.ncbi.nlm.nih.gov/gene/79958" xlink:type="simple">http://www.ncbi.nlm.nih.gov/gene/7995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NTTIP2</text:p>
          </table:table-cell>
          <table:table-cell office:value-type="float" office:value="30836" calcext:value-type="float">
            <text:p>30836</text:p>
          </table:table-cell>
          <table:table-cell office:value-type="string" calcext:value-type="string">
            <text:p><text:a xlink:href="http://www.ncbi.nlm.nih.gov/gene/30836" xlink:type="simple">http://www.ncbi.nlm.nih.gov/gene/3083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LCOCO2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http://www.ncbi.nlm.nih.gov/gene/1024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A5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<text:a xlink:href="http://www.ncbi.nlm.nih.gov/gene/3309" xlink:type="simple">http://www.ncbi.nlm.nih.gov/gene/3309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5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<text:a xlink:href="http://www.ncbi.nlm.nih.gov/gene/6125" xlink:type="simple">http://www.ncbi.nlm.nih.gov/gene/612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SB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<text:a xlink:href="http://www.ncbi.nlm.nih.gov/gene/6741" xlink:type="simple">http://www.ncbi.nlm.nih.gov/gene/674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La protein Binds to NS5 and NS3 and to the 5′and 3′ends of Dengue 4 virus RNA</text:p>
          </table:table-cell>
          <table:table-cell office:value-type="string" calcext:value-type="string">
            <text:p>doi:10.1016/j.virusres.2004.01.0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 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SB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<text:a xlink:href="http://www.ncbi.nlm.nih.gov/gene/6741" xlink:type="simple">http://www.ncbi.nlm.nih.gov/gene/674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La protein Binds to NS5 and NS3 and to the 5′and 3′ends of Dengue 4 virus RNA</text:p>
          </table:table-cell>
          <table:table-cell office:value-type="string" calcext:value-type="string">
            <text:p>doi:10.1016/j.virusres.2004.01.0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410</text:p>
          </table:table-cell>
          <table:table-cell office:value-type="float" office:value="57862" calcext:value-type="float">
            <text:p>57862</text:p>
          </table:table-cell>
          <table:table-cell office:value-type="string" calcext:value-type="string">
            <text:p><text:a xlink:href="http://www.ncbi.nlm.nih.gov/gene/57862" xlink:type="simple">http://www.ncbi.nlm.nih.gov/gene/57862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A5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<text:a xlink:href="http://www.ncbi.nlm.nih.gov/gene/3309" xlink:type="simple">http://www.ncbi.nlm.nih.gov/gene/330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B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<text:a xlink:href="http://www.ncbi.nlm.nih.gov/gene/3043" xlink:type="simple">http://www.ncbi.nlm.nih.gov/gene/3043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RRFIP1</text:p>
          </table:table-cell>
          <table:table-cell office:value-type="float" office:value="9208" calcext:value-type="float">
            <text:p>9208</text:p>
          </table:table-cell>
          <table:table-cell office:value-type="string" calcext:value-type="string">
            <text:p>http://www.ncbi.nlm.nih.gov/gene/9208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7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http://www.ncbi.nlm.nih.gov/gene/620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3B1</text:p>
          </table:table-cell>
          <table:table-cell office:value-type="float" office:value="8546" calcext:value-type="float">
            <text:p>8546</text:p>
          </table:table-cell>
          <table:table-cell office:value-type="string" calcext:value-type="string">
            <text:p>http://www.ncbi.nlm.nih.gov/gene/854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digitalcommons.wayne.edu/cgi/viewcontent.cgi?article=1549&amp;context=oa_dissertations" xlink:type="simple">Characterization of intracellular interactions between dengue virus and host proteins</text:a>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IRC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http://www.ncbi.nlm.nih.gov/gene/32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digitalcommons.wayne.edu/cgi/viewcontent.cgi?article=1549&amp;context=oa_dissertations" xlink:type="simple">Characterization of intracellular interactions between dengue virus and host proteins</text:a>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NND1C</text:p>
          </table:table-cell>
          <table:table-cell office:value-type="float" office:value="79958" calcext:value-type="float">
            <text:p>79958</text:p>
          </table:table-cell>
          <table:table-cell office:value-type="string" calcext:value-type="string">
            <text:p>http://www.ncbi.nlm.nih.gov/gene/79958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TPBP4</text:p>
          </table:table-cell>
          <table:table-cell office:value-type="float" office:value="23560" calcext:value-type="float">
            <text:p>23560</text:p>
          </table:table-cell>
          <table:table-cell office:value-type="string" calcext:value-type="string">
            <text:p>http://www.ncbi.nlm.nih.gov/gene/23560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AP1L1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http://www.ncbi.nlm.nih.gov/gene/4673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SPA5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<text:a xlink:href="http://www.ncbi.nlm.nih.gov/gene/3309" xlink:type="simple">http://www.ncbi.nlm.nih.gov/gene/330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NKRD12</text:p>
          </table:table-cell>
          <table:table-cell office:value-type="float" office:value="23253" calcext:value-type="float">
            <text:p>23253</text:p>
          </table:table-cell>
          <table:table-cell office:value-type="string" calcext:value-type="string">
            <text:p><text:a xlink:href="http://www.ncbi.nlm.nih.gov/gene/23253" xlink:type="simple">http://www.ncbi.nlm.nih.gov/gene/2325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3B1</text:p>
          </table:table-cell>
          <table:table-cell office:value-type="float" office:value="8546" calcext:value-type="float">
            <text:p>8546</text:p>
          </table:table-cell>
          <table:table-cell office:value-type="string" calcext:value-type="string">
            <text:p>http://www.ncbi.nlm.nih.gov/gene/854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IRC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http://www.ncbi.nlm.nih.gov/gene/32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OD1L</text:p>
          </table:table-cell>
          <table:table-cell office:value-type="float" office:value="259282" calcext:value-type="float">
            <text:p>259282</text:p>
          </table:table-cell>
          <table:table-cell office:value-type="string" calcext:value-type="string">
            <text:p>http://www.ncbi.nlm.nih.gov/gene/25928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3G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http://www.ncbi.nlm.nih.gov/gene/917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NND1C</text:p>
          </table:table-cell>
          <table:table-cell office:value-type="float" office:value="79958" calcext:value-type="float">
            <text:p>79958</text:p>
          </table:table-cell>
          <table:table-cell office:value-type="string" calcext:value-type="string">
            <text:p>http://www.ncbi.nlm.nih.gov/gene/79958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table:style-name="ce6"/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TPBP4</text:p>
          </table:table-cell>
          <table:table-cell office:value-type="float" office:value="23560" calcext:value-type="float">
            <text:p>23560</text:p>
          </table:table-cell>
          <table:table-cell office:value-type="string" calcext:value-type="string">
            <text:p>http://www.ncbi.nlm.nih.gov/gene/23560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MPDH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http://www.ncbi.nlm.nih.gov/gene/361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AP1L1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http://www.ncbi.nlm.nih.gov/gene/4673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6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<text:a xlink:href="http://www.ncbi.nlm.nih.gov/gene/6128" xlink:type="simple">http://www.ncbi.nlm.nih.gov/gene/6128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27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http://www.ncbi.nlm.nih.gov/gene/623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100A9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http://www.ncbi.nlm.nih.gov/gene/6280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394</text:p>
          </table:table-cell>
          <table:table-cell office:value-type="float" office:value="84124" calcext:value-type="float">
            <text:p>84124</text:p>
          </table:table-cell>
          <table:table-cell office:value-type="string" calcext:value-type="string">
            <text:p>http://www.ncbi.nlm.nih.gov/gene/84124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OLGB1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http://www.ncbi.nlm.nih.gov/gene/2804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AT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http://www.ncbi.nlm.nih.gov/gene/6773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STAT2 mediates innate immunity to Dengue virus in the absence of STAT1 via the type I interferon receptor.</text:p>
          </table:table-cell>
          <table:table-cell office:value-type="string" calcext:value-type="string">
            <text:p>PMID:21379341,PMC304067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MF1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<text:a xlink:href="http://www.ncbi.nlm.nih.gov/gene/7110" xlink:type="simple">http://www.ncbi.nlm.nih.gov/gene/711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A1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http://www.ncbi.nlm.nih.gov/gene/303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TF1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http://www.ncbi.nlm.nih.gov/gene/4520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RBP1</text:p>
          </table:table-cell>
          <table:table-cell office:value-type="float" office:value="29959" calcext:value-type="float">
            <text:p>29959</text:p>
          </table:table-cell>
          <table:table-cell office:value-type="string" calcext:value-type="string">
            <text:p>http://www.ncbi.nlm.nih.gov/gene/2995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S9</text:p>
          </table:table-cell>
          <table:table-cell office:value-type="float" office:value="10956" calcext:value-type="float">
            <text:p>10956</text:p>
          </table:table-cell>
          <table:table-cell office:value-type="string" calcext:value-type="string">
            <text:p>http://www.ncbi.nlm.nih.gov/gene/1095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410</text:p>
          </table:table-cell>
          <table:table-cell office:value-type="float" office:value="57862" calcext:value-type="float">
            <text:p>57862</text:p>
          </table:table-cell>
          <table:table-cell office:value-type="string" calcext:value-type="string">
            <text:p>http://www.ncbi.nlm.nih.gov/gene/5786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NTTIP2</text:p>
          </table:table-cell>
          <table:table-cell office:value-type="float" office:value="30836" calcext:value-type="float">
            <text:p>30836</text:p>
          </table:table-cell>
          <table:table-cell office:value-type="string" calcext:value-type="string">
            <text:p>http://www.ncbi.nlm.nih.gov/gene/30836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3 and NS5 proteins interaction network: a high-throughput yeast two-hybrid screen</text:p>
          </table:table-cell>
          <table:table-cell office:value-type="string" calcext:value-type="string">
            <text:p>PMCID:PMC32156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NP32B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<text:a xlink:href="http://www.ncbi.nlm.nih.gov/gene/10541" xlink:type="simple">http://www.ncbi.nlm.nih.gov/gene/1054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RO1A</text:p>
          </table:table-cell>
          <table:table-cell office:value-type="float" office:value="11151" calcext:value-type="float">
            <text:p>11151</text:p>
          </table:table-cell>
          <table:table-cell office:value-type="string" calcext:value-type="string">
            <text:p><text:a xlink:href="http://www.ncbi.nlm.nih.gov/gene/11151" xlink:type="simple">http://www.ncbi.nlm.nih.gov/gene/1115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92A</text:p>
          </table:table-cell>
          <table:table-cell office:value-type="float" office:value="80011" calcext:value-type="float">
            <text:p>80011</text:p>
          </table:table-cell>
          <table:table-cell office:value-type="string" calcext:value-type="string">
            <text:p><text:a xlink:href="http://www.ncbi.nlm.nih.gov/gene/80011" xlink:type="simple">http://www.ncbi.nlm.nih.gov/gene/8001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12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<text:a xlink:href="http://www.ncbi.nlm.nih.gov/gene/6136" xlink:type="simple">http://www.ncbi.nlm.nih.gov/gene/613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WP1</text:p>
          </table:table-cell>
          <table:table-cell office:value-type="float" office:value="11059" calcext:value-type="float">
            <text:p>11059</text:p>
          </table:table-cell>
          <table:table-cell office:value-type="string" calcext:value-type="string">
            <text:p><text:a xlink:href="http://www.ncbi.nlm.nih.gov/gene/11059" xlink:type="simple">http://www.ncbi.nlm.nih.gov/gene/1105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NKRD12</text:p>
          </table:table-cell>
          <table:table-cell office:value-type="float" office:value="23253" calcext:value-type="float">
            <text:p>23253</text:p>
          </table:table-cell>
          <table:table-cell office:value-type="string" calcext:value-type="string">
            <text:p><text:a xlink:href="http://www.ncbi.nlm.nih.gov/gene/23253" xlink:type="simple">http://www.ncbi.nlm.nih.gov/gene/2325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P3B1</text:p>
          </table:table-cell>
          <table:table-cell office:value-type="float" office:value="8546" calcext:value-type="float">
            <text:p>8546</text:p>
          </table:table-cell>
          <table:table-cell office:value-type="string" calcext:value-type="string">
            <text:p><text:a xlink:href="http://www.ncbi.nlm.nih.gov/gene/8546" xlink:type="simple">http://www.ncbi.nlm.nih.gov/gene/854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IRC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://www.ncbi.nlm.nih.gov/gene/329" xlink:type="simple">http://www.ncbi.nlm.nih.gov/gene/329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OD1L</text:p>
          </table:table-cell>
          <table:table-cell office:value-type="float" office:value="259282" calcext:value-type="float">
            <text:p>259282</text:p>
          </table:table-cell>
          <table:table-cell office:value-type="string" calcext:value-type="string">
            <text:p><text:a xlink:href="http://www.ncbi.nlm.nih.gov/gene/259282" xlink:type="simple">http://www.ncbi.nlm.nih.gov/gene/259282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3G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a xlink:href="http://www.ncbi.nlm.nih.gov/gene/917" xlink:type="simple">http://www.ncbi.nlm.nih.gov/gene/917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TPBP4</text:p>
          </table:table-cell>
          <table:table-cell office:value-type="float" office:value="23560" calcext:value-type="float">
            <text:p>23560</text:p>
          </table:table-cell>
          <table:table-cell office:value-type="string" calcext:value-type="string">
            <text:p><text:a xlink:href="http://www.ncbi.nlm.nih.gov/gene/23560" xlink:type="simple">http://www.ncbi.nlm.nih.gov/gene/23560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1909430,PMC316473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A1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http://www.ncbi.nlm.nih.gov/gene/3039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6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<text:a xlink:href="http://www.ncbi.nlm.nih.gov/gene/6128" xlink:type="simple">http://www.ncbi.nlm.nih.gov/gene/612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7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<text:a xlink:href="http://www.ncbi.nlm.nih.gov/gene/6201" xlink:type="simple">http://www.ncbi.nlm.nih.gov/gene/620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RP12</text:p>
          </table:table-cell>
          <table:table-cell office:value-type="float" office:value="856095" calcext:value-type="float">
            <text:p>856095</text:p>
          </table:table-cell>
          <table:table-cell office:value-type="string" calcext:value-type="string">
            <text:p><text:a xlink:href="http://www.ncbi.nlm.nih.gov/gene/856095" xlink:type="simple">http://www.ncbi.nlm.nih.gov/gene/856095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100A9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<text:a xlink:href="http://www.ncbi.nlm.nih.gov/gene/6280" xlink:type="simple">http://www.ncbi.nlm.nih.gov/gene/628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27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<text:a xlink:href="http://www.ncbi.nlm.nih.gov/gene/6232" xlink:type="simple">http://www.ncbi.nlm.nih.gov/gene/623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AP1L1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<text:a xlink:href="http://www.ncbi.nlm.nih.gov/gene/4673" xlink:type="simple">http://www.ncbi.nlm.nih.gov/gene/4673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, A Physical Interaction Network of Dengue Virus and Human Proteins,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LCOCO2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http://www.ncbi.nlm.nih.gov/gene/1024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RO1A</text:p>
          </table:table-cell>
          <table:table-cell office:value-type="float" office:value="11151" calcext:value-type="float">
            <text:p>11151</text:p>
          </table:table-cell>
          <table:table-cell office:value-type="string" calcext:value-type="string">
            <text:p>http://www.ncbi.nlm.nih.gov/gene/1115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RL2</text:p>
          </table:table-cell>
          <table:table-cell office:value-type="float" office:value="51009" calcext:value-type="float">
            <text:p>51009</text:p>
          </table:table-cell>
          <table:table-cell office:value-type="string" calcext:value-type="string">
            <text:p>http://www.ncbi.nlm.nih.gov/gene/5100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MR1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http://www.ncbi.nlm.nih.gov/gene/233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MPDH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http://www.ncbi.nlm.nih.gov/gene/361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SMC1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<text:a xlink:href="http://www.ncbi.nlm.nih.gov/gene/5700" xlink:type="simple">http://www.ncbi.nlm.nih.gov/gene/570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12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http://www.ncbi.nlm.nih.gov/gene/613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5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<text:a xlink:href="http://www.ncbi.nlm.nih.gov/gene/6125" xlink:type="simple">http://www.ncbi.nlm.nih.gov/gene/612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WP1</text:p>
          </table:table-cell>
          <table:table-cell office:value-type="float" office:value="11059" calcext:value-type="float">
            <text:p>11059</text:p>
          </table:table-cell>
          <table:table-cell office:value-type="string" calcext:value-type="string">
            <text:p>http://www.ncbi.nlm.nih.gov/gene/1105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NP32B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<text:a xlink:href="http://www.ncbi.nlm.nih.gov/gene/10541" xlink:type="simple">http://www.ncbi.nlm.nih.gov/gene/1054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RO1A</text:p>
          </table:table-cell>
          <table:table-cell office:value-type="float" office:value="11151" calcext:value-type="float">
            <text:p>11151</text:p>
          </table:table-cell>
          <table:table-cell office:value-type="string" calcext:value-type="string">
            <text:p>http://www.ncbi.nlm.nih.gov/gene/1115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NTTIP2</text:p>
          </table:table-cell>
          <table:table-cell office:value-type="float" office:value="30836" calcext:value-type="float">
            <text:p>30836</text:p>
          </table:table-cell>
          <table:table-cell office:value-type="string" calcext:value-type="string">
            <text:p>http://www.ncbi.nlm.nih.gov/gene/3083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OLGB1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http://www.ncbi.nlm.nih.gov/gene/2804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OC100288418</text:p>
          </table:table-cell>
          <table:table-cell table:style-name="ce6" table:number-columns-repeated="2"/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TF1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http://www.ncbi.nlm.nih.gov/gene/4520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S9</text:p>
          </table:table-cell>
          <table:table-cell office:value-type="float" office:value="10956" calcext:value-type="float">
            <text:p>10956</text:p>
          </table:table-cell>
          <table:table-cell office:value-type="string" calcext:value-type="string">
            <text:p>http://www.ncbi.nlm.nih.gov/gene/1095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410</text:p>
          </table:table-cell>
          <table:table-cell office:value-type="float" office:value="57862" calcext:value-type="float">
            <text:p>57862</text:p>
          </table:table-cell>
          <table:table-cell office:value-type="string" calcext:value-type="string">
            <text:p>http://www.ncbi.nlm.nih.gov/gene/57862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RBP1</text:p>
          </table:table-cell>
          <table:table-cell office:value-type="float" office:value="29959" calcext:value-type="float">
            <text:p>29959</text:p>
          </table:table-cell>
          <table:table-cell office:value-type="string" calcext:value-type="string">
            <text:p><text:a xlink:href="http://www.ncbi.nlm.nih.gov/gene/29959" xlink:type="simple">http://www.ncbi.nlm.nih.gov/gene/29959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,Flavivirus NS3 and NS5 proteins interaction network: a high-throughput yeast two-hybrid screen, The non-structural 3 (NS3) protein of dengue virus type 2 interacts with human nuclear receptor binding protein and is associated with alterations in membrane structure.</text:p>
          </table:table-cell>
          <table:table-cell office:value-type="string" calcext:value-type="string">
            <text:p>PMID:23326450,PMC3543448; PMID:1508439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B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<text:a xlink:href="http://www.ncbi.nlm.nih.gov/gene/3043" xlink:type="simple">http://www.ncbi.nlm.nih.gov/gene/3043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RRFIP1</text:p>
          </table:table-cell>
          <table:table-cell office:value-type="float" office:value="9208" calcext:value-type="float">
            <text:p>9208</text:p>
          </table:table-cell>
          <table:table-cell office:value-type="string" calcext:value-type="string">
            <text:p>http://www.ncbi.nlm.nih.gov/gene/9208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5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<text:a xlink:href="http://www.ncbi.nlm.nih.gov/gene/6125" xlink:type="simple">http://www.ncbi.nlm.nih.gov/gene/612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RP12</text:p>
          </table:table-cell>
          <table:table-cell office:value-type="float" office:value="856095" calcext:value-type="float">
            <text:p>856095</text:p>
          </table:table-cell>
          <table:table-cell office:value-type="string" calcext:value-type="string">
            <text:p>http://www.ncbi.nlm.nih.gov/gene/85609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YTIP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<text:a xlink:href="http://www.ncbi.nlm.nih.gov/gene/9595" xlink:type="simple">http://www.ncbi.nlm.nih.gov/gene/9595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RL2</text:p>
          </table:table-cell>
          <table:table-cell office:value-type="float" office:value="51009" calcext:value-type="float">
            <text:p>51009</text:p>
          </table:table-cell>
          <table:table-cell office:value-type="string" calcext:value-type="string">
            <text:p>http://www.ncbi.nlm.nih.gov/gene/51009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92A</text:p>
          </table:table-cell>
          <table:table-cell office:value-type="float" office:value="80011" calcext:value-type="float">
            <text:p>80011</text:p>
          </table:table-cell>
          <table:table-cell office:value-type="string" calcext:value-type="string">
            <text:p><text:a xlink:href="http://www.ncbi.nlm.nih.gov/gene/80011" xlink:type="simple">http://www.ncbi.nlm.nih.gov/gene/80011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MR1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http://www.ncbi.nlm.nih.gov/gene/2332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SMC1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<text:a xlink:href="http://www.ncbi.nlm.nih.gov/gene/5700" xlink:type="simple">http://www.ncbi.nlm.nih.gov/gene/5700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ILPL2</text:p>
          </table:table-cell>
          <table:table-cell office:value-type="float" office:value="196383" calcext:value-type="float">
            <text:p>196383</text:p>
          </table:table-cell>
          <table:table-cell office:value-type="string" calcext:value-type="string">
            <text:p>http://www.ncbi.nlm.nih.gov/gene/196383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WP1</text:p>
          </table:table-cell>
          <table:table-cell office:value-type="float" office:value="11059" calcext:value-type="float">
            <text:p>11059</text:p>
          </table:table-cell>
          <table:table-cell office:value-type="string" calcext:value-type="string">
            <text:p><text:a xlink:href="http://www.ncbi.nlm.nih.gov/gene/11059" xlink:type="simple">http://www.ncbi.nlm.nih.gov/gene/11059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12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http://www.ncbi.nlm.nih.gov/gene/6136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,Characterization of intracellular interactions between dengue virus and host proteins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3,4</text:p>
          </table:table-cell>
          <table:table-cell office:value-type="string" calcext:value-type="string">
            <text:p>PrM/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YNLT1</text:p>
          </table:table-cell>
          <table:table-cell office:value-type="float" office:value="6993" calcext:value-type="float">
            <text:p>6993</text:p>
          </table:table-cell>
          <table:table-cell office:value-type="string" calcext:value-type="string">
            <text:p>http://www.ncbi.nlm.nih.gov/gene/6993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The interaction of flavivirus M protein with light chain Tctex-1 of human dynein plays a role in late stages of virus replication.</text:p>
          </table:table-cell>
          <table:table-cell office:value-type="string" calcext:value-type="string">
            <text:p>PMID:217678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RRFIP1</text:p>
          </table:table-cell>
          <table:table-cell office:value-type="float" office:value="9208" calcext:value-type="float">
            <text:p>9208</text:p>
          </table:table-cell>
          <table:table-cell office:value-type="string" calcext:value-type="string">
            <text:p><text:a xlink:href="http://www.ncbi.nlm.nih.gov/gene/9208" xlink:type="simple">http://www.ncbi.nlm.nih.gov/gene/9208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394</text:p>
          </table:table-cell>
          <table:table-cell office:value-type="float" office:value="84124" calcext:value-type="float">
            <text:p>84124</text:p>
          </table:table-cell>
          <table:table-cell office:value-type="string" calcext:value-type="string">
            <text:p><text:a xlink:href="http://www.ncbi.nlm.nih.gov/gene/84124" xlink:type="simple">http://www.ncbi.nlm.nih.gov/gene/84124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92A</text:p>
          </table:table-cell>
          <table:table-cell office:value-type="float" office:value="80011" calcext:value-type="float">
            <text:p>80011</text:p>
          </table:table-cell>
          <table:table-cell office:value-type="string" calcext:value-type="string">
            <text:p><text:a xlink:href="http://www.ncbi.nlm.nih.gov/gene/80011" xlink:type="simple">http://www.ncbi.nlm.nih.gov/gene/8001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12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http://www.ncbi.nlm.nih.gov/gene/613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digitalcommons.wayne.edu/cgi/viewcontent.cgi?article=1549&amp;context=oa_dissertations" xlink:type="simple">Characterization of intracellular interactions between dengue virus and host proteins</text:a>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L5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<text:a xlink:href="http://www.ncbi.nlm.nih.gov/gene/6125" xlink:type="simple">http://www.ncbi.nlm.nih.gov/gene/612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RP12</text:p>
          </table:table-cell>
          <table:table-cell office:value-type="float" office:value="856095" calcext:value-type="float">
            <text:p>856095</text:p>
          </table:table-cell>
          <table:table-cell office:value-type="string" calcext:value-type="string">
            <text:p>http://www.ncbi.nlm.nih.gov/gene/85609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WP1</text:p>
          </table:table-cell>
          <table:table-cell office:value-type="float" office:value="11059" calcext:value-type="float">
            <text:p>11059</text:p>
          </table:table-cell>
          <table:table-cell office:value-type="string" calcext:value-type="string">
            <text:p>http://www.ncbi.nlm.nih.gov/gene/1105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digitalcommons.wayne.edu/cgi/viewcontent.cgi?article=1549&amp;context=oa_dissertations" xlink:type="simple">Characterization of intracellular interactions between dengue virus and host proteins</text:a>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M192A</text:p>
          </table:table-cell>
          <table:table-cell office:value-type="float" office:value="80011" calcext:value-type="float">
            <text:p>80011</text:p>
          </table:table-cell>
          <table:table-cell office:value-type="string" calcext:value-type="string">
            <text:p><text:a xlink:href="http://www.ncbi.nlm.nih.gov/gene/80011" xlink:type="simple">http://www.ncbi.nlm.nih.gov/gene/8001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7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http://www.ncbi.nlm.nih.gov/gene/620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100A9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http://www.ncbi.nlm.nih.gov/gene/6280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394</text:p>
          </table:table-cell>
          <table:table-cell office:value-type="float" office:value="84124" calcext:value-type="float">
            <text:p>84124</text:p>
          </table:table-cell>
          <table:table-cell office:value-type="string" calcext:value-type="string">
            <text:p>http://www.ncbi.nlm.nih.gov/gene/84124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RRFIP1</text:p>
          </table:table-cell>
          <table:table-cell office:value-type="float" office:value="9208" calcext:value-type="float">
            <text:p>9208</text:p>
          </table:table-cell>
          <table:table-cell office:value-type="string" calcext:value-type="string">
            <text:p>http://www.ncbi.nlm.nih.gov/gene/9208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ILPL2</text:p>
          </table:table-cell>
          <table:table-cell office:value-type="float" office:value="196383" calcext:value-type="float">
            <text:p>196383</text:p>
          </table:table-cell>
          <table:table-cell office:value-type="string" calcext:value-type="string">
            <text:p>http://www.ncbi.nlm.nih.gov/gene/196383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FKBIA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<text:a xlink:href="http://www.ncbi.nlm.nih.gov/gene/4792" xlink:type="simple">http://www.ncbi.nlm.nih.gov/gene/4792</text:a></text:p>
          </table:table-cell>
          <table:table-cell office:value-type="string" calcext:value-type="string">
            <text:p>yeast Two Hybrid Test &amp; CO-AP assay</text:p>
          </table:table-cell>
          <table:table-cell office:value-type="string" calcext:value-type="string">
            <text:p>Identification of New Protein Interactions between Dengue Fever Virus and Its Hosts, Human and Mosquito,Flavivirus NS3 and NS5 proteins interaction network: a high-throughput yeast two-hybrid screen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ILPL2</text:p>
          </table:table-cell>
          <table:table-cell office:value-type="float" office:value="196383" calcext:value-type="float">
            <text:p>196383</text:p>
          </table:table-cell>
          <table:table-cell office:value-type="string" calcext:value-type="string">
            <text:p><text:a xlink:href="http://www.ncbi.nlm.nih.gov/gene/196383" xlink:type="simple">http://www.ncbi.nlm.nih.gov/gene/196383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NP32B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<text:a xlink:href="http://www.ncbi.nlm.nih.gov/gene/10541" xlink:type="simple">http://www.ncbi.nlm.nih.gov/gene/10541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LCOCO2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http://www.ncbi.nlm.nih.gov/gene/10241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digitalcommons.wayne.edu/cgi/viewcontent.cgi?article=1549&amp;context=oa_dissertations" xlink:type="simple">Characterization of intracellular interactions between dengue virus and host proteins</text:a>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NTTIP2</text:p>
          </table:table-cell>
          <table:table-cell office:value-type="float" office:value="30836" calcext:value-type="float">
            <text:p>30836</text:p>
          </table:table-cell>
          <table:table-cell office:value-type="string" calcext:value-type="string">
            <text:p><text:a xlink:href="http://www.ncbi.nlm.nih.gov/gene/30836" xlink:type="simple">http://www.ncbi.nlm.nih.gov/gene/3083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MR1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http://www.ncbi.nlm.nih.gov/gene/233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OLGB1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<text:a xlink:href="http://www.ncbi.nlm.nih.gov/gene/2804" xlink:type="simple">http://www.ncbi.nlm.nih.gov/gene/280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A1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http://www.ncbi.nlm.nih.gov/gene/3039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TF1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http://www.ncbi.nlm.nih.gov/gene/4520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RBP1</text:p>
          </table:table-cell>
          <table:table-cell office:value-type="float" office:value="29959" calcext:value-type="float">
            <text:p>29959</text:p>
          </table:table-cell>
          <table:table-cell office:value-type="string" calcext:value-type="string">
            <text:p><text:a xlink:href="http://www.ncbi.nlm.nih.gov/gene/29959" xlink:type="simple">http://www.ncbi.nlm.nih.gov/gene/2995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<text:a xlink:href="http://digitalcommons.wayne.edu/cgi/viewcontent.cgi?article=1549&amp;context=oa_dissertations" xlink:type="simple">Characterization of intracellular interactions between dengue virus and host proteins</text:a>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S9</text:p>
          </table:table-cell>
          <table:table-cell office:value-type="float" office:value="10956" calcext:value-type="float">
            <text:p>10956</text:p>
          </table:table-cell>
          <table:table-cell office:value-type="string" calcext:value-type="string">
            <text:p>http://www.ncbi.nlm.nih.gov/gene/10956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SMC1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<text:a xlink:href="http://www.ncbi.nlm.nih.gov/gene/5700" xlink:type="simple">http://www.ncbi.nlm.nih.gov/gene/5700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1,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ZNF410</text:p>
          </table:table-cell>
          <table:table-cell office:value-type="float" office:value="57862" calcext:value-type="float">
            <text:p>57862</text:p>
          </table:table-cell>
          <table:table-cell office:value-type="string" calcext:value-type="string">
            <text:p>http://www.ncbi.nlm.nih.gov/gene/5786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PS27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http://www.ncbi.nlm.nih.gov/gene/6232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RP12</text:p>
          </table:table-cell>
          <table:table-cell office:value-type="float" office:value="856095" calcext:value-type="float">
            <text:p>856095</text:p>
          </table:table-cell>
          <table:table-cell office:value-type="string" calcext:value-type="string">
            <text:p>http://www.ncbi.nlm.nih.gov/gene/85609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ngue-Human Ppis from DenvInt</text:p>
          </table:table-cell>
          <table:table-cell office:value-type="string" calcext:value-type="string">
            <text:p>Dengue Types 2,4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BB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<text:a xlink:href="http://www.ncbi.nlm.nih.gov/gene/3043" xlink:type="simple">http://www.ncbi.nlm.nih.gov/gene/304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CL</text:p>
          </table:table-cell>
          <table:table-cell office:value-type="float" office:value="4691" calcext:value-type="float">
            <text:p>4691</text:p>
          </table:table-cell>
          <table:table-cell office:value-type="string" calcext:value-type="string">
            <text:p><text:a xlink:href="http://www.ncbi.nlm.nih.gov/gene/4691" xlink:type="simple">http://www.ncbi.nlm.nih.gov/gene/4691</text:a></text:p>
          </table:table-cell>
          <table:table-cell office:value-type="string" calcext:value-type="string">
            <text:p>Co-affinity purification and mass spectrometry and confirmed by colocalization experiments.</text:p>
          </table:table-cell>
          <table:table-cell office:value-type="string" calcext:value-type="string">
            <text:p>Nucleolin Interacts with the Dengue Virus Capsid Protein and Plays a Role in Formation of Infectious Virus Particles</text:p>
          </table:table-cell>
          <table:table-cell office:value-type="string" calcext:value-type="string">
            <text:p>PMID:24027323,PMCID:PMC383822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NRNPK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<text:a xlink:href="http://www.ncbi.nlm.nih.gov/gene/3190" xlink:type="simple">http://www.ncbi.nlm.nih.gov/gene/3190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The heterogeneous nuclear ribonucleoprotein K (hnRNP K) interacts with dengue virus core protein</text:p>
          </table:table-cell>
          <table:table-cell office:value-type="string" calcext:value-type="string">
            <text:p>PMID:117476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D3E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<text:a xlink:href="http://www.ncbi.nlm.nih.gov/gene/916" xlink:type="simple">http://www.ncbi.nlm.nih.gov/gene/916</text:a></text:p>
          </table:table-cell>
          <table:table-cell office:value-type="string" calcext:value-type="string">
            <text:p>yeast two-hybrid and complex pull downs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LIN3</text:p>
          </table:table-cell>
          <table:table-cell office:value-type="float" office:value="10226" calcext:value-type="float">
            <text:p>10226</text:p>
          </table:table-cell>
          <table:table-cell office:value-type="string" calcext:value-type="string">
            <text:p><text:a xlink:href="http://www.ncbi.nlm.nih.gov/gene/10226" xlink:type="simple">http://www.ncbi.nlm.nih.gov/gene/1022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Understanding Dengue Virus Capsid Protein Interaction with Key Biological Targets</text:p>
          </table:table-cell>
          <table:table-cell office:value-type="string" calcext:value-type="string">
            <text:p>PMID:26161501,PMCID:PMC4498383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AXX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<text:a xlink:href="http://www.ncbi.nlm.nih.gov/gene/1616" xlink:type="simple">http://www.ncbi.nlm.nih.gov/gene/1616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Sensitization to Fas-mediated apoptosis by dengue virus capsid protein,Identification of New Protein Interactions between Dengue Fever Virus and Its Hosts, Human and Mosquito</text:p>
          </table:table-cell>
          <table:table-cell office:value-type="string" calcext:value-type="string">
            <text:p>PMID:17707345;PMID:21909430,PMC31647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NX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<text:a xlink:href="http://www.ncbi.nlm.nih.gov/gene/821" xlink:type="simple">http://www.ncbi.nlm.nih.gov/gene/821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nteraction of dengue virus envelope protein with endoplasmic reticulum-resident chaperones facilitates dengue virus production</text:p>
          </table:table-cell>
          <table:table-cell office:value-type="string" calcext:value-type="string">
            <text:p>PMID:1910595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4BP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a xlink:href="http://www.ncbi.nlm.nih.gov/gene/722" xlink:type="simple">http://www.ncbi.nlm.nih.gov/gene/72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U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http://www.ncbi.nlm.nih.gov/gene/1191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Secreted complement regulatory protein clusterin interacts with dengue virus nonstructural protein</text:p>
          </table:table-cell>
          <table:table-cell office:value-type="string" calcext:value-type="string">
            <text:p>PMID:1782525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NRNPC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<text:a xlink:href="http://www.ncbi.nlm.nih.gov/gene/3183" xlink:type="simple">http://www.ncbi.nlm.nih.gov/gene/3183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human hnRNP C1/C2 as a dengue virus NS1-interacting protein.</text:p>
          </table:table-cell>
          <table:table-cell office:value-type="string" calcext:value-type="string">
            <text:p>PMID:1847199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2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C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<text:a xlink:href="http://www.ncbi.nlm.nih.gov/gene/2638" xlink:type="simple">http://www.ncbi.nlm.nih.gov/gene/2638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IF4G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://www.ncbi.nlm.nih.gov/gene/1982" xlink:type="simple">http://www.ncbi.nlm.nih.gov/gene/1982</text:a></text:p>
          </table:table-cell>
          <table:table-cell office:value-type="string" calcext:value-type="string">
            <text:p>yeast two-hybrid &amp; complex pull downs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NO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a xlink:href="http://www.ncbi.nlm.nih.gov/gene/2023" xlink:type="simple">http://www.ncbi.nlm.nih.gov/gene/2023</text:a></text:p>
          </table:table-cell>
          <table:table-cell office:value-type="string" calcext:value-type="string">
            <text:p>yeast two-hybrid &amp; complex pull downs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SN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<text:a xlink:href="http://www.ncbi.nlm.nih.gov/gene/2194" xlink:type="simple">http://www.ncbi.nlm.nih.gov/gene/2194</text:a></text:p>
          </table:table-cell>
          <table:table-cell office:value-type="string" calcext:value-type="string">
            <text:p>yeast two-hybrid and complex pull downs</text:p>
          </table:table-cell>
          <table:table-cell office:value-type="string" calcext:value-type="string">
            <text:p>Identification of New Protein Interactions between Dengue Fever Virus and Its Hosts, Human and Mosquito</text:p>
          </table:table-cell>
          <table:table-cell office:value-type="string" calcext:value-type="string">
            <text:p>PMID:23326450,PMC354344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IK3CB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<text:a xlink:href="http://www.ncbi.nlm.nih.gov/gene/5291" xlink:type="simple">http://www.ncbi.nlm.nih.gov/gene/5291</text:a></text:p>
          </table:table-cell>
          <table:table-cell office:value-type="string" calcext:value-type="string">
            <text:p>ATP-binding, Nucleotide-binding</text:p>
          </table:table-cell>
          <table:table-cell office:value-type="string" calcext:value-type="string">
            <text:p>Cloning of a novel, ubiquitously expressed human phosphatidylinositol 3-kinase and identification of its binding site on p85</text:p>
          </table:table-cell>
          <table:table-cell office:value-type="string" calcext:value-type="string">
            <text:p>PMID:8246984,PMCID:PMC36483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YWHAQ (14-3-3)</text:p>
          </table:table-cell>
          <table:table-cell office:value-type="float" office:value="10971" calcext:value-type="float">
            <text:p>10971</text:p>
          </table:table-cell>
          <table:table-cell office:value-type="string" calcext:value-type="string">
            <text:p><text:a xlink:href="http://www.ncbi.nlm.nih.gov/gene/10971" xlink:type="simple">http://www.ncbi.nlm.nih.gov/gene/10971</text:a></text:p>
          </table:table-cell>
          <table:table-cell office:value-type="string" calcext:value-type="string">
            <text:p>phosphomimetic-based mechanism</text:p>
          </table:table-cell>
          <table:table-cell office:value-type="string" calcext:value-type="string">
            <text:p>A phosphomimetic-based mechanism of dengue virus to antagonize innate immunity</text:p>
          </table:table-cell>
          <table:table-cell office:value-type="string" calcext:value-type="string">
            <text:p>PMID:24855065, PMCID:PMC483704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TBP1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http://www.ncbi.nlm.nih.gov/gene/5725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Polypyrimidine tract-binding protein influences negative strand RNA synthesis of dengue virus.</text:p>
          </table:table-cell>
          <table:table-cell office:value-type="string" calcext:value-type="string">
            <text:p>PMID:194505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TBP1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<text:a xlink:href="http://www.ncbi.nlm.nih.gov/gene/5725" xlink:type="simple">http://www.ncbi.nlm.nih.gov/gene/572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Polypyrimidine tract-binding protein influences negative strand RNA synthesis of dengue virus.</text:p>
          </table:table-cell>
          <table:table-cell office:value-type="string" calcext:value-type="string">
            <text:p>PMID:1945055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FNAR1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<text:a xlink:href="http://www.ncbi.nlm.nih.gov/gene/3454" xlink:type="simple">http://www.ncbi.nlm.nih.gov/gene/3454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57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FNAR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<text:a xlink:href="http://www.ncbi.nlm.nih.gov/gene/3455" xlink:type="simple">http://www.ncbi.nlm.nih.gov/gene/345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58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FNB1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<text:a xlink:href="http://www.ncbi.nlm.nih.gov/gene/3456" xlink:type="simple">http://www.ncbi.nlm.nih.gov/gene/345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6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JAK2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<text:a xlink:href="http://www.ncbi.nlm.nih.gov/gene/3717" xlink:type="simple">http://www.ncbi.nlm.nih.gov/gene/371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56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YK2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http://www.ncbi.nlm.nih.gov/gene/7297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59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FNAR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<text:a xlink:href="http://www.ncbi.nlm.nih.gov/gene/3455" xlink:type="simple">http://www.ncbi.nlm.nih.gov/gene/3455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61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FNGR1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<text:a xlink:href="http://www.ncbi.nlm.nih.gov/gene/3459" xlink:type="simple">http://www.ncbi.nlm.nih.gov/gene/3459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6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JAK1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<text:a xlink:href="http://www.ncbi.nlm.nih.gov/gene/3716" xlink:type="simple">http://www.ncbi.nlm.nih.gov/gene/3716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63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JAK2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<text:a xlink:href="http://www.ncbi.nlm.nih.gov/gene/3717" xlink:type="simple">http://www.ncbi.nlm.nih.gov/gene/3717</text:a>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64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4B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YK2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http://www.ncbi.nlm.nih.gov/gene/7297</text:p>
          </table:table-cell>
          <table:table-cell office:value-type="string" calcext:value-type="string">
            <text:p>Yeast Two hybrid Test</text:p>
          </table:table-cell>
          <table:table-cell office:value-type="string" calcext:value-type="string">
            <text:p>Molecular characterization of the interaction between Tick-borne encephalitis virus NS5 protein and the Interferon alpha/beta and gamma receptors</text:p>
          </table:table-cell>
          <table:table-cell office:value-type="string" calcext:value-type="string">
            <text:p>Http://www.mimersbrunn.se:8097/article?id=2216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RKG1</text:p>
          </table:table-cell>
          <table:table-cell office:value-type="float" office:value="5592" calcext:value-type="float">
            <text:p>5592</text:p>
          </table:table-cell>
          <table:table-cell office:value-type="string" calcext:value-type="string">
            <text:p><text:a xlink:href="http://www.ncbi.nlm.nih.gov/gene/5592" xlink:type="simple">http://www.ncbi.nlm.nih.gov/gene/5592</text:a></text:p>
          </table:table-cell>
          <table:table-cell office:value-type="string" calcext:value-type="string">
            <text:p>Phosphorylation assay</text:p>
          </table:table-cell>
          <table:table-cell office:value-type="string" calcext:value-type="string">
            <text:p>Characterization of intracellular interactions between dengue virus and host proteins</text:p>
          </table:table-cell>
          <table:table-cell office:value-type="string" calcext:value-type="string">
            <text:p>http://digitalcommons.wayne.edu/oa_dissertations/550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JP1</text:p>
          </table:table-cell>
          <table:table-cell office:value-type="float" office:value="7082" calcext:value-type="float">
            <text:p>7082</text:p>
          </table:table-cell>
          <table:table-cell office:value-type="string" calcext:value-type="string">
            <text:p><text:a xlink:href="http://www.ncbi.nlm.nih.gov/gene/7082" xlink:type="simple">http://www.ncbi.nlm.nih.gov/gene/7082</text:a></text:p>
          </table:table-cell>
          <table:table-cell office:value-type="string" calcext:value-type="string">
            <text:p>yeast Two Hybrid Test </text:p>
          </table:table-cell>
          <table:table-cell office:value-type="string" calcext:value-type="string">
            <text:p>Flavivirus NS5 associates with host-cell proteins zonula occludens-1 (ZO-1) and regulating synaptic membrane exocytosis-2 (RIMS2) via an internal PDZ binding mechanism.</text:p>
          </table:table-cell>
          <table:table-cell office:value-type="string" calcext:value-type="string">
            <text:p>PMID:1919983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FNAR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http://www.ncbi.nlm.nih.gov/gene/3455</text:p>
          </table:table-cell>
          <table:table-cell office:value-type="string" calcext:value-type="string">
            <text:p>yeast Two Hybrid Test &amp; Jak-STATpathway</text:p>
          </table:table-cell>
          <table:table-cell office:value-type="string" calcext:value-type="string">
            <text:p>Molecular characterization of the interaction between Tick-borne encephalitis virus NS5 protein and the interferon </text:p>
          </table:table-cell>
          <table:table-cell office:value-type="string" calcext:value-type="string">
            <text:p>Http://www.mimersbrunn.se:8097/article?id=2215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FNGR1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<text:a xlink:href="http://www.ncbi.nlm.nih.gov/gene/3459" xlink:type="simple">http://www.ncbi.nlm.nih.gov/gene/3459</text:a></text:p>
          </table:table-cell>
          <table:table-cell office:value-type="string" calcext:value-type="string">
            <text:p>yeast Two Hybrid Test &amp; Jak-STATpathway</text:p>
          </table:table-cell>
          <table:table-cell office:value-type="string" calcext:value-type="string">
            <text:p>Molecular characterization of the interaction between Tick-borne encephalitis virus NS5 protein and the interferon </text:p>
          </table:table-cell>
          <table:table-cell office:value-type="string" calcext:value-type="string">
            <text:p>Http://www.mimersbrunn.se:8097/article?id=2215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engue-Human Ppis from DenvInt</text:p>
          </table:table-cell>
          <table:table-cell table:style-name="ce6"/>
          <table:table-cell office:value-type="string" calcext:value-type="string">
            <text:p>NS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FNGR2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<text:a xlink:href="http://www.ncbi.nlm.nih.gov/gene/3460" xlink:type="simple">http://www.ncbi.nlm.nih.gov/gene/3460</text:a></text:p>
          </table:table-cell>
          <table:table-cell office:value-type="string" calcext:value-type="string">
            <text:p>yeast Two Hybrid Test &amp; Jak-STATpathway</text:p>
          </table:table-cell>
          <table:table-cell office:value-type="string" calcext:value-type="string">
            <text:p>Molecular characterization of the interaction between Tick-borne encephalitis virus NS5 protein and the interferon </text:p>
          </table:table-cell>
          <table:table-cell office:value-type="string" calcext:value-type="string">
            <text:p>Http://www.mimersbrunn.se:8097/article?id=22156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Virus Protein</text:p>
          </table:table-cell>
          <table:table-cell table:style-name="ce1" office:value-type="string" calcext:value-type="string">
            <text:p>Host / Environment</text:p>
          </table:table-cell>
          <table:table-cell table:style-name="ce1" office:value-type="string" calcext:value-type="string">
            <text:p>Host/Environment protein</text:p>
          </table:table-cell>
          <table:table-cell table:style-name="ce1" office:value-type="string" calcext:value-type="string">
            <text:p>Gene Symbol (if present)</text:p>
          </table:table-cell>
          <table:table-cell table:style-name="ce1" office:value-type="string" calcext:value-type="string">
            <text:p>NCBI (if present)</text:p>
          </table:table-cell>
          <table:table-cell table:style-name="ce1" office:value-type="string" calcext:value-type="string">
            <text:p>Method (if present)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ubmed ID (if present)</text:p>
          </table:table-cell>
          <table:table-cell table:style-name="ce1" table:number-columns-repeated="1014"/>
        </table:table-row>
        <table:table-row table:style-name="ro1" table:number-rows-repeated="34">
          <table:table-cell/>
          <table:table-cell table:style-name="ce6" table:number-columns-repeated="2"/>
          <table:table-cell/>
          <table:table-cell table:style-name="ce6" table:number-columns-repeated="6"/>
          <table:table-cell table:number-columns-repeated="1014"/>
        </table:table-row>
        <table:table-row table:style-name="ro13">
          <table:table-cell table:style-name="ce3" office:value-type="string" calcext:value-type="string">
            <text:p>HDAC4</text:p>
          </table:table-cell>
          <table:table-cell office:value-type="string" calcext:value-type="string">
            <text:p>YWHAZ</text:p>
          </table:table-cell>
          <table:table-cell office:value-type="string" calcext:value-type="string">
            <text:p>UniProt<text:a xlink:href="https://www.uniprot.org/uniprot/P56524" xlink:type="simple">P56524</text:a></text:p>
          </table:table-cell>
          <table:table-cell table:style-name="ce3" office:value-type="string" calcext:value-type="string">
            <text:p>UniProt<text:a xlink:href="https://www.uniprot.org/uniprot/P63104" xlink:type="simple">P63104</text:a></text:p>
          </table:table-cell>
          <table:table-cell office:value-type="string" calcext:value-type="string">
            <text:p><text:a xlink:href="https://www.ebi.ac.uk/ols/ontologies/mi/terms?iri=http%3A%2F%2Fpurl.obolibrary.org%2Fobo%2FMI_0326&amp;viewMode=All&amp;siblings=false" xlink:type="simple">protein</text:a></text:p>
          </table:table-cell>
          <table:table-cell office:value-type="string" calcext:value-type="string">
            <text:p><text:a xlink:href="https://www.ebi.ac.uk/ols/ontologies/mi/terms?iri=http%3A%2F%2Fpurl.obolibrary.org%2Fobo%2FMI_0326&amp;viewMode=All&amp;siblings=false" xlink:type="simple">protein</text:a></text:p>
          </table:table-cell>
          <table:table-cell office:value-type="string" calcext:value-type="string">
            <text:p><text:a xlink:href="https://www.uniprot.org/taxonomy/9606" xlink:type="simple">Homo sapiens</text:a></text:p>
          </table:table-cell>
          <table:table-cell office:value-type="string" calcext:value-type="string">
            <text:p><text:a xlink:href="https://www.uniprot.org/taxonomy/9606" xlink:type="simple">Homo sapiens</text:a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✔️</text:p>
          </table:table-cell>
          <table:table-cell table:style-name="ce3" office:value-type="string" calcext:value-type="string">
            <text:p><text:a xlink:href="https://www.ebi.ac.uk/ols/ontologies/mi/terms?iri=http%3A%2F%2Fpurl.obolibrary.org%2Fobo%2FMI_0018&amp;viewMode=All&amp;siblings=false" xlink:type="simple">2 hybrid</text:a></text:p>
          </table:table-cell>
          <table:table-cell table:style-name="ce3" office:value-type="string" calcext:value-type="string">
            <text:p><text:a xlink:href="https://europepmc.org/article/MED/15964851" xlink:type="simple">15964851</text:a><text:a xlink:href="https://www.doi.org/10.1074/jbc.M500295200" xlink:type="simple">10.1074/jbc.M500295200</text:a></text:p>
          </table:table-cell>
          <table:table-cell table:style-name="ce3" office:value-type="string" calcext:value-type="string">
            <text:p><text:a xlink:href="https://www.ebi.ac.uk/ols/ontologies/mi/terms?iri=http%3A%2F%2Fpurl.obolibrary.org%2Fobo%2FMI_0915&amp;viewMode=All&amp;siblings=false" xlink:type="simple">physical association</text:a></text:p>
          </table:table-cell>
          <table:table-cell table:style-name="ce3" office:value-type="string" calcext:value-type="string">
            <text:p><text:a xlink:href="https://www.ebi.ac.uk/intact/details/interaction/EBI-7661511" xlink:type="simple">EBI-7661511</text:a></text:p>
          </table:table-cell>
          <table:table-cell table:style-name="ce3" office:value-type="string" calcext:value-type="string">
            <text:p>MINT</text:p>
          </table:table-cell>
          <table:table-cell table:style-name="ce3" office:value-type="string" calcext:value-type="string">
            <text:p><text:a xlink:href="https://www.ebi.ac.uk/intact/documentation/docs#interaction_scoring" xlink:type="simple">MI Score:0.81</text:a></text:p>
          </table:table-cell>
          <table:table-cell table:style-name="ce6" office:value-type="string" calcext:value-type="string">
            <text:p/>
          </table:table-cell>
          <table:table-cell table:style-name="ce3" office:value-type="string" calcext:value-type="string">
            <text:p><text:a xlink:href="https://www.ebi.ac.uk/ols/ontologies/mi/terms?iri=http%3A%2F%2Fpurl.obolibrary.org%2Fobo%2FMI_0499&amp;viewMode=All&amp;siblings=false" xlink:type="simple">unspecified role</text:a></text:p>
          </table:table-cell>
          <table:table-cell table:style-name="ce3" office:value-type="string" calcext:value-type="string">
            <text:p><text:a xlink:href="https://www.ebi.ac.uk/ols/ontologies/mi/terms?iri=http%3A%2F%2Fpurl.obolibrary.org%2Fobo%2FMI_0499&amp;viewMode=All&amp;siblings=false" xlink:type="simple">unspecified role</text:a></text:p>
          </table:table-cell>
          <table:table-cell table:style-name="ce3" office:value-type="string" calcext:value-type="string">
            <text:p><text:a xlink:href="https://www.ebi.ac.uk/ols/ontologies/mi/terms?iri=http%3A%2F%2Fpurl.obolibrary.org%2Fobo%2FMI_0499&amp;viewMode=All&amp;siblings=false" xlink:type="simple">unspecified role</text:a></text:p>
          </table:table-cell>
          <table:table-cell table:style-name="ce3" office:value-type="string" calcext:value-type="string">
            <text:p><text:a xlink:href="https://www.ebi.ac.uk/ols/ontologies/mi/terms?iri=http%3A%2F%2Fpurl.obolibrary.org%2Fobo%2FMI_0499&amp;viewMode=All&amp;siblings=false" xlink:type="simple">unspecified role</text:a></text:p>
          </table:table-cell>
          <table:table-cell table:style-name="ce3" office:value-type="string" calcext:value-type="string">
            <text:p><text:a xlink:href="https://www.ebi.ac.uk/ols/ontologies/mi/terms?obo_id=MI:0345" xlink:type="simple">author assigned name</text:a>HDAC4_HUMAN<text:a xlink:href="https://www.ebi.ac.uk/ols/ontologies/mi/terms?obo_id=MI:0301" xlink:type="simple">gene name</text:a>HDAC4Show more (1)</text:p>
          </table:table-cell>
          <table:table-cell table:style-name="ce3" office:value-type="string" calcext:value-type="string">
            <text:p><text:a xlink:href="https://www.ebi.ac.uk/ols/ontologies/mi/terms?obo_id=MI:0345" xlink:type="simple">author assigned name</text:a>1433Z_HUMAN<text:a xlink:href="https://www.ebi.ac.uk/ols/ontologies/mi/terms?obo_id=MI:0302" xlink:type="simple">gene name synonym</text:a>Protein kinase C inhibitor protein 1Show more (1)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7" office:value-type="string" calcext:value-type="string">
            <text:p> commenthomomint commentdominoShow more (1)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 <text:a xlink:href="https://www.ebi.ac.uk/intact/details/interaction/EBI-20626768" xlink:type="simple"> </text:a></text:p>
          </table:table-cell>
          <table:table-cell office:value-type="string" calcext:value-type="string">
            <text:p>CLN6</text:p>
          </table:table-cell>
          <table:table-cell office:value-type="string" calcext:value-type="string">
            <text:p>polg_zikvk</text:p>
          </table:table-cell>
          <table:table-cell table:style-name="ce3" office:value-type="string" calcext:value-type="string">
            <text:p>UniProt<text:a xlink:href="https://www.uniprot.org/uniprot/Q9NWW5" xlink:type="simple">Q9NWW5</text:a></text:p>
          </table:table-cell>
          <table:table-cell office:value-type="string" calcext:value-type="string">
            <text:p>UniProt<text:a xlink:href="https://www.uniprot.org/uniprot/A0A142I5B9" xlink:type="simple">A0A142I5B9</text:a></text:p>
          </table:table-cell>
          <table:table-cell office:value-type="string" calcext:value-type="string">
            <text:p><text:a xlink:href="https://www.ebi.ac.uk/ols/ontologies/mi/terms?iri=http%3A%2F%2Fpurl.obolibrary.org%2Fobo%2FMI_0326&amp;viewMode=All&amp;siblings=false" xlink:type="simple">protein</text:a></text:p>
          </table:table-cell>
          <table:table-cell office:value-type="string" calcext:value-type="string">
            <text:p><text:a xlink:href="https://www.ebi.ac.uk/ols/ontologies/mi/terms?iri=http%3A%2F%2Fpurl.obolibrary.org%2Fobo%2FMI_0326&amp;viewMode=All&amp;siblings=false" xlink:type="simple">protein</text:a></text:p>
          </table:table-cell>
          <table:table-cell office:value-type="string" calcext:value-type="string">
            <text:p><text:a xlink:href="https://www.uniprot.org/taxonomy/9606" xlink:type="simple">Homo sapiens</text:a></text:p>
          </table:table-cell>
          <table:table-cell office:value-type="string" calcext:value-type="string">
            <text:p><text:a xlink:href="https://www.uniprot.org/taxonomy/2316109" xlink:type="simple">Zika virus (isolate ZIKV/Human/Cambodia/FSS13025/2010)</text:a></text:p>
          </table:table-cell>
          <table:table-cell office:value-type="string" calcext:value-type="string">
            <text:p><text:a xlink:href="https://www.uniprot.org/taxonomy/9606" xlink:type="simple">Human caucasian neuroblastoma cell line</text:a></text:p>
          </table:table-cell>
          <table:table-cell table:style-name="ce3" office:value-type="string" calcext:value-type="string">
            <text:p>✔️</text:p>
          </table:table-cell>
          <table:table-cell table:style-name="ce3" office:value-type="string" calcext:value-type="string">
            <text:p><text:a xlink:href="https://www.ebi.ac.uk/ols/ontologies/mi/terms?iri=http%3A%2F%2Fpurl.obolibrary.org%2Fobo%2FMI_0007&amp;viewMode=All&amp;siblings=false" xlink:type="simple">anti tag coip</text:a></text:p>
          </table:table-cell>
          <table:table-cell table:number-columns-repeated="1012"/>
        </table:table-row>
        <table:table-row table:style-name="ro1" table:number-rows-repeated="424">
          <table:table-cell/>
          <table:table-cell table:style-name="ce6" table:number-columns-repeated="2"/>
          <table:table-cell/>
          <table:table-cell table:style-name="ce6" table:number-columns-repeated="6"/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/>
          <table:table-cell table:style-name="ce6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10:08:29.571109370</meta:creation-date>
    <dc:date>2022-07-06T16:29:49.119716788</dc:date>
    <meta:editing-duration>PT3H57M39S</meta:editing-duration>
    <meta:editing-cycles>1</meta:editing-cycles>
    <meta:document-statistic meta:table-count="1" meta:cell-count="7848" meta:object-count="0"/>
    <meta:generator>LibreOffice/5.1.6.2$Linux_X86_64 LibreOffice_project/10m0$Build-2</meta:generator>
  </office:meta>
</office:document-meta>
</file>